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in"/>
    </style:style>
    <style:style style:name="co2" style:family="table-column">
      <style:table-column-properties fo:break-before="auto" style:column-width="1.199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516in"/>
    </style:style>
    <style:style style:name="co5" style:family="table-column">
      <style:table-column-properties fo:break-before="auto" style:column-width="1.6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5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37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" style:family="table-cell" style:parent-style-name="Default" style:data-style-name="N139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 style:data-style-name="N140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 style:data-style-name="N138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1" style:family="table-cell" style:parent-style-name="Default" style:data-style-name="N10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 style:data-style-name="N130"/>
    <style:style style:name="ce49" style:family="table-cell" style:parent-style-name="Default" style:data-style-name="N130">
      <style:table-cell-properties fo:background-color="#dddddd"/>
    </style:style>
    <style:style style:name="ce50" style:family="table-cell" style:parent-style-name="Default" style:data-style-name="N138"/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3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7" style:family="table-cell" style:parent-style-name="Default" style:data-style-name="N137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 style:data-style-name="N130">
      <style:text-properties fo:font-weight="bold" style:font-weight-asian="bold" style:font-weight-complex="bold"/>
    </style:style>
    <style:style style:name="ce19" style:family="table-cell" style:parent-style-name="Default" style:data-style-name="N130">
      <style:text-properties fo:font-style="italic" style:font-style-asian="italic" style:font-style-complex="italic"/>
    </style:style>
    <style:style style:name="ce6" style:family="table-cell" style:parent-style-name="Default" style:data-style-name="N132"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 style:data-style-name="N137">
      <style:text-properties fo:font-weight="bold" style:font-weight-asian="bold" style:font-weight-complex="bold"/>
    </style:style>
    <style:style style:name="ce22" style:family="table-cell" style:parent-style-name="Default" style:data-style-name="N137"/>
    <style:style style:name="ce23" style:family="table-cell" style:parent-style-name="Default" style:data-style-name="N137">
      <style:text-properties fo:font-style="italic" style:font-style-asian="italic" style:font-style-complex="italic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32"/>
    <style:style style:name="ce26" style:family="table-cell" style:parent-style-name="Default" style:data-style-name="N133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29" style:family="table-cell" style:parent-style-name="Default" style:data-style-name="N137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30" style:family="table-cell" style:parent-style-name="Default" style:data-style-name="N137">
      <style:table-cell-properties fo:border-bottom="none" fo:background-color="#dddddd" fo:border-left="0.74pt solid #000000" fo:border-right="none" fo:border-top="0.74pt solid #000000"/>
      <style:text-properties fo:font-style="normal" style:font-style-asian="normal" style:font-style-complex="normal"/>
    </style:style>
    <style:style style:name="ce31" style:family="table-cell" style:parent-style-name="Default" style:data-style-name="N137">
      <style:table-cell-properties fo:border-bottom="none" fo:background-color="#cccccc" fo:border-left="0.74pt solid #000000" fo:border-right="none" fo:border-top="none"/>
      <style:text-properties fo:font-style="normal" style:font-style-asian="normal" style:font-style-complex="normal"/>
    </style:style>
    <style:style style:name="ce32" style:family="table-cell" style:parent-style-name="Default" style:data-style-name="N137">
      <style:table-cell-properties fo:border-bottom="none" fo:background-color="#dddddd" fo:border-left="0.74pt solid #000000" fo:border-right="none" fo:border-top="none"/>
      <style:text-properties fo:font-style="normal" style:font-style-asian="normal" style:font-style-complex="normal"/>
    </style:style>
    <style:style style:name="ce33" style:family="table-cell" style:parent-style-name="Default" style:data-style-name="N137">
      <style:table-cell-properties fo:border-bottom="0.74pt solid #000000" fo:background-color="#cccccc" fo:border-left="0.74pt solid #000000" fo:border-right="none" fo:border-top="none"/>
      <style:text-properties fo:font-style="normal" style:font-style-asian="normal" style:font-style-complex="normal"/>
    </style:style>
    <style:style style:name="ce34" style:family="table-cell" style:parent-style-name="Default" style:data-style-name="N137">
      <style:text-properties fo:font-style="normal" style:font-style-asian="normal" style:font-style-complex="normal"/>
    </style:style>
    <style:style style:name="ce35" style:family="table-cell" style:parent-style-name="Default" style:data-style-name="N10">
      <style:table-cell-properties fo:border-bottom="none" fo:background-color="#dddddd" fo:border-left="none" fo:border-right="0.74pt solid #000000" fo:border-top="0.74pt solid #000000"/>
      <style:text-properties fo:font-style="italic" style:font-style-asian="italic" style:font-style-complex="italic"/>
    </style:style>
    <style:style style:name="ce36" style:family="table-cell" style:parent-style-name="Default" style:data-style-name="N10">
      <style:table-cell-properties fo:border-bottom="none" fo:background-color="#cccccc" fo:border-left="none" fo:border-right="0.74pt solid #000000" fo:border-top="none"/>
      <style:text-properties fo:font-style="italic" style:font-style-asian="italic" style:font-style-complex="italic"/>
    </style:style>
    <style:style style:name="ce37" style:family="table-cell" style:parent-style-name="Default" style:data-style-name="N10">
      <style:table-cell-properties fo:border-bottom="none" fo:background-color="#dddddd" fo:border-left="none" fo:border-right="0.74pt solid #000000" fo:border-top="none"/>
      <style:text-properties fo:font-style="italic" style:font-style-asian="italic" style:font-style-complex="italic"/>
    </style:style>
    <style:style style:name="ce38" style:family="table-cell" style:parent-style-name="Default" style:data-style-name="N3">
      <style:table-cell-properties fo:border-bottom="none" fo:background-color="#cccccc" fo:border-left="none" fo:border-right="0.74pt solid #000000" fo:border-top="none"/>
      <style:text-properties fo:font-style="italic" style:font-style-asian="italic" style:font-style-complex="italic"/>
    </style:style>
    <style:style style:name="ce39" style:family="table-cell" style:parent-style-name="Default" style:data-style-name="N3">
      <style:table-cell-properties fo:border-bottom="none" fo:background-color="#dddddd" fo:border-left="none" fo:border-right="0.74pt solid #000000" fo:border-top="none"/>
      <style:text-properties fo:font-style="italic" style:font-style-asian="italic" style:font-style-complex="italic"/>
    </style:style>
    <style:style style:name="ce40" style:family="table-cell" style:parent-style-name="Default" style:data-style-name="N137">
      <style:table-cell-properties fo:border-bottom="0.74pt solid #000000" fo:background-color="#cccccc" fo:border-left="none" fo:border-right="0.74pt solid #000000" fo:border-top="none"/>
      <style:text-properties fo:font-style="italic" style:font-style-asian="italic" style:font-style-complex="italic"/>
    </style:style>
    <style:style style:name="ce41" style:family="table-cell" style:parent-style-name="Default" style:data-style-name="N3"/>
    <style:style style:name="ce42" style:family="table-cell" style:parent-style-name="Default" style:data-style-name="N138">
      <style:text-properties fo:font-style="italic" style:font-style-asian="italic" style:font-style-complex="italic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lantir Technologies Inc.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table:style-name="ce48"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hare</text:p>
          </table:table-cell>
          <table:table-cell table:style-name="ce48" office:value-type="float" office:value="2391" calcext:value-type="float">
            <text:p>2,391</text:p>
          </table:table-cell>
          <table:table-cell office:value-type="string" calcext:value-type="string">
            <text:p>Q425</text:p>
          </table:table-cell>
          <table:table-cell/>
          <table:table-cell office:value-type="string" calcext:value-type="string">
            <text:p>Founded</text:p>
          </table:table-cell>
          <table:table-cell office:value-type="float" office:value="2003" calcext:value-type="float">
            <text:p>2003</text:p>
          </table:table-cell>
          <table:table-cell/>
          <table:table-cell table:style-name="ce51" office:value-type="string" calcext:value-type="string">
            <text:p>-&gt;</text:p>
          </table:table-cell>
          <table:table-cell office:value-type="string" calcext:value-type="string">
            <text:p>as a government software company. Then became B2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C</text:p>
          </table:table-cell>
          <table:table-cell table:style-name="ce48" table:formula="of:=[.E2]*[.E1]" office:value-type="float" office:value="363432" calcext:value-type="float">
            <text:p>363,43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ash</text:p>
          </table:table-cell>
          <table:table-cell table:style-name="ce48" table:formula="of:=+[$Model.M52]+[$Model.M53]" office:value-type="float" office:value="7177.043" calcext:value-type="float">
            <text:p>7,177</text:p>
          </table:table-cell>
          <table:table-cell office:value-type="string" calcext:value-type="string">
            <text:p>Q4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ebt</text:p>
          </table:table-cell>
          <table:table-cell table:style-name="ce48" table:formula="of:=+[$Model.M65]+[$Model.M72]" office:value-type="float" office:value="330.081" calcext:value-type="float">
            <text:p>330</text:p>
          </table:table-cell>
          <table:table-cell office:value-type="string" calcext:value-type="string">
            <text:p>Q4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V</text:p>
          </table:table-cell>
          <table:table-cell table:style-name="ce49" table:formula="of:=+[.E3]-[.E4]+[.E5]" office:value-type="float" office:value="356585.038" calcext:value-type="float">
            <text:p>356,585</text:p>
          </table:table-cell>
          <table:table-cell office:value-type="string" calcext:value-type="string">
            <text:p>+Cap Lease + Op Lease - Cash - Long Term Sec + Tot Preferred + NCI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V/R</text:p>
          </table:table-cell>
          <table:table-cell table:style-name="ce50" table:formula="of:=+[.E6]/(SUM([$Model.J18:.M18]))" office:value-type="float" office:value="79.6759021004396" calcext:value-type="float">
            <text:p>80x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<text:a xlink:href="mailto:investors@palantir.com" xlink:type="simple">investors@palantir.com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Logistics Saa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3">
          <table:table-cell table:style-name="ce2" office:value-type="string" calcext:value-type="string">
            <text:p>Rule of 40</text:p>
          </table:table-cell>
          <table:table-cell table:style-name="ce5" table:formula="of:=[$Model.M48]" office:value-type="float" office:value="1.26726620015538" calcext:value-type="float">
            <text:p>126.73%</text:p>
          </table:table-cell>
          <table:table-cell table:number-columns-repeated="10"/>
        </table:table-row>
        <table:table-row table:style-name="ro3">
          <table:table-cell table:style-name="ce2" office:value-type="string" calcext:value-type="string">
            <text:p>P/FCF</text:p>
          </table:table-cell>
          <table:table-cell table:style-name="ce8" table:formula="of:=[.E1]/(SUM([$Model.J92:.M92])/[$Model.M34])" office:value-type="float" office:value="172.716132591898" calcext:value-type="float">
            <text:p>172.72x</text:p>
          </table:table-cell>
          <table:table-cell table:number-columns-repeated="10"/>
        </table:table-row>
        <table:table-row table:style-name="ro3">
          <table:table-cell table:style-name="ce2" office:value-type="string" calcext:value-type="string">
            <text:p>P/E</text:p>
          </table:table-cell>
          <table:table-cell table:style-name="ce9" table:formula="of:=[.E1]/[$Model.Z33]" office:value-type="float" office:value="230.914188391378" calcext:value-type="float">
            <text:p>231x</text:p>
          </table:table-cell>
          <table:table-cell table:number-columns-repeated="10"/>
        </table:table-row>
        <table:table-row table:style-name="ro3">
          <table:table-cell table:style-name="ce2" office:value-type="string" calcext:value-type="string">
            <text:p>EV/EBITDA</text:p>
          </table:table-cell>
          <table:table-cell table:style-name="ce10" table:formula="of:=[.E6]/([$Model.Z25]+[$Model.Z79])" office:value-type="float" office:value="247.568325754157" calcext:value-type="float">
            <text:p>248x</text:p>
          </table:table-cell>
          <table:table-cell table:number-columns-repeated="10"/>
        </table:table-row>
        <table:table-row table:style-name="ro3">
          <table:table-cell table:style-name="ce2" office:value-type="string" calcext:value-type="string">
            <text:p>EV/FCF</text:p>
          </table:table-cell>
          <table:table-cell table:style-name="ce10" table:formula="of:=[.E6]/(SUM([$Model.J92:.M92]))" office:value-type="float" office:value="169.753009005475" calcext:value-type="float">
            <text:p>170x</text:p>
          </table:table-cell>
          <table:table-cell table:number-columns-repeated="10"/>
        </table:table-row>
        <table:table-row table:style-name="ro3">
          <table:table-cell table:style-name="ce2" office:value-type="string" calcext:value-type="string">
            <text:p>Inc Margin</text:p>
          </table:table-cell>
          <table:table-cell table:style-name="ce11" table:formula="of:=+(([$Model.M25]+[$Model.L25]+[$Model.K25]+[$Model.J25])-([$Model.I25]+[$Model.H25]+[$Model.G25]+[$Model.F25]))/(([$Model.M18]+[$Model.L18]+[$Model.K18]+[$Model.J18])-([$Model.I18]+[$Model.H18]+[$Model.G18]+[$Model.F18]))" office:value-type="percentage" office:value="0.685618132883461" calcext:value-type="percentage">
            <text:p>69%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45" office:value-type="string" calcext:value-type="string">
            <text:p><text:span text:style-name="T1">Foundry</text:span> (data management, logic authoring, mapping development through Ontology and workflow development)</text:p>
          </table:table-cell>
          <table:table-cell table:number-columns-repeated="11"/>
        </table:table-row>
        <table:table-row table:style-name="ro1">
          <table:table-cell table:style-name="ce45" office:value-type="string" calcext:value-type="string">
            <text:p><text:span text:style-name="T1">Apollo</text:span> (platform do manage the underlying infrastructure of the platform)</text:p>
          </table:table-cell>
          <table:table-cell table:number-columns-repeated="11"/>
        </table:table-row>
        <table:table-row table:style-name="ro1">
          <table:table-cell table:style-name="ce45" office:value-type="string" calcext:value-type="string">
            <text:p><text:span text:style-name="T1">AIP</text:span> (AI Platform, provides source connectivity to third party LLMs), born in 2013</text:p>
          </table:table-cell>
          <table:table-cell table:number-columns-repeated="11"/>
        </table:table-row>
        <table:table-row table:style-name="ro1">
          <table:table-cell table:style-name="ce45" office:value-type="string" calcext:value-type="string">
            <text:p><text:span text:style-name="T1">Gotham</text:span> (integrated with the defence offerings, to power missions across allied defenses and intelligence operations)</text:p>
          </table:table-cell>
          <table:table-cell table:number-columns-repeated="11"/>
        </table:table-row>
        <table:table-row table:style-name="ro1">
          <table:table-cell/>
          <table:table-cell table:style-name="ce47" office:value-type="string" calcext:value-type="string">
            <text:p>-&gt;</text:p>
          </table:table-cell>
          <table:table-cell office:value-type="string" calcext:value-type="string">
            <text:p>used in all conflicts where the US are involved</text:p>
          </table:table-cell>
          <table:table-cell table:number-columns-repeated="7"/>
          <table:table-cell office:value-type="string" calcext:value-type="string">
            <text:p>ShipOS (US Navy)</text:p>
          </table:table-cell>
          <table:table-cell/>
        </table:table-row>
        <table:table-row table:style-name="ro1">
          <table:table-cell/>
          <table:table-cell table:style-name="ce47" office:value-type="string" calcext:value-type="string">
            <text:p>-&gt;</text:p>
          </table:table-cell>
          <table:table-cell office:value-type="string" calcext:value-type="string">
            <text:p>used broadly in government functions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ce47"/>
          <table:table-cell table:number-columns-repeated="10"/>
        </table:table-row>
        <table:table-row table:style-name="ro1">
          <table:table-cell office:value-type="string" calcext:value-type="string">
            <text:p><text:span text:style-name="T2">Ontology</text:span>, is the aggregation of all the data in a meaningful context. To create a shared understanding across all users in a certain ecosystem</text:p>
          </table:table-cell>
          <table:table-cell table:style-name="ce47"/>
          <table:table-cell table:number-columns-repeated="10"/>
        </table:table-row>
        <table:table-row table:style-name="ro1">
          <table:table-cell table:style-name="ce46" office:value-type="string" calcext:value-type="string">
            <text:p>with it it will be possible to integrate logic and action in a decision tree where data engineers can integrate more data to the context.</text:p>
          </table:table-cell>
          <table:table-cell table:style-name="ce46"/>
          <table:table-cell table:number-columns-repeated="10"/>
        </table:table-row>
        <table:table-row table:style-name="ro1">
          <table:table-cell office:value-type="string" calcext:value-type="string">
            <text:p>with AIP, trusted data can be integrated into the <text:span text:style-name="T3">Ontology</text:span> and help drive crucial decisions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im</text:p>
          </table:table-cell>
          <table:table-cell office:value-type="string" calcext:value-type="string">
            <text:p>Generalizable artificail intelligence platform</text:p>
          </table:table-cell>
          <table:table-cell table:number-columns-repeated="10"/>
        </table:table-row>
      </table:table>
      <table:table table:name="Model" table:style-name="ta1">
        <office:forms form:automatic-focus="false" form:apply-design-mode="false"/>
        <table:table-column table:style-name="co5" table:default-cell-style-name="Default"/>
        <table:table-column table:style-name="co3" table:number-columns-repeated="114" table:default-cell-style-name="ce48"/>
        <table:table-column table:style-name="co3" table:number-columns-repeated="16269"/>
        <table:table-row table:style-name="ro1">
          <table:table-cell table:style-name="ce15" office:value-type="string" calcext:value-type="string">
            <text:p><text:a xlink:href="../PLTR.ods#Main" xlink:type="simple">Main</text:a></text:p>
          </table:table-cell>
          <table:table-cell table:style-name="ce26" office:value-type="date" office:date-value="2026-03-23" calcext:value-type="date">
            <text:p>03/23</text:p>
          </table:table-cell>
          <table:table-cell table:style-name="ce26" office:value-type="date" office:date-value="2026-06-23" calcext:value-type="date">
            <text:p>06/23</text:p>
          </table:table-cell>
          <table:table-cell table:style-name="ce26" office:value-type="date" office:date-value="2026-09-23" calcext:value-type="date">
            <text:p>09/23</text:p>
          </table:table-cell>
          <table:table-cell table:style-name="ce26" office:value-type="date" office:date-value="2026-12-23" calcext:value-type="date">
            <text:p>12/23</text:p>
          </table:table-cell>
          <table:table-cell table:style-name="ce26" office:value-type="date" office:date-value="2026-03-24" calcext:value-type="date">
            <text:p>03/24</text:p>
          </table:table-cell>
          <table:table-cell table:style-name="ce26" office:value-type="date" office:date-value="2026-06-24" calcext:value-type="date">
            <text:p>06/24</text:p>
          </table:table-cell>
          <table:table-cell table:style-name="ce26" office:value-type="date" office:date-value="2026-09-24" calcext:value-type="date">
            <text:p>09/24</text:p>
          </table:table-cell>
          <table:table-cell table:style-name="ce26" office:value-type="date" office:date-value="2026-12-24" calcext:value-type="date">
            <text:p>12/24</text:p>
          </table:table-cell>
          <table:table-cell table:style-name="ce26" office:value-type="date" office:date-value="2026-03-25" calcext:value-type="date">
            <text:p>03/25</text:p>
          </table:table-cell>
          <table:table-cell table:style-name="ce26" office:value-type="date" office:date-value="2026-06-25" calcext:value-type="date">
            <text:p>06/25</text:p>
          </table:table-cell>
          <table:table-cell table:style-name="ce26" office:value-type="date" office:date-value="2026-08-25" calcext:value-type="date">
            <text:p>08/25</text:p>
          </table:table-cell>
          <table:table-cell table:style-name="ce26" office:value-type="date" office:date-value="2026-12-25" calcext:value-type="date">
            <text:p>12/25</text:p>
          </table:table-cell>
          <table:table-cell table:style-name="ce26" table:number-columns-repeated="7"/>
          <table:table-cell table:style-name="ce26" office:value-type="date" office:date-value="2026-12-20" calcext:value-type="date">
            <text:p>12/20</text:p>
          </table:table-cell>
          <table:table-cell table:style-name="ce26" office:value-type="date" office:date-value="2026-12-21" calcext:value-type="date">
            <text:p>12/21</text:p>
          </table:table-cell>
          <table:table-cell table:style-name="ce26" office:value-type="date" office:date-value="2026-12-22" calcext:value-type="date">
            <text:p>12/22</text:p>
          </table:table-cell>
          <table:table-cell table:style-name="ce26" office:value-type="date" office:date-value="2026-12-23" calcext:value-type="date">
            <text:p>12/23</text:p>
          </table:table-cell>
          <table:table-cell table:style-name="ce26" office:value-type="date" office:date-value="2026-12-24" calcext:value-type="date">
            <text:p>12/24</text:p>
          </table:table-cell>
          <table:table-cell table:style-name="ce26" office:value-type="date" office:date-value="2026-12-25" calcext:value-type="date">
            <text:p>12/25</text:p>
          </table:table-cell>
          <table:table-cell table:style-name="ce26" office:value-type="date" office:date-value="2026-12-26" calcext:value-type="date">
            <text:p>12/26</text:p>
          </table:table-cell>
          <table:table-cell table:style-name="ce26" office:value-type="date" office:date-value="2026-12-27" calcext:value-type="date">
            <text:p>12/27</text:p>
          </table:table-cell>
          <table:table-cell table:style-name="ce26" office:value-type="date" office:date-value="2026-12-28" calcext:value-type="date">
            <text:p>12/28</text:p>
          </table:table-cell>
          <table:table-cell table:style-name="ce26" office:value-type="date" office:date-value="2026-12-29" calcext:value-type="date">
            <text:p>12/29</text:p>
          </table:table-cell>
          <table:table-cell table:style-name="ce26" office:value-type="date" office:date-value="2026-12-30" calcext:value-type="date">
            <text:p>12/30</text:p>
          </table:table-cell>
          <table:table-cell table:style-name="ce26" office:value-type="date" office:date-value="2026-12-31" calcext:value-type="date">
            <text:p>12/31</text:p>
          </table:table-cell>
          <table:table-cell table:style-name="ce26" table:number-columns-repeated="16352"/>
        </table:table-row>
        <table:table-row table:style-name="ro1">
          <table:table-cell table:style-name="ce47"/>
          <table:table-cell table:style-name="ce27" office:value-type="string" calcext:value-type="string">
            <text:p>Q123</text:p>
          </table:table-cell>
          <table:table-cell table:style-name="ce27" office:value-type="string" calcext:value-type="string">
            <text:p>Q223</text:p>
          </table:table-cell>
          <table:table-cell table:style-name="ce27" office:value-type="string" calcext:value-type="string">
            <text:p>Q323</text:p>
          </table:table-cell>
          <table:table-cell table:style-name="ce27" office:value-type="string" calcext:value-type="string">
            <text:p>Q423</text:p>
          </table:table-cell>
          <table:table-cell table:style-name="ce47" office:value-type="string" calcext:value-type="string">
            <text:p>Q124</text:p>
          </table:table-cell>
          <table:table-cell table:style-name="ce47" office:value-type="string" calcext:value-type="string">
            <text:p>Q224</text:p>
          </table:table-cell>
          <table:table-cell table:style-name="ce47" office:value-type="string" calcext:value-type="string">
            <text:p>Q324</text:p>
          </table:table-cell>
          <table:table-cell table:style-name="ce47" office:value-type="string" calcext:value-type="string">
            <text:p>Q424</text:p>
          </table:table-cell>
          <table:table-cell table:style-name="ce47" office:value-type="string" calcext:value-type="string">
            <text:p>Q125</text:p>
          </table:table-cell>
          <table:table-cell table:style-name="ce47" office:value-type="string" calcext:value-type="string">
            <text:p>Q225</text:p>
          </table:table-cell>
          <table:table-cell table:style-name="ce47" office:value-type="string" calcext:value-type="string">
            <text:p>Q325</text:p>
          </table:table-cell>
          <table:table-cell table:style-name="ce47" office:value-type="string" calcext:value-type="string">
            <text:p>Q425</text:p>
          </table:table-cell>
          <table:table-cell table:style-name="ce47" office:value-type="string" calcext:value-type="string">
            <text:p>Q126</text:p>
            <draw:line draw:z-index="0" draw:name="Line 1" draw:style-name="gr1" draw:text-style-name="P1" svg:x1="0.0807in" svg:y1="0.0732in" svg:x2="0.0909in" svg:y2="10.8445in">
              <text:p/>
            </draw:line>
          </table:table-cell>
          <table:table-cell table:style-name="ce47" office:value-type="string" calcext:value-type="string">
            <text:p>Q226</text:p>
          </table:table-cell>
          <table:table-cell table:style-name="ce47" office:value-type="string" calcext:value-type="string">
            <text:p>Q326</text:p>
          </table:table-cell>
          <table:table-cell table:style-name="ce47" office:value-type="string" calcext:value-type="string">
            <text:p>Q426</text:p>
          </table:table-cell>
          <table:table-cell table:style-name="ce47" table:number-columns-repeated="3"/>
          <table:table-cell table:style-name="ce47" office:value-type="float" office:value="2020" calcext:value-type="float">
            <text:p>2020</text:p>
          </table:table-cell>
          <table:table-cell table:style-name="ce47" table:formula="of:=+[.U2]+1" office:value-type="float" office:value="2021" calcext:value-type="float">
            <text:p>2021</text:p>
          </table:table-cell>
          <table:table-cell table:style-name="ce47" table:formula="of:=+[.V2]+1" office:value-type="float" office:value="2022" calcext:value-type="float">
            <text:p>2022</text:p>
          </table:table-cell>
          <table:table-cell table:style-name="ce47" table:formula="of:=+[.W2]+1" office:value-type="float" office:value="2023" calcext:value-type="float">
            <text:p>2023</text:p>
          </table:table-cell>
          <table:table-cell table:style-name="ce47" table:formula="of:=+[.X2]+1" office:value-type="float" office:value="2024" calcext:value-type="float">
            <text:p>2024</text:p>
          </table:table-cell>
          <table:table-cell table:style-name="ce47" table:formula="of:=+[.Y2]+1" office:value-type="float" office:value="2025" calcext:value-type="float">
            <text:p>2025</text:p>
          </table:table-cell>
          <table:table-cell table:style-name="ce47" table:formula="of:=+[.Z2]+1" office:value-type="float" office:value="2026" calcext:value-type="float">
            <office:annotation draw:style-name="gr2" svg:width="1.1413in" svg:height="0.7083in" svg:x="24.989in" svg:y="0in" draw:caption-point-x="-0.2402in" draw:caption-point-y="0.1819in">
              <dc:creator>Unknown Author</dc:creator>
              <dc:date>2026-03-02T23:01:26</dc:date>
              <text:p>02/03 exp. 7.195,02</text:p>
            </office:annotation>
            <text:p>2026</text:p>
            <draw:line draw:z-index="1" draw:name="Line 2" draw:style-name="gr1" draw:text-style-name="P1" svg:x1="0.1016in" svg:y1="0.0185in" svg:x2="0.1118in" svg:y2="10.7898in">
              <text:p/>
            </draw:line>
          </table:table-cell>
          <table:table-cell table:style-name="ce47" table:formula="of:=+[.AA2]+1" office:value-type="float" office:value="2027" calcext:value-type="float">
            <office:annotation draw:style-name="gr2" svg:width="1.1413in" svg:height="0.7083in" svg:x="25.878in" svg:y="0in" draw:caption-point-x="-0.2402in" draw:caption-point-y="0.1819in">
              <dc:creator>Unknown Author</dc:creator>
              <dc:date>2026-03-02T23:01:47</dc:date>
              <text:p>02/03 exp. 10.336,65</text:p>
              <text:p/>
            </office:annotation>
            <text:p>2027</text:p>
          </table:table-cell>
          <table:table-cell table:style-name="ce47" table:formula="of:=+[.AB2]+1" office:value-type="float" office:value="2028" calcext:value-type="float">
            <office:annotation draw:style-name="gr2" svg:width="1.1413in" svg:height="0.7083in" svg:x="26.7669in" svg:y="0in" draw:caption-point-x="-0.2402in" draw:caption-point-y="0.1819in">
              <dc:creator>Unknown Author</dc:creator>
              <dc:date>2026-03-02T23:02:04</dc:date>
              <text:p>02/03 exp. 14.935,91</text:p>
            </office:annotation>
            <text:p>2028</text:p>
          </table:table-cell>
          <table:table-cell table:style-name="ce47" table:formula="of:=+[.AC2]+1" office:value-type="float" office:value="2029" calcext:value-type="float">
            <text:p>2029</text:p>
          </table:table-cell>
          <table:table-cell table:style-name="ce47" table:formula="of:=+[.AD2]+1" office:value-type="float" office:value="2030" calcext:value-type="float">
            <text:p>2030</text:p>
          </table:table-cell>
          <table:table-cell table:style-name="ce47" table:formula="of:=+[.AE2]+1" office:value-type="float" office:value="2031" calcext:value-type="float">
            <text:p>2031</text:p>
          </table:table-cell>
          <table:table-cell table:style-name="ce47" table:formula="of:=+[.AF2]+1" office:value-type="float" office:value="2032" calcext:value-type="float">
            <text:p>2032</text:p>
          </table:table-cell>
          <table:table-cell table:style-name="ce47" table:formula="of:=+[.AG2]+1" office:value-type="float" office:value="2033" calcext:value-type="float">
            <text:p>2033</text:p>
          </table:table-cell>
          <table:table-cell table:style-name="ce47" table:formula="of:=+[.AH2]+1" office:value-type="float" office:value="2034" calcext:value-type="float">
            <text:p>2034</text:p>
          </table:table-cell>
          <table:table-cell table:style-name="ce47" table:formula="of:=+[.AI2]+1" office:value-type="float" office:value="2035" calcext:value-type="float">
            <text:p>2035</text:p>
          </table:table-cell>
          <table:table-cell table:style-name="ce47" table:number-columns-repeated="16348"/>
        </table:table-row>
        <table:table-row table:style-name="ro1">
          <table:table-cell table:style-name="ce46" office:value-type="string" calcext:value-type="string">
            <text:p>US Commercial Rev 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31" calcext:value-type="float">
            <text:p>131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159" calcext:value-type="float">
            <text:p>159</text:p>
          </table:table-cell>
          <table:table-cell table:style-name="ce47" office:value-type="float" office:value="179" calcext:value-type="float">
            <text:p>179</text:p>
          </table:table-cell>
          <table:table-cell table:style-name="ce47" office:value-type="float" office:value="214" calcext:value-type="float">
            <text:p>214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306" calcext:value-type="float">
            <text:p>306</text:p>
          </table:table-cell>
          <table:table-cell table:style-name="ce47" office:value-type="float" office:value="397" calcext:value-type="float">
            <text:p>397</text:p>
          </table:table-cell>
          <table:table-cell table:style-name="ce47" office:value-type="float" office:value="507" calcext:value-type="float">
            <text:p>507</text:p>
          </table:table-cell>
          <table:table-cell table:style-name="ce47" table:number-columns-repeated="7"/>
          <table:table-cell table:style-name="ce47" office:value-type="float" office:value="99" calcext:value-type="float">
            <text:p>99</text:p>
          </table:table-cell>
          <table:table-cell table:style-name="ce47" office:value-type="float" office:value="201" calcext:value-type="float">
            <text:p>201</text:p>
          </table:table-cell>
          <table:table-cell table:style-name="ce47" office:value-type="float" office:value="335" calcext:value-type="float">
            <text:p>335</text:p>
          </table:table-cell>
          <table:table-cell table:formula="of:=SUM([.B3:.E3])" office:value-type="float" office:value="457" calcext:value-type="float">
            <text:p>457</text:p>
          </table:table-cell>
          <table:table-cell table:formula="of:=SUM([.F3:.I3])" office:value-type="float" office:value="702" calcext:value-type="float">
            <text:p>702</text:p>
          </table:table-cell>
          <table:table-cell table:formula="of:=SUM([.J3:.M3])" office:value-type="float" office:value="1465" calcext:value-type="float">
            <text:p>1,465</text:p>
          </table:table-cell>
          <table:table-cell table:style-name="ce47" table:number-columns-repeated="16358"/>
        </table:table-row>
        <table:table-row table:style-name="ro1">
          <table:table-cell table:style-name="ce16"/>
          <table:table-cell table:style-name="ce28" table:number-columns-repeated="4"/>
          <table:table-cell table:style-name="ce29" table:formula="of:=[.F3]/[.B3]-1" office:value-type="float" office:value="0.401869158878505" calcext:value-type="float">
            <text:p>40.19%</text:p>
          </table:table-cell>
          <table:table-cell table:style-name="ce29" table:formula="of:=[.G3]/[.C3]-1" office:value-type="float" office:value="0.54368932038835" calcext:value-type="float">
            <text:p>54.37%</text:p>
          </table:table-cell>
          <table:table-cell table:style-name="ce29" table:formula="of:=[.H3]/[.D3]-1" office:value-type="float" office:value="0.543103448275862" calcext:value-type="float">
            <text:p>54.31%</text:p>
          </table:table-cell>
          <table:table-cell table:style-name="ce29" table:formula="of:=[.I3]/[.E3]-1" office:value-type="float" office:value="0.633587786259542" calcext:value-type="float">
            <text:p>63.36%</text:p>
          </table:table-cell>
          <table:table-cell table:style-name="ce29" table:formula="of:=[.J3]/[.F3]-1" office:value-type="float" office:value="0.7" calcext:value-type="float">
            <text:p>70.00%</text:p>
          </table:table-cell>
          <table:table-cell table:style-name="ce29" table:formula="of:=[.K3]/[.G3]-1" office:value-type="float" office:value="0.924528301886793" calcext:value-type="float">
            <text:p>92.45%</text:p>
          </table:table-cell>
          <table:table-cell table:style-name="ce29" table:formula="of:=[.L3]/[.H3]-1" office:value-type="float" office:value="1.21787709497207" calcext:value-type="float">
            <text:p>121.79%</text:p>
          </table:table-cell>
          <table:table-cell table:style-name="ce29" table:formula="of:=[.M3]/[.I3]-1" office:value-type="float" office:value="1.36915887850467" calcext:value-type="float">
            <text:p>136.92%</text:p>
          </table:table-cell>
          <table:table-cell table:style-name="ce28" table:number-columns-repeated="8"/>
          <table:table-cell table:style-name="ce29" table:formula="of:=[.V3]/[.U3]-1" office:value-type="float" office:value="1.03030303030303" calcext:value-type="float">
            <text:p>103.03%</text:p>
          </table:table-cell>
          <table:table-cell table:style-name="ce29" table:formula="of:=[.W3]/[.V3]-1" office:value-type="float" office:value="0.666666666666667" calcext:value-type="float">
            <text:p>66.67%</text:p>
          </table:table-cell>
          <table:table-cell table:style-name="ce29" table:formula="of:=[.X3]/[.W3]-1" office:value-type="float" office:value="0.364179104477612" calcext:value-type="float">
            <text:p>36.42%</text:p>
          </table:table-cell>
          <table:table-cell table:style-name="ce29" table:formula="of:=[.Y3]/[.X3]-1" office:value-type="float" office:value="0.536105032822757" calcext:value-type="float">
            <text:p>53.61%</text:p>
          </table:table-cell>
          <table:table-cell table:style-name="ce29" table:formula="of:=[.Z3]/[.Y3]-1" office:value-type="float" office:value="1.08689458689459" calcext:value-type="float">
            <text:p>108.69%</text:p>
          </table:table-cell>
          <table:table-cell table:style-name="ce28" table:number-columns-repeated="16358"/>
        </table:table-row>
        <table:table-row table:style-name="ro1">
          <table:table-cell table:style-name="ce46" office:value-type="string" calcext:value-type="string">
            <text:p>US Gov Rev</text:p>
          </table:table-cell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237" calcext:value-type="float">
            <text:p>237</text:p>
          </table:table-cell>
          <table:table-cell table:style-name="ce47" office:value-type="float" office:value="257" calcext:value-type="float">
            <text:p>257</text:p>
          </table:table-cell>
          <table:table-cell table:style-name="ce47" office:value-type="float" office:value="278" calcext:value-type="float">
            <text:p>278</text:p>
          </table:table-cell>
          <table:table-cell table:style-name="ce47" office:value-type="float" office:value="320" calcext:value-type="float">
            <text:p>320</text:p>
          </table:table-cell>
          <table:table-cell table:style-name="ce47" office:value-type="float" office:value="343" calcext:value-type="float">
            <text:p>343</text:p>
          </table:table-cell>
          <table:table-cell table:style-name="ce47" office:value-type="float" office:value="373" calcext:value-type="float">
            <text:p>373</text:p>
          </table:table-cell>
          <table:table-cell table:style-name="ce47" office:value-type="float" office:value="426" calcext:value-type="float">
            <text:p>426</text:p>
          </table:table-cell>
          <table:table-cell table:style-name="ce47" office:value-type="float" office:value="486" calcext:value-type="float">
            <text:p>486</text:p>
          </table:table-cell>
          <table:table-cell table:style-name="ce47" office:value-type="float" office:value="570" calcext:value-type="float">
            <text:p>570</text:p>
          </table:table-cell>
          <table:table-cell table:style-name="ce47" table:number-columns-repeated="7"/>
          <table:table-cell table:style-name="ce47" office:value-type="float" office:value="474" calcext:value-type="float">
            <text:p>474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826" calcext:value-type="float">
            <text:p>826</text:p>
          </table:table-cell>
          <table:table-cell table:formula="of:=SUM([.B5:.E5])" office:value-type="float" office:value="921" calcext:value-type="float">
            <text:p>921</text:p>
          </table:table-cell>
          <table:table-cell table:formula="of:=SUM([.F5:.I5])" office:value-type="float" office:value="1198" calcext:value-type="float">
            <text:p>1,198</text:p>
          </table:table-cell>
          <table:table-cell table:formula="of:=SUM([.J5:.M5])" office:value-type="float" office:value="1855" calcext:value-type="float">
            <text:p>1,855</text:p>
          </table:table-cell>
          <table:table-cell table:style-name="ce47" table:number-columns-repeated="16358"/>
        </table:table-row>
        <table:table-row table:style-name="ro1">
          <table:table-cell table:style-name="ce16"/>
          <table:table-cell table:style-name="ce28" table:number-columns-repeated="4"/>
          <table:table-cell table:style-name="ce29" table:formula="of:=[.F5]/[.B5]-1" office:value-type="float" office:value="0.117391304347826" calcext:value-type="float">
            <text:p>11.74%</text:p>
          </table:table-cell>
          <table:table-cell table:style-name="ce29" table:formula="of:=[.G5]/[.C5]-1" office:value-type="float" office:value="0.235555555555556" calcext:value-type="float">
            <text:p>23.56%</text:p>
          </table:table-cell>
          <table:table-cell table:style-name="ce29" table:formula="of:=[.H5]/[.D5]-1" office:value-type="float" office:value="0.397379912663755" calcext:value-type="float">
            <text:p>39.74%</text:p>
          </table:table-cell>
          <table:table-cell table:style-name="ce29" table:formula="of:=[.I5]/[.E5]-1" office:value-type="float" office:value="0.447257383966245" calcext:value-type="float">
            <text:p>44.73%</text:p>
          </table:table-cell>
          <table:table-cell table:style-name="ce29" table:formula="of:=[.J5]/[.F5]-1" office:value-type="float" office:value="0.45136186770428" calcext:value-type="float">
            <text:p>45.14%</text:p>
          </table:table-cell>
          <table:table-cell table:style-name="ce29" table:formula="of:=[.K5]/[.G5]-1" office:value-type="float" office:value="0.532374100719425" calcext:value-type="float">
            <text:p>53.24%</text:p>
          </table:table-cell>
          <table:table-cell table:style-name="ce29" table:formula="of:=[.L5]/[.H5]-1" office:value-type="float" office:value="0.51875" calcext:value-type="float">
            <text:p>51.88%</text:p>
          </table:table-cell>
          <table:table-cell table:style-name="ce29" table:formula="of:=[.M5]/[.I5]-1" office:value-type="float" office:value="0.661807580174927" calcext:value-type="float">
            <text:p>66.18%</text:p>
          </table:table-cell>
          <table:table-cell table:style-name="ce28" table:number-columns-repeated="8"/>
          <table:table-cell table:style-name="ce29" table:formula="of:=[.V5]/[.U5]-1" office:value-type="float" office:value="0.432489451476793" calcext:value-type="float">
            <text:p>43.25%</text:p>
          </table:table-cell>
          <table:table-cell table:style-name="ce29" table:formula="of:=[.W5]/[.V5]-1" office:value-type="float" office:value="0.216494845360825" calcext:value-type="float">
            <text:p>21.65%</text:p>
          </table:table-cell>
          <table:table-cell table:style-name="ce29" table:formula="of:=[.X5]/[.W5]-1" office:value-type="float" office:value="0.11501210653753" calcext:value-type="float">
            <text:p>11.50%</text:p>
          </table:table-cell>
          <table:table-cell table:style-name="ce29" table:formula="of:=[.Y5]/[.X5]-1" office:value-type="float" office:value="0.300760043431053" calcext:value-type="float">
            <text:p>30.08%</text:p>
          </table:table-cell>
          <table:table-cell table:style-name="ce29" table:formula="of:=[.Z5]/[.Y5]-1" office:value-type="float" office:value="0.548414023372287" calcext:value-type="float">
            <text:p>54.84%</text:p>
          </table:table-cell>
          <table:table-cell table:style-name="ce28" table:number-columns-repeated="16358"/>
        </table:table-row>
        <table:table-row table:style-name="ro1">
          <table:table-cell table:style-name="ce46" office:value-type="string" calcext:value-type="string">
            <text:p>Commercial Rev</text:p>
          </table:table-cell>
          <table:table-cell table:style-name="ce27" office:value-type="float" office:value="236" calcext:value-type="float">
            <text:p>236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251" calcext:value-type="float">
            <text:p>251</text:p>
          </table:table-cell>
          <table:table-cell table:style-name="ce27" office:value-type="float" office:value="284" calcext:value-type="float">
            <text:p>284</text:p>
          </table:table-cell>
          <table:table-cell table:style-name="ce47" office:value-type="float" office:value="299" calcext:value-type="float">
            <text:p>299</text:p>
          </table:table-cell>
          <table:table-cell table:style-name="ce47" office:value-type="float" office:value="307" calcext:value-type="float">
            <text:p>307</text:p>
          </table:table-cell>
          <table:table-cell table:style-name="ce47" office:value-type="float" office:value="317" calcext:value-type="float">
            <text:p>317</text:p>
          </table:table-cell>
          <table:table-cell table:style-name="ce47" office:value-type="float" office:value="372" calcext:value-type="float">
            <text:p>372</text:p>
          </table:table-cell>
          <table:table-cell table:style-name="ce47" office:value-type="float" office:value="397" calcext:value-type="float">
            <text:p>397</text:p>
          </table:table-cell>
          <table:table-cell table:style-name="ce47" office:value-type="float" office:value="451" calcext:value-type="float">
            <text:p>451</text:p>
          </table:table-cell>
          <table:table-cell table:style-name="ce47" office:value-type="float" office:value="548" calcext:value-type="float">
            <text:p>548</text:p>
          </table:table-cell>
          <table:table-cell table:style-name="ce47" office:value-type="float" office:value="677" calcext:value-type="float">
            <text:p>677</text:p>
          </table:table-cell>
          <table:table-cell table:style-name="ce47" table:number-columns-repeated="7"/>
          <table:table-cell table:style-name="ce47" office:value-type="float" office:value="482" calcext:value-type="float">
            <text:p>482</text:p>
          </table:table-cell>
          <table:table-cell table:style-name="ce47" office:value-type="float" office:value="645" calcext:value-type="float">
            <text:p>645</text:p>
          </table:table-cell>
          <table:table-cell table:style-name="ce47" office:value-type="float" office:value="834" calcext:value-type="float">
            <text:p>834</text:p>
          </table:table-cell>
          <table:table-cell table:formula="of:=SUM([.B7:.E7])" office:value-type="float" office:value="1003" calcext:value-type="float">
            <text:p>1,003</text:p>
          </table:table-cell>
          <table:table-cell table:formula="of:=SUM([.F7:.I7])" office:value-type="float" office:value="1295" calcext:value-type="float">
            <text:p>1,295</text:p>
          </table:table-cell>
          <table:table-cell table:formula="of:=SUM([.J7:.M7])" office:value-type="float" office:value="2073" calcext:value-type="float">
            <text:p>2,073</text:p>
          </table:table-cell>
          <table:table-cell table:style-name="ce47" table:number-columns-repeated="16358"/>
        </table:table-row>
        <table:table-row table:style-name="ro1">
          <table:table-cell table:style-name="ce16"/>
          <table:table-cell table:style-name="ce28" table:number-columns-repeated="4"/>
          <table:table-cell table:style-name="ce29" table:formula="of:=[.F7]/[.B7]-1" office:value-type="float" office:value="0.266949152542373" calcext:value-type="float">
            <text:p>26.69%</text:p>
          </table:table-cell>
          <table:table-cell table:style-name="ce29" table:formula="of:=[.G7]/[.C7]-1" office:value-type="float" office:value="0.323275862068966" calcext:value-type="float">
            <text:p>32.33%</text:p>
          </table:table-cell>
          <table:table-cell table:style-name="ce29" table:formula="of:=[.H7]/[.D7]-1" office:value-type="float" office:value="0.262948207171315" calcext:value-type="float">
            <text:p>26.29%</text:p>
          </table:table-cell>
          <table:table-cell table:style-name="ce29" table:formula="of:=[.I7]/[.E7]-1" office:value-type="float" office:value="0.309859154929578" calcext:value-type="float">
            <text:p>30.99%</text:p>
          </table:table-cell>
          <table:table-cell table:style-name="ce29" table:formula="of:=[.J7]/[.F7]-1" office:value-type="float" office:value="0.327759197324415" calcext:value-type="float">
            <text:p>32.78%</text:p>
          </table:table-cell>
          <table:table-cell table:style-name="ce29" table:formula="of:=[.K7]/[.G7]-1" office:value-type="float" office:value="0.469055374592834" calcext:value-type="float">
            <text:p>46.91%</text:p>
          </table:table-cell>
          <table:table-cell table:style-name="ce29" table:formula="of:=[.L7]/[.H7]-1" office:value-type="float" office:value="0.728706624605678" calcext:value-type="float">
            <text:p>72.87%</text:p>
          </table:table-cell>
          <table:table-cell table:style-name="ce29" table:formula="of:=[.M7]/[.I7]-1" office:value-type="float" office:value="0.81989247311828" calcext:value-type="float">
            <text:p>81.99%</text:p>
          </table:table-cell>
          <table:table-cell table:style-name="ce28" table:number-columns-repeated="8"/>
          <table:table-cell table:style-name="ce29" table:formula="of:=[.V7]/[.U7]-1" office:value-type="float" office:value="0.338174273858921" calcext:value-type="float">
            <text:p>33.82%</text:p>
          </table:table-cell>
          <table:table-cell table:style-name="ce29" table:formula="of:=[.W7]/[.V7]-1" office:value-type="float" office:value="0.293023255813953" calcext:value-type="float">
            <text:p>29.30%</text:p>
          </table:table-cell>
          <table:table-cell table:style-name="ce29" table:formula="of:=[.X7]/[.W7]-1" office:value-type="float" office:value="0.202637889688249" calcext:value-type="float">
            <text:p>20.26%</text:p>
          </table:table-cell>
          <table:table-cell table:style-name="ce29" table:formula="of:=[.Y7]/[.X7]-1" office:value-type="float" office:value="0.291126620139581" calcext:value-type="float">
            <text:p>29.11%</text:p>
          </table:table-cell>
          <table:table-cell table:style-name="ce29" table:formula="of:=[.Z7]/[.Y7]-1" office:value-type="float" office:value="0.600772200772201" calcext:value-type="float">
            <text:p>60.08%</text:p>
          </table:table-cell>
          <table:table-cell table:style-name="ce28" table:number-columns-repeated="16358"/>
        </table:table-row>
        <table:table-row table:style-name="ro1">
          <table:table-cell table:style-name="ce46" office:value-type="string" calcext:value-type="string">
            <text:p>Gov Rev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302" calcext:value-type="float">
            <text:p>302</text:p>
          </table:table-cell>
          <table:table-cell table:style-name="ce27" office:value-type="float" office:value="308" calcext:value-type="float">
            <text:p>308</text:p>
          </table:table-cell>
          <table:table-cell table:style-name="ce27" office:value-type="float" office:value="324" calcext:value-type="float">
            <text:p>324</text:p>
          </table:table-cell>
          <table:table-cell table:style-name="ce47" office:value-type="float" office:value="335" calcext:value-type="float">
            <text:p>335</text:p>
          </table:table-cell>
          <table:table-cell table:style-name="ce47" office:value-type="float" office:value="371" calcext:value-type="float">
            <text:p>371</text:p>
          </table:table-cell>
          <table:table-cell table:style-name="ce47" office:value-type="float" office:value="408" calcext:value-type="float">
            <text:p>408</text:p>
          </table:table-cell>
          <table:table-cell table:style-name="ce47" office:value-type="float" office:value="455" calcext:value-type="float">
            <text:p>455</text:p>
          </table:table-cell>
          <table:table-cell table:style-name="ce47" office:value-type="float" office:value="487" calcext:value-type="float">
            <text:p>487</text:p>
          </table:table-cell>
          <table:table-cell table:style-name="ce47" office:value-type="float" office:value="553" calcext:value-type="float">
            <text:p>553</text:p>
          </table:table-cell>
          <table:table-cell table:style-name="ce47" office:value-type="float" office:value="633" calcext:value-type="float">
            <text:p>633</text:p>
          </table:table-cell>
          <table:table-cell table:style-name="ce47" office:value-type="float" office:value="730" calcext:value-type="float">
            <text:p>730</text:p>
          </table:table-cell>
          <table:table-cell table:style-name="ce47" table:number-columns-repeated="7"/>
          <table:table-cell table:style-name="ce47" office:value-type="float" office:value="610" calcext:value-type="float">
            <text:p>610</text:p>
          </table:table-cell>
          <table:table-cell table:style-name="ce47" office:value-type="float" office:value="897" calcext:value-type="float">
            <text:p>897</text:p>
          </table:table-cell>
          <table:table-cell table:style-name="ce47" office:value-type="float" office:value="1072" calcext:value-type="float">
            <text:p>1072</text:p>
          </table:table-cell>
          <table:table-cell table:formula="of:=SUM([.B9:.E9])" office:value-type="float" office:value="1223" calcext:value-type="float">
            <text:p>1,223</text:p>
          </table:table-cell>
          <table:table-cell table:formula="of:=SUM([.F9:.I9])" office:value-type="float" office:value="1569" calcext:value-type="float">
            <text:p>1,569</text:p>
          </table:table-cell>
          <table:table-cell table:formula="of:=SUM([.J9:.M9])" office:value-type="float" office:value="2403" calcext:value-type="float">
            <text:p>2,403</text:p>
          </table:table-cell>
          <table:table-cell table:style-name="ce47" table:number-columns-repeated="16358"/>
        </table:table-row>
        <table:table-row table:style-name="ro1">
          <table:table-cell table:style-name="ce16"/>
          <table:table-cell table:style-name="ce28" table:number-columns-repeated="4"/>
          <table:table-cell table:style-name="ce29" table:formula="of:=[.F9]/[.B9]-1" office:value-type="float" office:value="0.15916955017301" calcext:value-type="float">
            <text:p>15.92%</text:p>
          </table:table-cell>
          <table:table-cell table:style-name="ce29" table:formula="of:=[.G9]/[.C9]-1" office:value-type="float" office:value="0.228476821192053" calcext:value-type="float">
            <text:p>22.85%</text:p>
          </table:table-cell>
          <table:table-cell table:style-name="ce29" table:formula="of:=[.H9]/[.D9]-1" office:value-type="float" office:value="0.324675324675325" calcext:value-type="float">
            <text:p>32.47%</text:p>
          </table:table-cell>
          <table:table-cell table:style-name="ce29" table:formula="of:=[.I9]/[.E9]-1" office:value-type="float" office:value="0.404320987654321" calcext:value-type="float">
            <text:p>40.43%</text:p>
          </table:table-cell>
          <table:table-cell table:style-name="ce29" table:formula="of:=[.J9]/[.F9]-1" office:value-type="float" office:value="0.453731343283582" calcext:value-type="float">
            <text:p>45.37%</text:p>
          </table:table-cell>
          <table:table-cell table:style-name="ce29" table:formula="of:=[.K9]/[.G9]-1" office:value-type="float" office:value="0.490566037735849" calcext:value-type="float">
            <text:p>49.06%</text:p>
          </table:table-cell>
          <table:table-cell table:style-name="ce29" table:formula="of:=[.L9]/[.H9]-1" office:value-type="float" office:value="0.551470588235294" calcext:value-type="float">
            <text:p>55.15%</text:p>
          </table:table-cell>
          <table:table-cell table:style-name="ce29" table:formula="of:=[.M9]/[.I9]-1" office:value-type="float" office:value="0.604395604395605" calcext:value-type="float">
            <text:p>60.44%</text:p>
          </table:table-cell>
          <table:table-cell table:style-name="ce28" table:number-columns-repeated="8"/>
          <table:table-cell table:style-name="ce29" table:formula="of:=[.V9]/[.U9]-1" office:value-type="float" office:value="0.470491803278688" calcext:value-type="float">
            <text:p>47.05%</text:p>
          </table:table-cell>
          <table:table-cell table:style-name="ce29" table:formula="of:=[.W9]/[.V9]-1" office:value-type="float" office:value="0.195094760312152" calcext:value-type="float">
            <text:p>19.51%</text:p>
          </table:table-cell>
          <table:table-cell table:style-name="ce29" table:formula="of:=[.X9]/[.W9]-1" office:value-type="float" office:value="0.140858208955224" calcext:value-type="float">
            <text:p>14.09%</text:p>
          </table:table-cell>
          <table:table-cell table:style-name="ce29" table:formula="of:=[.Y9]/[.X9]-1" office:value-type="float" office:value="0.282910874897792" calcext:value-type="float">
            <text:p>28.29%</text:p>
          </table:table-cell>
          <table:table-cell table:style-name="ce29" table:formula="of:=[.Z9]/[.Y9]-1" office:value-type="float" office:value="0.531548757170172" calcext:value-type="float">
            <text:p>53.15%</text:p>
          </table:table-cell>
          <table:table-cell table:style-name="ce28" table:number-columns-repeated="16358"/>
        </table:table-row>
        <table:table-row table:style-name="ro1">
          <table:table-cell table:style-name="ce46" office:value-type="string" calcext:value-type="string">
            <text:p>US comm customer count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221" calcext:value-type="float">
            <text:p>221</text:p>
          </table:table-cell>
          <table:table-cell table:style-name="ce47" office:value-type="float" office:value="262" calcext:value-type="float">
            <text:p>262</text:p>
          </table:table-cell>
          <table:table-cell table:style-name="ce47" office:value-type="float" office:value="295" calcext:value-type="float">
            <text:p>295</text:p>
          </table:table-cell>
          <table:table-cell table:style-name="ce47" office:value-type="float" office:value="321" calcext:value-type="float">
            <text:p>321</text:p>
          </table:table-cell>
          <table:table-cell table:style-name="ce47" office:value-type="float" office:value="382" calcext:value-type="float">
            <text:p>382</text:p>
          </table:table-cell>
          <table:table-cell table:style-name="ce47" office:value-type="float" office:value="432" calcext:value-type="float">
            <text:p>432</text:p>
          </table:table-cell>
          <table:table-cell table:style-name="ce47" office:value-type="float" office:value="485" calcext:value-type="float">
            <text:p>485</text:p>
          </table:table-cell>
          <table:table-cell table:style-name="ce47" office:value-type="float" office:value="530" calcext:value-type="float">
            <text:p>530</text:p>
          </table:table-cell>
          <table:table-cell table:style-name="ce47" office:value-type="float" office:value="571" calcext:value-type="float">
            <text:p>571</text:p>
          </table:table-cell>
          <table:table-cell table:style-name="ce47" table:number-columns-repeated="7"/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143" calcext:value-type="float">
            <text:p>143</text:p>
          </table:table-cell>
          <table:table-cell table:formula="of:=[.E11]" office:value-type="float" office:value="221" calcext:value-type="float">
            <text:p>221</text:p>
          </table:table-cell>
          <table:table-cell table:formula="of:=[.I11]" office:value-type="float" office:value="382" calcext:value-type="float">
            <text:p>382</text:p>
          </table:table-cell>
          <table:table-cell table:formula="of:=[.M11]" office:value-type="float" office:value="571" calcext:value-type="float">
            <text:p>571</text:p>
          </table:table-cell>
          <table:table-cell table:style-name="ce47" table:number-columns-repeated="16358"/>
        </table:table-row>
        <table:table-row table:style-name="ro1">
          <table:table-cell table:style-name="ce16"/>
          <table:table-cell table:style-name="ce28" table:number-columns-repeated="4"/>
          <table:table-cell table:style-name="ce29" table:formula="of:=[.F11]/[.B11]-1" office:value-type="float" office:value="0.690322580645161" calcext:value-type="float">
            <text:p>69.03%</text:p>
          </table:table-cell>
          <table:table-cell table:style-name="ce29" table:formula="of:=[.G11]/[.C11]-1" office:value-type="float" office:value="0.832298136645963" calcext:value-type="float">
            <text:p>83.23%</text:p>
          </table:table-cell>
          <table:table-cell table:style-name="ce29" table:formula="of:=[.H11]/[.D11]-1" office:value-type="float" office:value="0.773480662983425" calcext:value-type="float">
            <text:p>77.35%</text:p>
          </table:table-cell>
          <table:table-cell table:style-name="ce29" table:formula="of:=[.I11]/[.E11]-1" office:value-type="float" office:value="0.728506787330317" calcext:value-type="float">
            <text:p>72.85%</text:p>
          </table:table-cell>
          <table:table-cell table:style-name="ce29" table:formula="of:=[.J11]/[.F11]-1" office:value-type="float" office:value="0.648854961832061" calcext:value-type="float">
            <text:p>64.89%</text:p>
          </table:table-cell>
          <table:table-cell table:style-name="ce29" table:formula="of:=[.K11]/[.G11]-1" office:value-type="float" office:value="0.64406779661017" calcext:value-type="float">
            <text:p>64.41%</text:p>
          </table:table-cell>
          <table:table-cell table:style-name="ce29" table:formula="of:=[.L11]/[.H11]-1" office:value-type="float" office:value="0.651090342679128" calcext:value-type="float">
            <text:p>65.11%</text:p>
          </table:table-cell>
          <table:table-cell table:style-name="ce29" table:formula="of:=[.M11]/[.I11]-1" office:value-type="float" office:value="0.494764397905759" calcext:value-type="float">
            <text:p>49.48%</text:p>
          </table:table-cell>
          <table:table-cell table:style-name="ce28" table:number-columns-repeated="8"/>
          <table:table-cell table:style-name="ce29" table:formula="of:=[.V11]/[.U11]-1" office:value-type="float" office:value="3.70588235294118" calcext:value-type="float">
            <text:p>370.59%</text:p>
          </table:table-cell>
          <table:table-cell table:style-name="ce29" table:formula="of:=[.W11]/[.V11]-1" office:value-type="float" office:value="0.7875" calcext:value-type="float">
            <text:p>78.75%</text:p>
          </table:table-cell>
          <table:table-cell table:style-name="ce29" table:formula="of:=[.X11]/[.W11]-1" office:value-type="float" office:value="0.545454545454545" calcext:value-type="float">
            <text:p>54.55%</text:p>
          </table:table-cell>
          <table:table-cell table:style-name="ce29" table:formula="of:=[.Y11]/[.X11]-1" office:value-type="float" office:value="0.728506787330317" calcext:value-type="float">
            <text:p>72.85%</text:p>
          </table:table-cell>
          <table:table-cell table:style-name="ce29" table:formula="of:=[.Z11]/[.Y11]-1" office:value-type="float" office:value="0.494764397905759" calcext:value-type="float">
            <text:p>49.48%</text:p>
          </table:table-cell>
          <table:table-cell table:style-name="ce28" table:number-columns-repeated="16358"/>
        </table:table-row>
        <table:table-row table:style-name="ro1">
          <table:table-cell table:style-name="ce46" office:value-type="string" calcext:value-type="string">
            <text:p>Customer Count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453" calcext:value-type="float">
            <text:p>453</text:p>
          </table:table-cell>
          <table:table-cell table:style-name="ce27" office:value-type="float" office:value="497" calcext:value-type="float">
            <text:p>497</text:p>
          </table:table-cell>
          <table:table-cell table:style-name="ce47" office:value-type="float" office:value="554" calcext:value-type="float">
            <text:p>554</text:p>
          </table:table-cell>
          <table:table-cell table:style-name="ce47" office:value-type="float" office:value="593" calcext:value-type="float">
            <text:p>593</text:p>
          </table:table-cell>
          <table:table-cell table:style-name="ce47" office:value-type="float" office:value="629" calcext:value-type="float">
            <text:p>629</text:p>
          </table:table-cell>
          <table:table-cell table:style-name="ce47" office:value-type="float" office:value="711" calcext:value-type="float">
            <text:p>711</text:p>
          </table:table-cell>
          <table:table-cell table:style-name="ce47" office:value-type="float" office:value="769" calcext:value-type="float">
            <text:p>769</text:p>
          </table:table-cell>
          <table:table-cell table:style-name="ce47" office:value-type="float" office:value="849" calcext:value-type="float">
            <text:p>849</text:p>
          </table:table-cell>
          <table:table-cell table:style-name="ce47" office:value-type="float" office:value="911" calcext:value-type="float">
            <text:p>911</text:p>
          </table:table-cell>
          <table:table-cell table:style-name="ce47" office:value-type="float" office:value="954" calcext:value-type="float">
            <text:p>954</text:p>
          </table:table-cell>
          <table:table-cell table:style-name="ce47" table:number-columns-repeated="7"/>
          <table:table-cell table:style-name="ce47" office:value-type="float" office:value="139" calcext:value-type="float">
            <text:p>139</text:p>
          </table:table-cell>
          <table:table-cell table:style-name="ce47" office:value-type="float" office:value="237" calcext:value-type="float">
            <text:p>237</text:p>
          </table:table-cell>
          <table:table-cell table:style-name="ce47" office:value-type="float" office:value="367" calcext:value-type="float">
            <text:p>367</text:p>
          </table:table-cell>
          <table:table-cell table:formula="of:=[.E13]" office:value-type="float" office:value="497" calcext:value-type="float">
            <text:p>497</text:p>
          </table:table-cell>
          <table:table-cell table:formula="of:=[.I13]" office:value-type="float" office:value="711" calcext:value-type="float">
            <text:p>711</text:p>
          </table:table-cell>
          <table:table-cell table:formula="of:=[.M13]" office:value-type="float" office:value="954" calcext:value-type="float">
            <text:p>954</text:p>
          </table:table-cell>
          <table:table-cell table:style-name="ce47" table:number-columns-repeated="16358"/>
        </table:table-row>
        <table:table-row table:style-name="ro1">
          <table:table-cell table:style-name="ce16"/>
          <table:table-cell table:style-name="ce28" table:number-columns-repeated="4"/>
          <table:table-cell table:style-name="ce29" table:formula="of:=[.F13]/[.B13]-1" office:value-type="float" office:value="0.416879795396419" calcext:value-type="float">
            <text:p>41.69%</text:p>
          </table:table-cell>
          <table:table-cell table:style-name="ce29" table:formula="of:=[.G13]/[.C13]-1" office:value-type="float" office:value="0.408551068883611" calcext:value-type="float">
            <text:p>40.86%</text:p>
          </table:table-cell>
          <table:table-cell table:style-name="ce29" table:formula="of:=[.H13]/[.D13]-1" office:value-type="float" office:value="0.388520971302428" calcext:value-type="float">
            <text:p>38.85%</text:p>
          </table:table-cell>
          <table:table-cell table:style-name="ce29" table:formula="of:=[.I13]/[.E13]-1" office:value-type="float" office:value="0.430583501006036" calcext:value-type="float">
            <text:p>43.06%</text:p>
          </table:table-cell>
          <table:table-cell table:style-name="ce29" table:formula="of:=[.J13]/[.F13]-1" office:value-type="float" office:value="0.388086642599278" calcext:value-type="float">
            <text:p>38.81%</text:p>
          </table:table-cell>
          <table:table-cell table:style-name="ce29" table:formula="of:=[.K13]/[.G13]-1" office:value-type="float" office:value="0.431703204047218" calcext:value-type="float">
            <text:p>43.17%</text:p>
          </table:table-cell>
          <table:table-cell table:style-name="ce29" table:formula="of:=[.L13]/[.H13]-1" office:value-type="float" office:value="0.448330683624801" calcext:value-type="float">
            <text:p>44.83%</text:p>
          </table:table-cell>
          <table:table-cell table:style-name="ce29" table:formula="of:=[.M13]/[.I13]-1" office:value-type="float" office:value="0.341772151898734" calcext:value-type="float">
            <text:p>34.18%</text:p>
          </table:table-cell>
          <table:table-cell table:style-name="ce28" table:number-columns-repeated="8"/>
          <table:table-cell table:style-name="ce29" table:formula="of:=[.V13]/[.U13]-1" office:value-type="float" office:value="0.705035971223022" calcext:value-type="float">
            <text:p>70.50%</text:p>
          </table:table-cell>
          <table:table-cell table:style-name="ce29" table:formula="of:=[.W13]/[.V13]-1" office:value-type="float" office:value="0.548523206751055" calcext:value-type="float">
            <text:p>54.85%</text:p>
          </table:table-cell>
          <table:table-cell table:style-name="ce29" table:formula="of:=[.X13]/[.W13]-1" office:value-type="float" office:value="0.354223433242507" calcext:value-type="float">
            <text:p>35.42%</text:p>
          </table:table-cell>
          <table:table-cell table:style-name="ce29" table:formula="of:=[.Y13]/[.X13]-1" office:value-type="float" office:value="0.430583501006036" calcext:value-type="float">
            <text:p>43.06%</text:p>
          </table:table-cell>
          <table:table-cell table:style-name="ce29" table:formula="of:=[.Z13]/[.Y13]-1" office:value-type="float" office:value="0.341772151898734" calcext:value-type="float">
            <text:p>34.18%</text:p>
          </table:table-cell>
          <table:table-cell table:style-name="ce28" table:number-columns-repeated="16358"/>
        </table:table-row>
        <table:table-row table:style-name="ro1">
          <table:table-cell table:style-name="ce46" office:value-type="string" calcext:value-type="string">
            <text:p>Comm Customer Count</text:p>
          </table:table-cell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302" calcext:value-type="float">
            <text:p>302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375" calcext:value-type="float">
            <text:p>375</text:p>
          </table:table-cell>
          <table:table-cell table:style-name="ce47" office:value-type="float" office:value="427" calcext:value-type="float">
            <text:p>427</text:p>
          </table:table-cell>
          <table:table-cell table:style-name="ce47" office:value-type="float" office:value="467" calcext:value-type="float">
            <text:p>467</text:p>
          </table:table-cell>
          <table:table-cell table:style-name="ce47" office:value-type="float" office:value="498" calcext:value-type="float">
            <text:p>498</text:p>
          </table:table-cell>
          <table:table-cell table:style-name="ce47" office:value-type="float" office:value="571" calcext:value-type="float">
            <text:p>571</text:p>
          </table:table-cell>
          <table:table-cell table:style-name="ce47" office:value-type="float" office:value="622" calcext:value-type="float">
            <text:p>622</text:p>
          </table:table-cell>
          <table:table-cell table:style-name="ce47" office:value-type="float" office:value="692" calcext:value-type="float">
            <text:p>692</text:p>
          </table:table-cell>
          <table:table-cell table:style-name="ce47" office:value-type="float" office:value="742" calcext:value-type="float">
            <text:p>742</text:p>
          </table:table-cell>
          <table:table-cell table:style-name="ce47" office:value-type="float" office:value="780" calcext:value-type="float">
            <text:p>780</text:p>
          </table:table-cell>
          <table:table-cell table:style-name="ce47" table:number-columns-repeated="7"/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147" calcext:value-type="float">
            <text:p>147</text:p>
          </table:table-cell>
          <table:table-cell table:style-name="ce47" office:value-type="float" office:value="260" calcext:value-type="float">
            <text:p>260</text:p>
          </table:table-cell>
          <table:table-cell table:formula="of:=[.E15]" office:value-type="float" office:value="375" calcext:value-type="float">
            <text:p>375</text:p>
          </table:table-cell>
          <table:table-cell table:formula="of:=[.I15]" office:value-type="float" office:value="571" calcext:value-type="float">
            <text:p>571</text:p>
          </table:table-cell>
          <table:table-cell table:formula="of:=[.M15]" office:value-type="float" office:value="780" calcext:value-type="float">
            <text:p>780</text:p>
          </table:table-cell>
          <table:table-cell table:style-name="ce47" table:number-columns-repeated="16358"/>
        </table:table-row>
        <table:table-row table:style-name="ro1">
          <table:table-cell table:style-name="ce17"/>
          <table:table-cell table:style-name="ce29" table:number-columns-repeated="4"/>
          <table:table-cell table:style-name="ce29" table:formula="of:=[.F15]/[.B15]-1" office:value-type="float" office:value="0.525" calcext:value-type="float">
            <text:p>52.50%</text:p>
          </table:table-cell>
          <table:table-cell table:style-name="ce29" table:formula="of:=[.G15]/[.C15]-1" office:value-type="float" office:value="0.54635761589404" calcext:value-type="float">
            <text:p>54.64%</text:p>
          </table:table-cell>
          <table:table-cell table:style-name="ce29" table:formula="of:=[.H15]/[.D15]-1" office:value-type="float" office:value="0.509090909090909" calcext:value-type="float">
            <text:p>50.91%</text:p>
          </table:table-cell>
          <table:table-cell table:style-name="ce29" table:formula="of:=[.I15]/[.E15]-1" office:value-type="float" office:value="0.522666666666667" calcext:value-type="float">
            <text:p>52.27%</text:p>
          </table:table-cell>
          <table:table-cell table:style-name="ce29" table:formula="of:=[.J15]/[.F15]-1" office:value-type="float" office:value="0.456674473067916" calcext:value-type="float">
            <text:p>45.67%</text:p>
          </table:table-cell>
          <table:table-cell table:style-name="ce29" table:formula="of:=[.K15]/[.G15]-1" office:value-type="float" office:value="0.481798715203426" calcext:value-type="float">
            <text:p>48.18%</text:p>
          </table:table-cell>
          <table:table-cell table:style-name="ce29" table:formula="of:=[.L15]/[.H15]-1" office:value-type="float" office:value="0.48995983935743" calcext:value-type="float">
            <text:p>49.00%</text:p>
          </table:table-cell>
          <table:table-cell table:style-name="ce29" table:formula="of:=[.M15]/[.I15]-1" office:value-type="float" office:value="0.366024518388792" calcext:value-type="float">
            <text:p>36.60%</text:p>
          </table:table-cell>
          <table:table-cell table:style-name="ce29" table:number-columns-repeated="8"/>
          <table:table-cell table:style-name="ce29" table:formula="of:=[.V15]/[.U15]-1" office:value-type="float" office:value="2" calcext:value-type="float">
            <text:p>200.00%</text:p>
          </table:table-cell>
          <table:table-cell table:style-name="ce29" table:formula="of:=[.W15]/[.V15]-1" office:value-type="float" office:value="0.768707482993197" calcext:value-type="float">
            <text:p>76.87%</text:p>
          </table:table-cell>
          <table:table-cell table:style-name="ce29" table:formula="of:=[.X15]/[.W15]-1" office:value-type="float" office:value="0.442307692307692" calcext:value-type="float">
            <text:p>44.23%</text:p>
          </table:table-cell>
          <table:table-cell table:style-name="ce29" table:formula="of:=[.Y15]/[.X15]-1" office:value-type="float" office:value="0.522666666666667" calcext:value-type="float">
            <text:p>52.27%</text:p>
          </table:table-cell>
          <table:table-cell table:style-name="ce29" table:formula="of:=[.Z15]/[.Y15]-1" office:value-type="float" office:value="0.366024518388792" calcext:value-type="float">
            <text:p>36.60%</text:p>
          </table:table-cell>
          <table:table-cell table:style-name="ce29" table:number-columns-repeated="16358"/>
        </table:table-row>
        <table:table-row table:style-name="ro1">
          <table:table-cell table:style-name="ce46"/>
          <table:table-cell table:style-name="ce27" table:number-columns-repeated="4"/>
          <table:table-cell table:style-name="ce47" table:number-columns-repeated="16379"/>
        </table:table-row>
        <table:table-row table:style-name="ro1">
          <table:table-cell table:style-name="ce7" office:value-type="string" calcext:value-type="string">
            <text:p>Revenue</text:p>
          </table:table-cell>
          <table:table-cell table:style-name="ce7" office:value-type="float" office:value="525.186" calcext:value-type="float">
            <text:p>525</text:p>
          </table:table-cell>
          <table:table-cell table:style-name="ce7" office:value-type="float" office:value="533.317" calcext:value-type="float">
            <text:p>533</text:p>
          </table:table-cell>
          <table:table-cell table:style-name="ce7" office:value-type="float" office:value="558.159" calcext:value-type="float">
            <text:p>558</text:p>
          </table:table-cell>
          <table:table-cell table:style-name="ce7" office:value-type="float" office:value="608.35" calcext:value-type="float">
            <text:p>608</text:p>
          </table:table-cell>
          <table:table-cell table:style-name="ce7" office:value-type="float" office:value="634.338" calcext:value-type="float">
            <text:p>634</text:p>
          </table:table-cell>
          <table:table-cell table:style-name="ce7" office:value-type="float" office:value="678.134" calcext:value-type="float">
            <text:p>678</text:p>
          </table:table-cell>
          <table:table-cell table:style-name="ce7" office:value-type="float" office:value="725.516" calcext:value-type="float">
            <text:p>726</text:p>
          </table:table-cell>
          <table:table-cell table:style-name="ce7" office:value-type="float" office:value="827.519" calcext:value-type="float">
            <text:p>828</text:p>
          </table:table-cell>
          <table:table-cell table:style-name="ce7" office:value-type="float" office:value="883.855" calcext:value-type="float">
            <text:p>884</text:p>
          </table:table-cell>
          <table:table-cell table:style-name="ce7" office:value-type="float" office:value="1003.697" calcext:value-type="float">
            <text:p>1,004</text:p>
          </table:table-cell>
          <table:table-cell table:style-name="ce7" office:value-type="float" office:value="1181.092" calcext:value-type="float">
            <text:p>1,181</text:p>
          </table:table-cell>
          <table:table-cell table:style-name="ce7" office:value-type="float" office:value="1406.8" calcext:value-type="float">
            <text:p>1,407</text:p>
          </table:table-cell>
          <table:table-cell table:style-name="ce7" table:formula="of:=+[.J18]*1.75" office:value-type="float" office:value="1546.74625" calcext:value-type="float">
            <office:annotation draw:style-name="gr2" svg:width="1.1413in" svg:height="0.7083in" svg:x="13.4335in" svg:y="2.4315in" draw:caption-point-x="-0.2402in" draw:caption-point-y="0.5945in">
              <dc:creator>Unknown Author</dc:creator>
              <dc:date>2026-03-03T09:24:15</dc:date>
              <text:p>03/03 exp. 1.538</text:p>
            </office:annotation>
            <text:p>1,547</text:p>
          </table:table-cell>
          <table:table-cell table:style-name="ce7" table:formula="of:=+[.K18]*1.65" office:value-type="float" office:value="1656.10005" calcext:value-type="float">
            <office:annotation draw:style-name="gr2" svg:width="1.1413in" svg:height="0.7083in" svg:x="14.3224in" svg:y="2.4315in" draw:caption-point-x="-0.2402in" draw:caption-point-y="0.5945in">
              <dc:creator>Unknown Author</dc:creator>
              <dc:date>2026-03-03T09:24:26</dc:date>
              <text:p>03/03 exp 1.679</text:p>
            </office:annotation>
            <text:p>1,656</text:p>
          </table:table-cell>
          <table:table-cell table:style-name="ce7" table:formula="of:=+[.L18]*1.6" office:value-type="float" office:value="1889.7472" calcext:value-type="float">
            <office:annotation draw:style-name="gr2" svg:width="1.1413in" svg:height="0.7083in" svg:x="15.2114in" svg:y="2.4315in" draw:caption-point-x="-0.2402in" draw:caption-point-y="0.5945in">
              <dc:creator>Unknown Author</dc:creator>
              <dc:date>2026-03-03T09:24:40</dc:date>
              <text:p>03/03 exp 1.884</text:p>
            </office:annotation>
            <text:p>1,890</text:p>
          </table:table-cell>
          <table:table-cell table:style-name="ce7" table:formula="of:=+[.M18]*1.55" office:value-type="float" office:value="2180.54" calcext:value-type="float">
            <text:p>2,181</text:p>
          </table:table-cell>
          <table:table-cell table:style-name="ce7" table:number-columns-repeated="3"/>
          <table:table-cell table:style-name="ce7" office:value-type="float" office:value="1092.673" calcext:value-type="float">
            <text:p>1,093</text:p>
          </table:table-cell>
          <table:table-cell table:style-name="ce7" office:value-type="float" office:value="1541.889" calcext:value-type="float">
            <text:p>1,542</text:p>
          </table:table-cell>
          <table:table-cell table:style-name="ce7" office:value-type="float" office:value="1905.871" calcext:value-type="float">
            <text:p>1,906</text:p>
          </table:table-cell>
          <table:table-cell table:style-name="ce7" office:value-type="float" office:value="2225.012" calcext:value-type="float">
            <text:p>2,225</text:p>
          </table:table-cell>
          <table:table-cell table:style-name="ce7" table:formula="of:=SUM([.F18:.I18])" office:value-type="float" office:value="2865.507" calcext:value-type="float">
            <text:p>2,866</text:p>
          </table:table-cell>
          <table:table-cell table:style-name="ce7" table:formula="of:=SUM([.J18:.M18])" office:value-type="float" office:value="4475.444" calcext:value-type="float">
            <text:p>4,475</text:p>
          </table:table-cell>
          <table:table-cell table:style-name="ce7" table:formula="of:=+[.Z18]*1.6" office:value-type="float" office:value="7160.7104" calcext:value-type="float">
            <text:p>7,161</text:p>
          </table:table-cell>
          <table:table-cell table:style-name="ce7" table:formula="of:=+[.AA18]*1.45" office:value-type="float" office:value="10383.03008" calcext:value-type="float">
            <text:p>10,383</text:p>
          </table:table-cell>
          <table:table-cell table:style-name="ce7" table:formula="of:=+[.AB18]*1.4" office:value-type="float" office:value="14536.242112" calcext:value-type="float">
            <text:p>14,536</text:p>
          </table:table-cell>
          <table:table-cell table:style-name="ce7" table:formula="of:=+[.AC18]*1.35" office:value-type="float" office:value="19623.9268512" calcext:value-type="float">
            <text:p>19,624</text:p>
          </table:table-cell>
          <table:table-cell table:style-name="ce7" table:formula="of:=+[.AD18]*1.3" office:value-type="float" office:value="25511.10490656" calcext:value-type="float">
            <text:p>25,511</text:p>
          </table:table-cell>
          <table:table-cell table:style-name="ce7" table:formula="of:=+[.AE18]*1.3" office:value-type="float" office:value="33164.436378528" calcext:value-type="float">
            <text:p>33,164</text:p>
          </table:table-cell>
          <table:table-cell table:style-name="ce7" table:formula="of:=+[.AF18]*1.3" office:value-type="float" office:value="43113.7672920864" calcext:value-type="float">
            <text:p>43,114</text:p>
          </table:table-cell>
          <table:table-cell table:style-name="ce7" table:formula="of:=+[.AG18]*1.3" office:value-type="float" office:value="56047.8974797123" calcext:value-type="float">
            <text:p>56,048</text:p>
          </table:table-cell>
          <table:table-cell table:style-name="ce7" table:formula="of:=+[.AH18]*1.3" office:value-type="float" office:value="72862.266723626" calcext:value-type="float">
            <text:p>72,862</text:p>
          </table:table-cell>
          <table:table-cell table:style-name="ce7" table:formula="of:=+[.AI18]*1.3" office:value-type="float" office:value="94720.9467407138" calcext:value-type="float">
            <text:p>94,721</text:p>
          </table:table-cell>
          <table:table-cell table:style-name="ce7" table:number-columns-repeated="16348"/>
        </table:table-row>
        <table:table-row table:style-name="ro1">
          <table:table-cell table:style-name="ce48" office:value-type="string" calcext:value-type="string">
            <text:p>COGS</text:p>
          </table:table-cell>
          <table:table-cell office:value-type="float" office:value="107.645" calcext:value-type="float">
            <text:p>108</text:p>
          </table:table-cell>
          <table:table-cell office:value-type="float" office:value="106.899" calcext:value-type="float">
            <text:p>107</text:p>
          </table:table-cell>
          <table:table-cell office:value-type="float" office:value="107.922" calcext:value-type="float">
            <text:p>108</text:p>
          </table:table-cell>
          <table:table-cell office:value-type="float" office:value="108.639" calcext:value-type="float">
            <text:p>109</text:p>
          </table:table-cell>
          <table:table-cell office:value-type="float" office:value="116.256" calcext:value-type="float">
            <text:p>116</text:p>
          </table:table-cell>
          <table:table-cell office:value-type="float" office:value="128.562" calcext:value-type="float">
            <text:p>129</text:p>
          </table:table-cell>
          <table:table-cell office:value-type="float" office:value="146.639" calcext:value-type="float">
            <text:p>147</text:p>
          </table:table-cell>
          <table:table-cell office:value-type="float" office:value="174.533" calcext:value-type="float">
            <text:p>175</text:p>
          </table:table-cell>
          <table:table-cell office:value-type="float" office:value="172.97" calcext:value-type="float">
            <text:p>173</text:p>
          </table:table-cell>
          <table:table-cell office:value-type="float" office:value="192.934" calcext:value-type="float">
            <text:p>193</text:p>
          </table:table-cell>
          <table:table-cell office:value-type="float" office:value="207.307" calcext:value-type="float">
            <text:p>207</text:p>
          </table:table-cell>
          <table:table-cell office:value-type="float" office:value="215.9" calcext:value-type="float">
            <text:p>216</text:p>
          </table:table-cell>
          <table:table-cell table:formula="of:=+[.N18]-[.N20]" office:value-type="float" office:value="247.4794" calcext:value-type="float">
            <text:p>247</text:p>
          </table:table-cell>
          <table:table-cell table:formula="of:=+[.O18]-[.O20]" office:value-type="float" office:value="264.976008" calcext:value-type="float">
            <text:p>265</text:p>
          </table:table-cell>
          <table:table-cell table:formula="of:=+[.P18]-[.P20]" office:value-type="float" office:value="302.359552" calcext:value-type="float">
            <text:p>302</text:p>
          </table:table-cell>
          <table:table-cell table:formula="of:=+[.Q18]-[.Q20]" office:value-type="float" office:value="348.8864" calcext:value-type="float">
            <text:p>349</text:p>
          </table:table-cell>
          <table:table-cell table:number-columns-repeated="3"/>
          <table:table-cell office:value-type="float" office:value="352.547" calcext:value-type="float">
            <text:p>353</text:p>
          </table:table-cell>
          <table:table-cell office:value-type="float" office:value="339.404" calcext:value-type="float">
            <text:p>339</text:p>
          </table:table-cell>
          <table:table-cell office:value-type="float" office:value="408.549" calcext:value-type="float">
            <text:p>409</text:p>
          </table:table-cell>
          <table:table-cell table:formula="of:=SUM([.B19:.E19])" office:value-type="float" office:value="431.105" calcext:value-type="float">
            <text:p>431</text:p>
          </table:table-cell>
          <table:table-cell table:formula="of:=SUM([.F19:.I19])" office:value-type="float" office:value="565.99" calcext:value-type="float">
            <text:p>566</text:p>
          </table:table-cell>
          <table:table-cell table:formula="of:=SUM([.J19:.M19])" office:value-type="float" office:value="789.111" calcext:value-type="float">
            <text:p>789</text:p>
          </table:table-cell>
          <table:table-cell table:formula="of:=+[.AA18]-[.AA20]" office:value-type="float" office:value="1074.10656" calcext:value-type="float">
            <text:p>1,074</text:p>
          </table:table-cell>
          <table:table-cell table:formula="of:=+[.AB18]-[.AB20]" office:value-type="float" office:value="1557.454512" calcext:value-type="float">
            <text:p>1,557</text:p>
          </table:table-cell>
          <table:table-cell table:formula="of:=+[.AC18]-[.AC20]" office:value-type="float" office:value="2180.4363168" calcext:value-type="float">
            <text:p>2,180</text:p>
          </table:table-cell>
          <table:table-cell table:formula="of:=+[.AD18]-[.AD20]" office:value-type="float" office:value="2943.58902768" calcext:value-type="float">
            <text:p>2,944</text:p>
          </table:table-cell>
          <table:table-cell table:formula="of:=+[.AE18]-[.AE20]" office:value-type="float" office:value="3826.665735984" calcext:value-type="float">
            <text:p>3,827</text:p>
          </table:table-cell>
          <table:table-cell table:formula="of:=+[.AF18]-[.AF20]" office:value-type="float" office:value="4974.6654567792" calcext:value-type="float">
            <text:p>4,975</text:p>
          </table:table-cell>
          <table:table-cell table:formula="of:=+[.AG18]-[.AG20]" office:value-type="float" office:value="6467.06509381296" calcext:value-type="float">
            <text:p>6,467</text:p>
          </table:table-cell>
          <table:table-cell table:formula="of:=+[.AH18]-[.AH20]" office:value-type="float" office:value="8407.18462195685" calcext:value-type="float">
            <text:p>8,407</text:p>
          </table:table-cell>
          <table:table-cell table:formula="of:=+[.AI18]-[.AI20]" office:value-type="float" office:value="10929.3400085439" calcext:value-type="float">
            <text:p>10,929</text:p>
          </table:table-cell>
          <table:table-cell table:formula="of:=+[.AJ18]-[.AJ20]" office:value-type="float" office:value="14208.1420111071" calcext:value-type="float">
            <text:p>14,208</text:p>
          </table:table-cell>
          <table:table-cell table:number-columns-repeated="79"/>
          <table:table-cell table:style-name="ce48" table:number-columns-repeated="16269"/>
        </table:table-row>
        <table:table-row table:style-name="ro1">
          <table:table-cell table:style-name="ce48" office:value-type="string" calcext:value-type="string">
            <text:p>Gross Margin</text:p>
          </table:table-cell>
          <table:table-cell table:formula="of:=+[.B18]-[.B19]" office:value-type="float" office:value="417.541" calcext:value-type="float">
            <text:p>418</text:p>
          </table:table-cell>
          <table:table-cell table:formula="of:=+[.C18]-[.C19]" office:value-type="float" office:value="426.418" calcext:value-type="float">
            <text:p>426</text:p>
          </table:table-cell>
          <table:table-cell table:formula="of:=+[.D18]-[.D19]" office:value-type="float" office:value="450.237" calcext:value-type="float">
            <text:p>450</text:p>
          </table:table-cell>
          <table:table-cell table:formula="of:=+[.E18]-[.E19]" office:value-type="float" office:value="499.711" calcext:value-type="float">
            <text:p>500</text:p>
          </table:table-cell>
          <table:table-cell table:formula="of:=+[.F18]-[.F19]" office:value-type="float" office:value="518.082" calcext:value-type="float">
            <text:p>518</text:p>
          </table:table-cell>
          <table:table-cell table:formula="of:=+[.G18]-[.G19]" office:value-type="float" office:value="549.572" calcext:value-type="float">
            <text:p>550</text:p>
          </table:table-cell>
          <table:table-cell table:formula="of:=+[.H18]-[.H19]" office:value-type="float" office:value="578.877" calcext:value-type="float">
            <text:p>579</text:p>
          </table:table-cell>
          <table:table-cell table:formula="of:=+[.I18]-[.I19]" office:value-type="float" office:value="652.986" calcext:value-type="float">
            <text:p>653</text:p>
          </table:table-cell>
          <table:table-cell table:formula="of:=+[.J18]-[.J19]" office:value-type="float" office:value="710.885" calcext:value-type="float">
            <text:p>711</text:p>
          </table:table-cell>
          <table:table-cell table:formula="of:=+[.K18]-[.K19]" office:value-type="float" office:value="810.763" calcext:value-type="float">
            <text:p>811</text:p>
          </table:table-cell>
          <table:table-cell table:formula="of:=+[.L18]-[.L19]" office:value-type="float" office:value="973.785" calcext:value-type="float">
            <text:p>974</text:p>
          </table:table-cell>
          <table:table-cell table:formula="of:=+[.M18]-[.M19]" office:value-type="float" office:value="1190.9" calcext:value-type="float">
            <text:p>1,191</text:p>
          </table:table-cell>
          <table:table-cell table:formula="of:=+[.N18]*0.84" office:value-type="float" office:value="1299.26685" calcext:value-type="float">
            <text:p>1,299</text:p>
          </table:table-cell>
          <table:table-cell table:formula="of:=+[.O18]*0.84" office:value-type="float" office:value="1391.124042" calcext:value-type="float">
            <text:p>1,391</text:p>
          </table:table-cell>
          <table:table-cell table:formula="of:=+[.P18]*0.84" office:value-type="float" office:value="1587.387648" calcext:value-type="float">
            <text:p>1,587</text:p>
          </table:table-cell>
          <table:table-cell table:formula="of:=+[.Q18]*0.84" office:value-type="float" office:value="1831.6536" calcext:value-type="float">
            <text:p>1,832</text:p>
          </table:table-cell>
          <table:table-cell table:number-columns-repeated="3"/>
          <table:table-cell table:formula="of:=+[.U18]-[.U19]" office:value-type="float" office:value="740.126" calcext:value-type="float">
            <text:p>740</text:p>
          </table:table-cell>
          <table:table-cell table:formula="of:=+[.V18]-[.V19]" office:value-type="float" office:value="1202.485" calcext:value-type="float">
            <text:p>1,202</text:p>
          </table:table-cell>
          <table:table-cell table:formula="of:=+[.W18]-[.W19]" office:value-type="float" office:value="1497.322" calcext:value-type="float">
            <text:p>1,497</text:p>
          </table:table-cell>
          <table:table-cell table:formula="of:=+[.X18]-[.X19]" office:value-type="float" office:value="1793.907" calcext:value-type="float">
            <text:p>1,794</text:p>
          </table:table-cell>
          <table:table-cell table:formula="of:=+[.Y18]-[.Y19]" office:value-type="float" office:value="2299.517" calcext:value-type="float">
            <text:p>2,300</text:p>
          </table:table-cell>
          <table:table-cell table:formula="of:=+[.Z18]-[.Z19]" office:value-type="float" office:value="3686.333" calcext:value-type="float">
            <text:p>3,686</text:p>
          </table:table-cell>
          <table:table-cell table:formula="of:=+[.AA18]*0.85" office:value-type="float" office:value="6086.60384" calcext:value-type="float">
            <text:p>6,087</text:p>
          </table:table-cell>
          <table:table-cell table:formula="of:=+[.AB18]*0.85" office:value-type="float" office:value="8825.575568" calcext:value-type="float">
            <text:p>8,826</text:p>
          </table:table-cell>
          <table:table-cell table:formula="of:=+[.AC18]*0.85" office:value-type="float" office:value="12355.8057952" calcext:value-type="float">
            <text:p>12,356</text:p>
          </table:table-cell>
          <table:table-cell table:formula="of:=+[.AD18]*0.85" office:value-type="float" office:value="16680.33782352" calcext:value-type="float">
            <text:p>16,680</text:p>
          </table:table-cell>
          <table:table-cell table:formula="of:=+[.AE18]*0.85" office:value-type="float" office:value="21684.439170576" calcext:value-type="float">
            <text:p>21,684</text:p>
          </table:table-cell>
          <table:table-cell table:formula="of:=+[.AF18]*0.85" office:value-type="float" office:value="28189.7709217488" calcext:value-type="float">
            <text:p>28,190</text:p>
          </table:table-cell>
          <table:table-cell table:formula="of:=+[.AG18]*0.85" office:value-type="float" office:value="36646.7021982734" calcext:value-type="float">
            <text:p>36,647</text:p>
          </table:table-cell>
          <table:table-cell table:formula="of:=+[.AH18]*0.85" office:value-type="float" office:value="47640.7128577555" calcext:value-type="float">
            <text:p>47,641</text:p>
          </table:table-cell>
          <table:table-cell table:formula="of:=+[.AI18]*0.85" office:value-type="float" office:value="61932.9267150821" calcext:value-type="float">
            <text:p>61,933</text:p>
          </table:table-cell>
          <table:table-cell table:formula="of:=+[.AJ18]*0.85" office:value-type="float" office:value="80512.8047296068" calcext:value-type="float">
            <text:p>80,513</text:p>
          </table:table-cell>
          <table:table-cell table:number-columns-repeated="79"/>
          <table:table-cell table:style-name="ce48" table:number-columns-repeated="16269"/>
        </table:table-row>
        <table:table-row table:style-name="ro1">
          <table:table-cell table:style-name="ce48" office:value-type="string" calcext:value-type="string">
            <text:p>S&amp;M</text:p>
          </table:table-cell>
          <table:table-cell office:value-type="float" office:value="187.093" calcext:value-type="float">
            <text:p>187</text:p>
          </table:table-cell>
          <table:table-cell office:value-type="float" office:value="184.163" calcext:value-type="float">
            <text:p>184</text:p>
          </table:table-cell>
          <table:table-cell office:value-type="float" office:value="176.373" calcext:value-type="float">
            <text:p>176</text:p>
          </table:table-cell>
          <table:table-cell office:value-type="float" office:value="197.363" calcext:value-type="float">
            <text:p>197</text:p>
          </table:table-cell>
          <table:table-cell office:value-type="float" office:value="193.177" calcext:value-type="float">
            <text:p>193</text:p>
          </table:table-cell>
          <table:table-cell office:value-type="float" office:value="196.809" calcext:value-type="float">
            <text:p>197</text:p>
          </table:table-cell>
          <table:table-cell office:value-type="float" office:value="209.474" calcext:value-type="float">
            <text:p>209</text:p>
          </table:table-cell>
          <table:table-cell office:value-type="float" office:value="288.295" calcext:value-type="float">
            <text:p>288</text:p>
          </table:table-cell>
          <table:table-cell office:value-type="float" office:value="236.309" calcext:value-type="float">
            <text:p>236</text:p>
          </table:table-cell>
          <table:table-cell office:value-type="float" office:value="243.788" calcext:value-type="float">
            <text:p>244</text:p>
          </table:table-cell>
          <table:table-cell office:value-type="float" office:value="274.636" calcext:value-type="float">
            <text:p>275</text:p>
          </table:table-cell>
          <table:table-cell office:value-type="float" office:value="302" calcext:value-type="float">
            <text:p>302</text:p>
          </table:table-cell>
          <table:table-cell table:formula="of:=+[.M21]*1.3" office:value-type="float" office:value="392.6" calcext:value-type="float">
            <text:p>393</text:p>
          </table:table-cell>
          <table:table-cell table:formula="of:=+[.N21]*1.3" office:value-type="float" office:value="510.38" calcext:value-type="float">
            <text:p>510</text:p>
          </table:table-cell>
          <table:table-cell table:formula="of:=+[.O21]*1.3" office:value-type="float" office:value="663.494" calcext:value-type="float">
            <text:p>663</text:p>
          </table:table-cell>
          <table:table-cell table:formula="of:=+[.P21]*1.3" office:value-type="float" office:value="862.5422" calcext:value-type="float">
            <text:p>863</text:p>
          </table:table-cell>
          <table:table-cell table:number-columns-repeated="3"/>
          <table:table-cell office:value-type="float" office:value="683.701" calcext:value-type="float">
            <text:p>684</text:p>
          </table:table-cell>
          <table:table-cell office:value-type="float" office:value="614.512" calcext:value-type="float">
            <text:p>615</text:p>
          </table:table-cell>
          <table:table-cell office:value-type="float" office:value="702.511" calcext:value-type="float">
            <text:p>703</text:p>
          </table:table-cell>
          <table:table-cell table:formula="of:=SUM([.B21:.E21])" office:value-type="float" office:value="744.992" calcext:value-type="float">
            <text:p>745</text:p>
          </table:table-cell>
          <table:table-cell table:formula="of:=SUM([.F21:.I21])" office:value-type="float" office:value="887.755" calcext:value-type="float">
            <text:p>888</text:p>
          </table:table-cell>
          <table:table-cell table:formula="of:=SUM([.J21:.M21])" office:value-type="float" office:value="1056.733" calcext:value-type="float">
            <text:p>1,057</text:p>
          </table:table-cell>
          <table:table-cell table:formula="of:=+[.Z21]*1.2" office:value-type="float" office:value="1268.0796" calcext:value-type="float">
            <text:p>1,268</text:p>
          </table:table-cell>
          <table:table-cell table:formula="of:=+[.AA21]*1.2" office:value-type="float" office:value="1521.69552" calcext:value-type="float">
            <text:p>1,522</text:p>
          </table:table-cell>
          <table:table-cell table:formula="of:=+[.AB21]*1.2" office:value-type="float" office:value="1826.034624" calcext:value-type="float">
            <text:p>1,826</text:p>
          </table:table-cell>
          <table:table-cell table:formula="of:=+[.AC21]*1.2" office:value-type="float" office:value="2191.2415488" calcext:value-type="float">
            <text:p>2,191</text:p>
          </table:table-cell>
          <table:table-cell table:formula="of:=+[.AD21]*1.2" office:value-type="float" office:value="2629.48985856" calcext:value-type="float">
            <text:p>2,629</text:p>
          </table:table-cell>
          <table:table-cell table:formula="of:=+[.AE21]*1.2" office:value-type="float" office:value="3155.387830272" calcext:value-type="float">
            <text:p>3,155</text:p>
          </table:table-cell>
          <table:table-cell table:formula="of:=+[.AF21]*1.2" office:value-type="float" office:value="3786.4653963264" calcext:value-type="float">
            <text:p>3,786</text:p>
          </table:table-cell>
          <table:table-cell table:formula="of:=+[.AG21]*1.2" office:value-type="float" office:value="4543.75847559168" calcext:value-type="float">
            <text:p>4,544</text:p>
          </table:table-cell>
          <table:table-cell table:formula="of:=+[.AH21]*1.2" office:value-type="float" office:value="5452.51017071001" calcext:value-type="float">
            <text:p>5,453</text:p>
          </table:table-cell>
          <table:table-cell table:formula="of:=+[.AI21]*1.2" office:value-type="float" office:value="6543.01220485202" calcext:value-type="float">
            <text:p>6,543</text:p>
          </table:table-cell>
          <table:table-cell table:number-columns-repeated="79"/>
          <table:table-cell table:style-name="ce48" table:number-columns-repeated="16269"/>
        </table:table-row>
        <table:table-row table:style-name="ro1">
          <table:table-cell table:style-name="ce48" office:value-type="string" calcext:value-type="string">
            <text:p>R&amp;D</text:p>
          </table:table-cell>
          <table:table-cell office:value-type="float" office:value="90.1" calcext:value-type="float">
            <text:p>90</text:p>
          </table:table-cell>
          <table:table-cell office:value-type="float" office:value="99.533" calcext:value-type="float">
            <text:p>100</text:p>
          </table:table-cell>
          <table:table-cell office:value-type="float" office:value="105.708" calcext:value-type="float">
            <text:p>106</text:p>
          </table:table-cell>
          <table:table-cell office:value-type="float" office:value="109.283" calcext:value-type="float">
            <text:p>109</text:p>
          </table:table-cell>
          <table:table-cell office:value-type="float" office:value="110.04" calcext:value-type="float">
            <text:p>110</text:p>
          </table:table-cell>
          <table:table-cell office:value-type="float" office:value="108.781" calcext:value-type="float">
            <text:p>109</text:p>
          </table:table-cell>
          <table:table-cell office:value-type="float" office:value="117.555" calcext:value-type="float">
            <text:p>118</text:p>
          </table:table-cell>
          <table:table-cell office:value-type="float" office:value="171.502" calcext:value-type="float">
            <text:p>172</text:p>
          </table:table-cell>
          <table:table-cell office:value-type="float" office:value="134.889" calcext:value-type="float">
            <text:p>135</text:p>
          </table:table-cell>
          <table:table-cell office:value-type="float" office:value="135.043" calcext:value-type="float">
            <text:p>135</text:p>
          </table:table-cell>
          <table:table-cell office:value-type="float" office:value="144.191" calcext:value-type="float">
            <text:p>144</text:p>
          </table:table-cell>
          <table:table-cell office:value-type="float" office:value="143.554" calcext:value-type="float">
            <text:p>144</text:p>
          </table:table-cell>
          <table:table-cell table:formula="of:=+[.M22]*1.3" office:value-type="float" office:value="186.6202" calcext:value-type="float">
            <text:p>187</text:p>
          </table:table-cell>
          <table:table-cell table:formula="of:=+[.N22]*1.3" office:value-type="float" office:value="242.60626" calcext:value-type="float">
            <text:p>243</text:p>
          </table:table-cell>
          <table:table-cell table:formula="of:=+[.O22]*1.3" office:value-type="float" office:value="315.388138" calcext:value-type="float">
            <text:p>315</text:p>
          </table:table-cell>
          <table:table-cell table:formula="of:=+[.P22]*1.3" office:value-type="float" office:value="410.0045794" calcext:value-type="float">
            <text:p>410</text:p>
          </table:table-cell>
          <table:table-cell table:number-columns-repeated="3"/>
          <table:table-cell office:value-type="float" office:value="560.66" calcext:value-type="float">
            <text:p>561</text:p>
          </table:table-cell>
          <table:table-cell office:value-type="float" office:value="387.487" calcext:value-type="float">
            <text:p>387</text:p>
          </table:table-cell>
          <table:table-cell office:value-type="float" office:value="359.679" calcext:value-type="float">
            <text:p>360</text:p>
          </table:table-cell>
          <table:table-cell table:formula="of:=SUM([.B22:.E22])" office:value-type="float" office:value="404.624" calcext:value-type="float">
            <text:p>405</text:p>
          </table:table-cell>
          <table:table-cell table:formula="of:=SUM([.F22:.I22])" office:value-type="float" office:value="507.878" calcext:value-type="float">
            <text:p>508</text:p>
          </table:table-cell>
          <table:table-cell table:formula="of:=SUM([.J22:.M22])" office:value-type="float" office:value="557.677" calcext:value-type="float">
            <text:p>558</text:p>
          </table:table-cell>
          <table:table-cell table:formula="of:=+[.Z22]*1.2" office:value-type="float" office:value="669.2124" calcext:value-type="float">
            <text:p>669</text:p>
          </table:table-cell>
          <table:table-cell table:formula="of:=+[.AA22]*1.2" office:value-type="float" office:value="803.05488" calcext:value-type="float">
            <text:p>803</text:p>
          </table:table-cell>
          <table:table-cell table:formula="of:=+[.AB22]*1.2" office:value-type="float" office:value="963.665856" calcext:value-type="float">
            <text:p>964</text:p>
          </table:table-cell>
          <table:table-cell table:formula="of:=+[.AC22]*1.2" office:value-type="float" office:value="1156.3990272" calcext:value-type="float">
            <text:p>1,156</text:p>
          </table:table-cell>
          <table:table-cell table:formula="of:=+[.AD22]*1.2" office:value-type="float" office:value="1387.67883264" calcext:value-type="float">
            <text:p>1,388</text:p>
          </table:table-cell>
          <table:table-cell table:formula="of:=+[.AE22]*1.2" office:value-type="float" office:value="1665.214599168" calcext:value-type="float">
            <text:p>1,665</text:p>
          </table:table-cell>
          <table:table-cell table:formula="of:=+[.AF22]*1.2" office:value-type="float" office:value="1998.2575190016" calcext:value-type="float">
            <text:p>1,998</text:p>
          </table:table-cell>
          <table:table-cell table:formula="of:=+[.AG22]*1.2" office:value-type="float" office:value="2397.90902280192" calcext:value-type="float">
            <text:p>2,398</text:p>
          </table:table-cell>
          <table:table-cell table:formula="of:=+[.AH22]*1.2" office:value-type="float" office:value="2877.4908273623" calcext:value-type="float">
            <text:p>2,877</text:p>
          </table:table-cell>
          <table:table-cell table:formula="of:=+[.AI22]*1.2" office:value-type="float" office:value="3452.98899283476" calcext:value-type="float">
            <text:p>3,453</text:p>
          </table:table-cell>
          <table:table-cell table:number-columns-repeated="79"/>
          <table:table-cell table:style-name="ce48" table:number-columns-repeated="16269"/>
        </table:table-row>
        <table:table-row table:style-name="ro1">
          <table:table-cell table:style-name="ce48" office:value-type="string" calcext:value-type="string">
            <text:p>G&amp;A</text:p>
          </table:table-cell>
          <table:table-cell office:value-type="float" office:value="136.233" calcext:value-type="float">
            <text:p>136</text:p>
          </table:table-cell>
          <table:table-cell office:value-type="float" office:value="132.648" calcext:value-type="float">
            <text:p>133</text:p>
          </table:table-cell>
          <table:table-cell office:value-type="float" office:value="128.173" calcext:value-type="float">
            <text:p>128</text:p>
          </table:table-cell>
          <table:table-cell office:value-type="float" office:value="127.271" calcext:value-type="float">
            <text:p>127</text:p>
          </table:table-cell>
          <table:table-cell office:value-type="float" office:value="133.984" calcext:value-type="float">
            <text:p>134</text:p>
          </table:table-cell>
          <table:table-cell office:value-type="float" office:value="138.643" calcext:value-type="float">
            <text:p>139</text:p>
          </table:table-cell>
          <table:table-cell office:value-type="float" office:value="138.708" calcext:value-type="float">
            <text:p>139</text:p>
          </table:table-cell>
          <table:table-cell office:value-type="float" office:value="182.146" calcext:value-type="float">
            <text:p>182</text:p>
          </table:table-cell>
          <table:table-cell office:value-type="float" office:value="163.639" calcext:value-type="float">
            <text:p>164</text:p>
          </table:table-cell>
          <table:table-cell office:value-type="float" office:value="162.615" calcext:value-type="float">
            <text:p>163</text:p>
          </table:table-cell>
          <table:table-cell office:value-type="float" office:value="161.702" calcext:value-type="float">
            <text:p>162</text:p>
          </table:table-cell>
          <table:table-cell office:value-type="float" office:value="169.762" calcext:value-type="float">
            <text:p>170</text:p>
          </table:table-cell>
          <table:table-cell table:formula="of:=+[.M23]*1.3" office:value-type="float" office:value="220.6906" calcext:value-type="float">
            <text:p>221</text:p>
          </table:table-cell>
          <table:table-cell table:formula="of:=+[.N23]*1.3" office:value-type="float" office:value="286.89778" calcext:value-type="float">
            <text:p>287</text:p>
          </table:table-cell>
          <table:table-cell table:formula="of:=+[.O23]*1.3" office:value-type="float" office:value="372.967114" calcext:value-type="float">
            <text:p>373</text:p>
          </table:table-cell>
          <table:table-cell table:formula="of:=+[.P23]*1.3" office:value-type="float" office:value="484.8572482" calcext:value-type="float">
            <text:p>485</text:p>
          </table:table-cell>
          <table:table-cell table:number-columns-repeated="3"/>
          <table:table-cell office:value-type="float" office:value="669.444" calcext:value-type="float">
            <text:p>669</text:p>
          </table:table-cell>
          <table:table-cell office:value-type="float" office:value="611.532" calcext:value-type="float">
            <text:p>612</text:p>
          </table:table-cell>
          <table:table-cell office:value-type="float" office:value="596.333" calcext:value-type="float">
            <text:p>596</text:p>
          </table:table-cell>
          <table:table-cell table:formula="of:=SUM([.B23:.E23])" office:value-type="float" office:value="524.325" calcext:value-type="float">
            <text:p>524</text:p>
          </table:table-cell>
          <table:table-cell table:formula="of:=SUM([.F23:.I23])" office:value-type="float" office:value="593.481" calcext:value-type="float">
            <text:p>593</text:p>
          </table:table-cell>
          <table:table-cell table:formula="of:=SUM([.J23:.M23])" office:value-type="float" office:value="657.718" calcext:value-type="float">
            <text:p>658</text:p>
          </table:table-cell>
          <table:table-cell table:formula="of:=+[.Z23]*1.2" office:value-type="float" office:value="789.2616" calcext:value-type="float">
            <text:p>789</text:p>
          </table:table-cell>
          <table:table-cell table:formula="of:=+[.AA23]*1.2" office:value-type="float" office:value="947.11392" calcext:value-type="float">
            <text:p>947</text:p>
          </table:table-cell>
          <table:table-cell table:formula="of:=+[.AB23]*1.2" office:value-type="float" office:value="1136.536704" calcext:value-type="float">
            <text:p>1,137</text:p>
          </table:table-cell>
          <table:table-cell table:formula="of:=+[.AC23]*1.2" office:value-type="float" office:value="1363.8440448" calcext:value-type="float">
            <text:p>1,364</text:p>
          </table:table-cell>
          <table:table-cell table:formula="of:=+[.AD23]*1.2" office:value-type="float" office:value="1636.61285376" calcext:value-type="float">
            <text:p>1,637</text:p>
          </table:table-cell>
          <table:table-cell table:formula="of:=+[.AE23]*1.2" office:value-type="float" office:value="1963.935424512" calcext:value-type="float">
            <text:p>1,964</text:p>
          </table:table-cell>
          <table:table-cell table:formula="of:=+[.AF23]*1.2" office:value-type="float" office:value="2356.7225094144" calcext:value-type="float">
            <text:p>2,357</text:p>
          </table:table-cell>
          <table:table-cell table:formula="of:=+[.AG23]*1.2" office:value-type="float" office:value="2828.06701129728" calcext:value-type="float">
            <text:p>2,828</text:p>
          </table:table-cell>
          <table:table-cell table:formula="of:=+[.AH23]*1.2" office:value-type="float" office:value="3393.68041355674" calcext:value-type="float">
            <text:p>3,394</text:p>
          </table:table-cell>
          <table:table-cell table:formula="of:=+[.AI23]*1.2" office:value-type="float" office:value="4072.41649626808" calcext:value-type="float">
            <text:p>4,072</text:p>
          </table:table-cell>
          <table:table-cell table:number-columns-repeated="79"/>
          <table:table-cell table:style-name="ce48" table:number-columns-repeated="16269"/>
        </table:table-row>
        <table:table-row table:style-name="ro1">
          <table:table-cell table:style-name="ce48" office:value-type="string" calcext:value-type="string">
            <text:p>Op Exp</text:p>
          </table:table-cell>
          <table:table-cell table:formula="of:=+[.B21]+[.B22]+[.B23]" office:value-type="float" office:value="413.426" calcext:value-type="float">
            <text:p>413</text:p>
          </table:table-cell>
          <table:table-cell table:formula="of:=+[.C21]+[.C22]+[.C23]" office:value-type="float" office:value="416.344" calcext:value-type="float">
            <text:p>416</text:p>
          </table:table-cell>
          <table:table-cell table:formula="of:=+[.D21]+[.D22]+[.D23]" office:value-type="float" office:value="410.254" calcext:value-type="float">
            <text:p>410</text:p>
          </table:table-cell>
          <table:table-cell table:formula="of:=+[.E21]+[.E22]+[.E23]" office:value-type="float" office:value="433.917" calcext:value-type="float">
            <text:p>434</text:p>
          </table:table-cell>
          <table:table-cell table:formula="of:=+[.F21]+[.F22]+[.F23]" office:value-type="float" office:value="437.201" calcext:value-type="float">
            <text:p>437</text:p>
          </table:table-cell>
          <table:table-cell table:formula="of:=+[.G21]+[.G22]+[.G23]" office:value-type="float" office:value="444.233" calcext:value-type="float">
            <text:p>444</text:p>
          </table:table-cell>
          <table:table-cell table:formula="of:=+[.H21]+[.H22]+[.H23]" office:value-type="float" office:value="465.737" calcext:value-type="float">
            <text:p>466</text:p>
          </table:table-cell>
          <table:table-cell table:formula="of:=+[.I21]+[.I22]+[.I23]" office:value-type="float" office:value="641.943" calcext:value-type="float">
            <text:p>642</text:p>
          </table:table-cell>
          <table:table-cell table:formula="of:=+[.J21]+[.J22]+[.J23]" office:value-type="float" office:value="534.837" calcext:value-type="float">
            <text:p>535</text:p>
          </table:table-cell>
          <table:table-cell table:formula="of:=+[.K21]+[.K22]+[.K23]" office:value-type="float" office:value="541.446" calcext:value-type="float">
            <text:p>541</text:p>
          </table:table-cell>
          <table:table-cell table:formula="of:=+[.L21]+[.L22]+[.L23]" office:value-type="float" office:value="580.529" calcext:value-type="float">
            <text:p>581</text:p>
          </table:table-cell>
          <table:table-cell table:formula="of:=+[.M21]+[.M22]+[.M23]" office:value-type="float" office:value="615.316" calcext:value-type="float">
            <text:p>615</text:p>
          </table:table-cell>
          <table:table-cell table:formula="of:=+[.N21]+[.N22]+[.N23]" office:value-type="float" office:value="799.9108" calcext:value-type="float">
            <text:p>800</text:p>
          </table:table-cell>
          <table:table-cell table:formula="of:=+[.O21]+[.O22]+[.O23]" office:value-type="float" office:value="1039.88404" calcext:value-type="float">
            <text:p>1,040</text:p>
          </table:table-cell>
          <table:table-cell table:formula="of:=+[.P21]+[.P22]+[.P23]" office:value-type="float" office:value="1351.849252" calcext:value-type="float">
            <text:p>1,352</text:p>
          </table:table-cell>
          <table:table-cell table:formula="of:=+[.Q21]+[.Q22]+[.Q23]" office:value-type="float" office:value="1757.4040276" calcext:value-type="float">
            <text:p>1,757</text:p>
          </table:table-cell>
          <table:table-cell table:number-columns-repeated="3"/>
          <table:table-cell table:formula="of:=+[.U21]+[.U22]+[.U23]" office:value-type="float" office:value="1913.805" calcext:value-type="float">
            <text:p>1,914</text:p>
          </table:table-cell>
          <table:table-cell table:formula="of:=+[.V21]+[.V22]+[.V23]" office:value-type="float" office:value="1613.531" calcext:value-type="float">
            <text:p>1,614</text:p>
          </table:table-cell>
          <table:table-cell table:formula="of:=+[.W21]+[.W22]+[.W23]" office:value-type="float" office:value="1658.523" calcext:value-type="float">
            <text:p>1,659</text:p>
          </table:table-cell>
          <table:table-cell table:formula="of:=+[.X21]+[.X22]+[.X23]" office:value-type="float" office:value="1673.941" calcext:value-type="float">
            <text:p>1,674</text:p>
          </table:table-cell>
          <table:table-cell table:formula="of:=+[.Y21]+[.Y22]+[.Y23]" office:value-type="float" office:value="1989.114" calcext:value-type="float">
            <text:p>1,989</text:p>
          </table:table-cell>
          <table:table-cell table:formula="of:=+[.Z21]+[.Z22]+[.Z23]" office:value-type="float" office:value="2272.128" calcext:value-type="float">
            <text:p>2,272</text:p>
          </table:table-cell>
          <table:table-cell table:formula="of:=+[.AA21]+[.AA22]+[.AA23]" office:value-type="float" office:value="2726.5536" calcext:value-type="float">
            <text:p>2,727</text:p>
          </table:table-cell>
          <table:table-cell table:formula="of:=+[.AB21]+[.AB22]+[.AB23]" office:value-type="float" office:value="3271.86432" calcext:value-type="float">
            <text:p>3,272</text:p>
          </table:table-cell>
          <table:table-cell table:formula="of:=+[.AC21]+[.AC22]+[.AC23]" office:value-type="float" office:value="3926.237184" calcext:value-type="float">
            <text:p>3,926</text:p>
          </table:table-cell>
          <table:table-cell table:formula="of:=+[.AD21]+[.AD22]+[.AD23]" office:value-type="float" office:value="4711.4846208" calcext:value-type="float">
            <text:p>4,711</text:p>
          </table:table-cell>
          <table:table-cell table:formula="of:=+[.AE21]+[.AE22]+[.AE23]" office:value-type="float" office:value="5653.78154496" calcext:value-type="float">
            <text:p>5,654</text:p>
          </table:table-cell>
          <table:table-cell table:formula="of:=+[.AF21]+[.AF22]+[.AF23]" office:value-type="float" office:value="6784.537853952" calcext:value-type="float">
            <text:p>6,785</text:p>
          </table:table-cell>
          <table:table-cell table:formula="of:=+[.AG21]+[.AG22]+[.AG23]" office:value-type="float" office:value="8141.4454247424" calcext:value-type="float">
            <text:p>8,141</text:p>
          </table:table-cell>
          <table:table-cell table:formula="of:=+[.AH21]+[.AH22]+[.AH23]" office:value-type="float" office:value="9769.73450969088" calcext:value-type="float">
            <text:p>9,770</text:p>
          </table:table-cell>
          <table:table-cell table:formula="of:=+[.AI21]+[.AI22]+[.AI23]" office:value-type="float" office:value="11723.6814116291" calcext:value-type="float">
            <text:p>11,724</text:p>
          </table:table-cell>
          <table:table-cell table:formula="of:=+[.AJ21]+[.AJ22]+[.AJ23]" office:value-type="float" office:value="14068.4176939549" calcext:value-type="float">
            <text:p>14,068</text:p>
          </table:table-cell>
          <table:table-cell table:number-columns-repeated="79"/>
          <table:table-cell table:style-name="ce48" table:number-columns-repeated="16269"/>
        </table:table-row>
        <table:table-row table:style-name="ro1">
          <table:table-cell table:style-name="ce48" office:value-type="string" calcext:value-type="string">
            <text:p>Op Income / EBIT</text:p>
          </table:table-cell>
          <table:table-cell table:formula="of:=+[.B20]-[.B24]" office:value-type="float" office:value="4.11500000000007" calcext:value-type="float">
            <text:p>4</text:p>
          </table:table-cell>
          <table:table-cell table:formula="of:=+[.C20]-[.C24]" office:value-type="float" office:value="10.074" calcext:value-type="float">
            <text:p>10</text:p>
          </table:table-cell>
          <table:table-cell table:formula="of:=+[.D20]-[.D24]" office:value-type="float" office:value="39.983" calcext:value-type="float">
            <text:p>40</text:p>
          </table:table-cell>
          <table:table-cell table:formula="of:=+[.E20]-[.E24]" office:value-type="float" office:value="65.794" calcext:value-type="float">
            <text:p>66</text:p>
          </table:table-cell>
          <table:table-cell table:formula="of:=+[.F20]-[.F24]" office:value-type="float" office:value="80.881" calcext:value-type="float">
            <text:p>81</text:p>
          </table:table-cell>
          <table:table-cell table:formula="of:=+[.G20]-[.G24]" office:value-type="float" office:value="105.339" calcext:value-type="float">
            <text:p>105</text:p>
          </table:table-cell>
          <table:table-cell table:formula="of:=+[.H20]-[.H24]" office:value-type="float" office:value="113.14" calcext:value-type="float">
            <text:p>113</text:p>
          </table:table-cell>
          <table:table-cell table:formula="of:=+[.I20]-[.I24]" office:value-type="float" office:value="11.043" calcext:value-type="float">
            <text:p>11</text:p>
          </table:table-cell>
          <table:table-cell table:formula="of:=+[.J20]-[.J24]" office:value-type="float" office:value="176.048" calcext:value-type="float">
            <text:p>176</text:p>
          </table:table-cell>
          <table:table-cell table:formula="of:=+[.K20]-[.K24]" office:value-type="float" office:value="269.317" calcext:value-type="float">
            <text:p>269</text:p>
          </table:table-cell>
          <table:table-cell table:formula="of:=+[.L20]-[.L24]" office:value-type="float" office:value="393.256" calcext:value-type="float">
            <text:p>393</text:p>
          </table:table-cell>
          <table:table-cell table:formula="of:=+[.M20]-[.M24]" office:value-type="float" office:value="575.584" calcext:value-type="float">
            <text:p>576</text:p>
          </table:table-cell>
          <table:table-cell table:formula="of:=+[.N20]-[.N24]" office:value-type="float" office:value="499.35605" calcext:value-type="float">
            <text:p>499</text:p>
          </table:table-cell>
          <table:table-cell table:formula="of:=+[.O20]-[.O24]" office:value-type="float" office:value="351.240002" calcext:value-type="float">
            <text:p>351</text:p>
          </table:table-cell>
          <table:table-cell table:formula="of:=+[.P20]-[.P24]" office:value-type="float" office:value="235.538396" calcext:value-type="float">
            <text:p>236</text:p>
          </table:table-cell>
          <table:table-cell table:formula="of:=+[.Q20]-[.Q24]" office:value-type="float" office:value="74.2495723999994" calcext:value-type="float">
            <text:p>74</text:p>
          </table:table-cell>
          <table:table-cell table:number-columns-repeated="3"/>
          <table:table-cell table:formula="of:=+[.U20]-[.U24]" office:value-type="float" office:value="-1173.679" calcext:value-type="float">
            <text:p>(1,174)</text:p>
          </table:table-cell>
          <table:table-cell table:formula="of:=+[.V20]-[.V24]" office:value-type="float" office:value="-411.046" calcext:value-type="float">
            <text:p>(411)</text:p>
          </table:table-cell>
          <table:table-cell table:formula="of:=+[.W20]-[.W24]" office:value-type="float" office:value="-161.201" calcext:value-type="float">
            <text:p>(161)</text:p>
          </table:table-cell>
          <table:table-cell table:formula="of:=+[.X20]-[.X24]" office:value-type="float" office:value="119.966" calcext:value-type="float">
            <text:p>120</text:p>
          </table:table-cell>
          <table:table-cell table:formula="of:=+[.Y20]-[.Y24]" office:value-type="float" office:value="310.403" calcext:value-type="float">
            <text:p>310</text:p>
          </table:table-cell>
          <table:table-cell table:formula="of:=+[.Z20]-[.Z24]" office:value-type="float" office:value="1414.205" calcext:value-type="float">
            <text:p>1,414</text:p>
          </table:table-cell>
          <table:table-cell table:formula="of:=+[.AA20]-[.AA24]" office:value-type="float" office:value="3360.05024" calcext:value-type="float">
            <text:p>3,360</text:p>
          </table:table-cell>
          <table:table-cell table:formula="of:=+[.AB20]-[.AB24]" office:value-type="float" office:value="5553.711248" calcext:value-type="float">
            <text:p>5,554</text:p>
          </table:table-cell>
          <table:table-cell table:formula="of:=+[.AC20]-[.AC24]" office:value-type="float" office:value="8429.5686112" calcext:value-type="float">
            <text:p>8,430</text:p>
          </table:table-cell>
          <table:table-cell table:formula="of:=+[.AD20]-[.AD24]" office:value-type="float" office:value="11968.85320272" calcext:value-type="float">
            <text:p>11,969</text:p>
          </table:table-cell>
          <table:table-cell table:formula="of:=+[.AE20]-[.AE24]" office:value-type="float" office:value="16030.657625616" calcext:value-type="float">
            <text:p>16,031</text:p>
          </table:table-cell>
          <table:table-cell table:formula="of:=+[.AF20]-[.AF24]" office:value-type="float" office:value="21405.2330677968" calcext:value-type="float">
            <text:p>21,405</text:p>
          </table:table-cell>
          <table:table-cell table:formula="of:=+[.AG20]-[.AG24]" office:value-type="float" office:value="28505.256773531" calcext:value-type="float">
            <text:p>28,505</text:p>
          </table:table-cell>
          <table:table-cell table:formula="of:=+[.AH20]-[.AH24]" office:value-type="float" office:value="37870.9783480646" calcext:value-type="float">
            <text:p>37,871</text:p>
          </table:table-cell>
          <table:table-cell table:formula="of:=+[.AI20]-[.AI24]" office:value-type="float" office:value="50209.2453034531" calcext:value-type="float">
            <text:p>50,209</text:p>
          </table:table-cell>
          <table:table-cell table:formula="of:=+[.AJ20]-[.AJ24]" office:value-type="float" office:value="66444.3870356519" calcext:value-type="float">
            <text:p>66,444</text:p>
          </table:table-cell>
          <table:table-cell table:number-columns-repeated="79"/>
          <table:table-cell table:style-name="ce48" table:number-columns-repeated="16269"/>
        </table:table-row>
        <table:table-row table:style-name="ro1">
          <table:table-cell table:style-name="ce48" office:value-type="string" calcext:value-type="string">
            <text:p>Interest Income</text:p>
          </table:table-cell>
          <table:table-cell table:formula="of:=+20.853-1.275" office:value-type="float" office:value="19.578" calcext:value-type="float">
            <text:p>20</text:p>
          </table:table-cell>
          <table:table-cell table:formula="of:=+30.31-1.317" office:value-type="float" office:value="28.993" calcext:value-type="float">
            <text:p>29</text:p>
          </table:table-cell>
          <table:table-cell table:formula="of:=+36.864-0.742" office:value-type="float" office:value="36.122" calcext:value-type="float">
            <text:p>36</text:p>
          </table:table-cell>
          <table:table-cell office:value-type="float" office:value="44.545" calcext:value-type="float">
            <text:p>45</text:p>
          </table:table-cell>
          <table:table-cell office:value-type="float" office:value="43.352" calcext:value-type="float">
            <text:p>43</text:p>
          </table:table-cell>
          <table:table-cell office:value-type="float" office:value="46.593" calcext:value-type="float">
            <text:p>47</text:p>
          </table:table-cell>
          <table:table-cell office:value-type="float" office:value="52.12" calcext:value-type="float">
            <text:p>52</text:p>
          </table:table-cell>
          <table:table-cell office:value-type="float" office:value="54.727" calcext:value-type="float">
            <text:p>55</text:p>
          </table:table-cell>
          <table:table-cell office:value-type="float" office:value="50.441" calcext:value-type="float">
            <text:p>50</text:p>
          </table:table-cell>
          <table:table-cell office:value-type="float" office:value="56.255" calcext:value-type="float">
            <text:p>56</text:p>
          </table:table-cell>
          <table:table-cell office:value-type="float" office:value="59.762" calcext:value-type="float">
            <text:p>60</text:p>
          </table:table-cell>
          <table:table-cell office:value-type="float" office:value="62.723" calcext:value-type="float">
            <text:p>63</text:p>
          </table:table-cell>
          <table:table-cell table:number-columns-repeated="7"/>
          <table:table-cell table:formula="of:=+4.68-14.139" office:value-type="float" office:value="-9.459" calcext:value-type="float">
            <text:p>(9)</text:p>
          </table:table-cell>
          <table:table-cell table:formula="of:=+1.607-3.64" office:value-type="float" office:value="-2.033" calcext:value-type="float">
            <text:p>(2)</text:p>
          </table:table-cell>
          <table:table-cell table:formula="of:=+20.309-4.058" office:value-type="float" office:value="16.251" calcext:value-type="float">
            <text:p>16</text:p>
          </table:table-cell>
          <table:table-cell table:formula="of:=SUM([.B26:.E26])" office:value-type="float" office:value="129.238" calcext:value-type="float">
            <text:p>129</text:p>
          </table:table-cell>
          <table:table-cell table:formula="of:=SUM([.F26:.I26])" office:value-type="float" office:value="196.792" calcext:value-type="float">
            <text:p>197</text:p>
          </table:table-cell>
          <table:table-cell table:formula="of:=SUM([.J26:.M26])" office:value-type="float" office:value="229.181" calcext:value-type="float">
            <text:p>229</text:p>
          </table:table-cell>
          <table:table-cell table:number-columns-repeated="10" office:value-type="float" office:value="250" calcext:value-type="float">
            <text:p>250</text:p>
          </table:table-cell>
          <table:table-cell table:number-columns-repeated="79"/>
          <table:table-cell table:style-name="ce48" table:number-columns-repeated="16269"/>
        </table:table-row>
        <table:table-row table:style-name="ro1">
          <table:table-cell table:style-name="ce48" office:value-type="string" calcext:value-type="string">
            <text:p>Other Income</text:p>
          </table:table-cell>
          <table:table-cell office:value-type="float" office:value="-2.861" calcext:value-type="float">
            <text:p>(3)</text:p>
          </table:table-cell>
          <table:table-cell office:value-type="float" office:value="-9.024" calcext:value-type="float">
            <text:p>(9)</text:p>
          </table:table-cell>
          <table:table-cell office:value-type="float" office:value="3.864" calcext:value-type="float">
            <text:p>4</text:p>
          </table:table-cell>
          <table:table-cell office:value-type="float" office:value="-4.092" calcext:value-type="float">
            <text:p>(4)</text:p>
          </table:table-cell>
          <table:table-cell office:value-type="float" office:value="-13.507" calcext:value-type="float">
            <text:p>(14)</text:p>
          </table:table-cell>
          <table:table-cell office:value-type="float" office:value="-11.173" calcext:value-type="float">
            <text:p>(11)</text:p>
          </table:table-cell>
          <table:table-cell office:value-type="float" office:value="-8.11" calcext:value-type="float">
            <text:p>(8)</text:p>
          </table:table-cell>
          <table:table-cell office:value-type="float" office:value="14.768" calcext:value-type="float">
            <text:p>15</text:p>
          </table:table-cell>
          <table:table-cell office:value-type="float" office:value="-3.173" calcext:value-type="float">
            <text:p>(3)</text:p>
          </table:table-cell>
          <table:table-cell office:value-type="float" office:value="6.596" calcext:value-type="float">
            <text:p>7</text:p>
          </table:table-cell>
          <table:table-cell office:value-type="float" office:value="27.483" calcext:value-type="float">
            <text:p>27</text:p>
          </table:table-cell>
          <table:table-cell office:value-type="float" office:value="-16.734" calcext:value-type="float">
            <text:p>(17)</text:p>
          </table:table-cell>
          <table:table-cell table:number-columns-repeated="7"/>
          <table:table-cell office:value-type="float" office:value="4.111" calcext:value-type="float">
            <text:p>4</text:p>
          </table:table-cell>
          <table:table-cell office:value-type="float" office:value="-75.415" calcext:value-type="float">
            <text:p>(75)</text:p>
          </table:table-cell>
          <table:table-cell office:value-type="float" office:value="-216.077" calcext:value-type="float">
            <text:p>(216)</text:p>
          </table:table-cell>
          <table:table-cell table:formula="of:=SUM([.B27:.E27])" office:value-type="float" office:value="-12.113" calcext:value-type="float">
            <text:p>(12)</text:p>
          </table:table-cell>
          <table:table-cell table:formula="of:=SUM([.F27:.I27])" office:value-type="float" office:value="-18.022" calcext:value-type="float">
            <text:p>(18)</text:p>
          </table:table-cell>
          <table:table-cell table:formula="of:=SUM([.J27:.M27])" office:value-type="float" office:value="14.172" calcext:value-type="float">
            <text:p>14</text:p>
          </table:table-cell>
          <table:table-cell table:formula="of:=+[.Z50]*[.$AM$39]" office:value-type="float" office:value="347.38515" calcext:value-type="float">
            <text:p>347</text:p>
          </table:table-cell>
          <table:table-cell table:formula="of:=+[.AA50]*[.$AM$39]" office:value-type="float" office:value="525.46974255" calcext:value-type="float">
            <text:p>525</text:p>
          </table:table-cell>
          <table:table-cell table:formula="of:=+[.AB50]*[.$AM$39]" office:value-type="float" office:value="810.28288712475" calcext:value-type="float">
            <text:p>810</text:p>
          </table:table-cell>
          <table:table-cell table:formula="of:=+[.AC50]*[.$AM$39]" office:value-type="float" office:value="1237.32620454936" calcext:value-type="float">
            <text:p>1,237</text:p>
          </table:table-cell>
          <table:table-cell table:formula="of:=+[.AD50]*[.$AM$39]" office:value-type="float" office:value="1842.85427787649" calcext:value-type="float">
            <text:p>1,843</text:p>
          </table:table-cell>
          <table:table-cell table:formula="of:=+[.AE50]*[.$AM$39]" office:value-type="float" office:value="2658.41231353365" calcext:value-type="float">
            <text:p>2,658</text:p>
          </table:table-cell>
          <table:table-cell table:formula="of:=+[.AF50]*[.$AM$39]" office:value-type="float" office:value="3752.52635569352" calcext:value-type="float">
            <text:p>3,753</text:p>
          </table:table-cell>
          <table:table-cell table:formula="of:=+[.AG50]*[.$AM$39]" office:value-type="float" office:value="5215.37659650862" calcext:value-type="float">
            <text:p>5,215</text:p>
          </table:table-cell>
          <table:table-cell table:formula="of:=+[.AH50]*[.$AM$39]" office:value-type="float" office:value="7165.51256901442" calcext:value-type="float">
            <text:p>7,166</text:p>
          </table:table-cell>
          <table:table-cell table:formula="of:=+[.AI50]*[.$AM$39]" office:value-type="float" office:value="9758.62667327545" calcext:value-type="float">
            <text:p>9,759</text:p>
          </table:table-cell>
          <table:table-cell table:number-columns-repeated="79"/>
          <table:table-cell table:style-name="ce48" table:number-columns-repeated="16269"/>
        </table:table-row>
        <table:table-row table:style-name="ro1">
          <table:table-cell table:style-name="ce48" office:value-type="string" calcext:value-type="string">
            <text:p>Pretax</text:p>
          </table:table-cell>
          <table:table-cell table:formula="of:=+[.B25]+[.B26]+[.B27]" office:value-type="float" office:value="20.8320000000001" calcext:value-type="float">
            <text:p>21</text:p>
          </table:table-cell>
          <table:table-cell table:formula="of:=+[.C25]+[.C26]+[.C27]" office:value-type="float" office:value="30.043" calcext:value-type="float">
            <text:p>30</text:p>
          </table:table-cell>
          <table:table-cell table:formula="of:=+[.D25]+[.D26]+[.D27]" office:value-type="float" office:value="79.969" calcext:value-type="float">
            <text:p>80</text:p>
          </table:table-cell>
          <table:table-cell table:formula="of:=+[.E25]+[.E26]+[.E27]" office:value-type="float" office:value="106.247" calcext:value-type="float">
            <text:p>106</text:p>
          </table:table-cell>
          <table:table-cell table:formula="of:=+[.F25]+[.F26]+[.F27]" office:value-type="float" office:value="110.726" calcext:value-type="float">
            <text:p>111</text:p>
          </table:table-cell>
          <table:table-cell table:formula="of:=+[.G25]+[.G26]+[.G27]" office:value-type="float" office:value="140.759" calcext:value-type="float">
            <text:p>141</text:p>
          </table:table-cell>
          <table:table-cell table:formula="of:=+[.H25]+[.H26]+[.H27]" office:value-type="float" office:value="157.15" calcext:value-type="float">
            <text:p>157</text:p>
          </table:table-cell>
          <table:table-cell table:formula="of:=+[.I25]+[.I26]+[.I27]" office:value-type="float" office:value="80.538" calcext:value-type="float">
            <text:p>81</text:p>
          </table:table-cell>
          <table:table-cell table:formula="of:=+[.J25]+[.J26]+[.J27]" office:value-type="float" office:value="223.316" calcext:value-type="float">
            <text:p>223</text:p>
          </table:table-cell>
          <table:table-cell table:formula="of:=+[.K25]+[.K26]+[.K27]" office:value-type="float" office:value="332.168" calcext:value-type="float">
            <text:p>332</text:p>
          </table:table-cell>
          <table:table-cell table:formula="of:=+[.L25]+[.L26]+[.L27]" office:value-type="float" office:value="480.501" calcext:value-type="float">
            <text:p>481</text:p>
          </table:table-cell>
          <table:table-cell table:formula="of:=+[.M25]+[.M26]+[.M27]" office:value-type="float" office:value="621.573" calcext:value-type="float">
            <text:p>622</text:p>
          </table:table-cell>
          <table:table-cell table:formula="of:=+[.N25]+[.N26]+[.N27]" office:value-type="float" office:value="499.35605" calcext:value-type="float">
            <text:p>499</text:p>
          </table:table-cell>
          <table:table-cell table:formula="of:=+[.O25]+[.O26]+[.O27]" office:value-type="float" office:value="351.240002" calcext:value-type="float">
            <text:p>351</text:p>
          </table:table-cell>
          <table:table-cell table:formula="of:=+[.P25]+[.P26]+[.P27]" office:value-type="float" office:value="235.538396" calcext:value-type="float">
            <text:p>236</text:p>
          </table:table-cell>
          <table:table-cell table:formula="of:=+[.Q25]+[.Q26]+[.Q27]" office:value-type="float" office:value="74.2495723999994" calcext:value-type="float">
            <text:p>74</text:p>
          </table:table-cell>
          <table:table-cell table:number-columns-repeated="3"/>
          <table:table-cell table:formula="of:=+[.U25]+[.U26]+[.U27]" office:value-type="float" office:value="-1179.027" calcext:value-type="float">
            <text:p>(1,179)</text:p>
          </table:table-cell>
          <table:table-cell table:formula="of:=+[.V25]+[.V26]+[.V27]" office:value-type="float" office:value="-488.494" calcext:value-type="float">
            <text:p>(488)</text:p>
          </table:table-cell>
          <table:table-cell table:formula="of:=+[.W25]+[.W26]+[.W27]" office:value-type="float" office:value="-361.027" calcext:value-type="float">
            <text:p>(361)</text:p>
          </table:table-cell>
          <table:table-cell table:formula="of:=+[.X25]+[.X26]+[.X27]" office:value-type="float" office:value="237.091" calcext:value-type="float">
            <text:p>237</text:p>
          </table:table-cell>
          <table:table-cell table:formula="of:=+[.Y25]+[.Y26]+[.Y27]" office:value-type="float" office:value="489.173" calcext:value-type="float">
            <text:p>489</text:p>
          </table:table-cell>
          <table:table-cell table:formula="of:=+[.Z25]+[.Z26]+[.Z27]" office:value-type="float" office:value="1657.558" calcext:value-type="float">
            <text:p>1,658</text:p>
          </table:table-cell>
          <table:table-cell table:formula="of:=+[.AA25]+[.AA26]+[.AA27]" office:value-type="float" office:value="3957.43539" calcext:value-type="float">
            <text:p>3,957</text:p>
          </table:table-cell>
          <table:table-cell table:formula="of:=+[.AB25]+[.AB26]+[.AB27]" office:value-type="float" office:value="6329.18099055" calcext:value-type="float">
            <text:p>6,329</text:p>
          </table:table-cell>
          <table:table-cell table:formula="of:=+[.AC25]+[.AC26]+[.AC27]" office:value-type="float" office:value="9489.85149832475" calcext:value-type="float">
            <text:p>9,490</text:p>
          </table:table-cell>
          <table:table-cell table:formula="of:=+[.AD25]+[.AD26]+[.AD27]" office:value-type="float" office:value="13456.1794072694" calcext:value-type="float">
            <text:p>13,456</text:p>
          </table:table-cell>
          <table:table-cell table:formula="of:=+[.AE25]+[.AE26]+[.AE27]" office:value-type="float" office:value="18123.5119034925" calcext:value-type="float">
            <text:p>18,124</text:p>
          </table:table-cell>
          <table:table-cell table:formula="of:=+[.AF25]+[.AF26]+[.AF27]" office:value-type="float" office:value="24313.6453813304" calcext:value-type="float">
            <text:p>24,314</text:p>
          </table:table-cell>
          <table:table-cell table:formula="of:=+[.AG25]+[.AG26]+[.AG27]" office:value-type="float" office:value="32507.7831292245" calcext:value-type="float">
            <text:p>32,508</text:p>
          </table:table-cell>
          <table:table-cell table:formula="of:=+[.AH25]+[.AH26]+[.AH27]" office:value-type="float" office:value="43336.3549445732" calcext:value-type="float">
            <text:p>43,336</text:p>
          </table:table-cell>
          <table:table-cell table:formula="of:=+[.AI25]+[.AI26]+[.AI27]" office:value-type="float" office:value="57624.7578724675" calcext:value-type="float">
            <text:p>57,625</text:p>
          </table:table-cell>
          <table:table-cell table:formula="of:=+[.AJ25]+[.AJ26]+[.AJ27]" office:value-type="float" office:value="76453.0137089274" calcext:value-type="float">
            <text:p>76,453</text:p>
          </table:table-cell>
          <table:table-cell table:number-columns-repeated="79"/>
          <table:table-cell table:style-name="ce48" table:number-columns-repeated="16269"/>
        </table:table-row>
        <table:table-row table:style-name="ro1">
          <table:table-cell table:style-name="ce48" office:value-type="string" calcext:value-type="string">
            <text:p>Tax</text:p>
          </table:table-cell>
          <table:table-cell office:value-type="float" office:value="1.681" calcext:value-type="float">
            <text:p>2</text:p>
          </table:table-cell>
          <table:table-cell office:value-type="float" office:value="2.171" calcext:value-type="float">
            <text:p>2</text:p>
          </table:table-cell>
          <table:table-cell office:value-type="float" office:value="6.53" calcext:value-type="float">
            <text:p>7</text:p>
          </table:table-cell>
          <table:table-cell office:value-type="float" office:value="9.334" calcext:value-type="float">
            <text:p>9</text:p>
          </table:table-cell>
          <table:table-cell office:value-type="float" office:value="4.655" calcext:value-type="float">
            <text:p>5</text:p>
          </table:table-cell>
          <table:table-cell office:value-type="float" office:value="5.189" calcext:value-type="float">
            <text:p>5</text:p>
          </table:table-cell>
          <table:table-cell office:value-type="float" office:value="7.809" calcext:value-type="float">
            <text:p>8</text:p>
          </table:table-cell>
          <table:table-cell office:value-type="float" office:value="3.602" calcext:value-type="float">
            <text:p>4</text:p>
          </table:table-cell>
          <table:table-cell office:value-type="float" office:value="5.599" calcext:value-type="float">
            <text:p>6</text:p>
          </table:table-cell>
          <table:table-cell office:value-type="float" office:value="3.596" calcext:value-type="float">
            <text:p>4</text:p>
          </table:table-cell>
          <table:table-cell office:value-type="float" office:value="3.753" calcext:value-type="float">
            <text:p>4</text:p>
          </table:table-cell>
          <table:table-cell office:value-type="float" office:value="9.776" calcext:value-type="float">
            <text:p>10</text:p>
          </table:table-cell>
          <table:table-cell table:number-columns-repeated="7"/>
          <table:table-cell office:value-type="float" office:value="-12.636" calcext:value-type="float">
            <text:p>(13)</text:p>
          </table:table-cell>
          <table:table-cell office:value-type="float" office:value="31.885" calcext:value-type="float">
            <text:p>32</text:p>
          </table:table-cell>
          <table:table-cell office:value-type="float" office:value="10.067" calcext:value-type="float">
            <text:p>10</text:p>
          </table:table-cell>
          <table:table-cell table:formula="of:=SUM([.B29:.E29])" office:value-type="float" office:value="19.716" calcext:value-type="float">
            <text:p>20</text:p>
          </table:table-cell>
          <table:table-cell table:formula="of:=SUM([.F29:.I29])" office:value-type="float" office:value="21.255" calcext:value-type="float">
            <text:p>21</text:p>
          </table:table-cell>
          <table:table-cell table:formula="of:=SUM([.J29:.M29])" office:value-type="float" office:value="22.724" calcext:value-type="float">
            <text:p>23</text:p>
          </table:table-cell>
          <table:table-cell table:formula="of:=+[.AA28]*0.1" office:value-type="float" office:value="395.743539" calcext:value-type="float">
            <text:p>396</text:p>
          </table:table-cell>
          <table:table-cell table:formula="of:=+[.AB28]*0.1" office:value-type="float" office:value="632.918099055" calcext:value-type="float">
            <text:p>633</text:p>
          </table:table-cell>
          <table:table-cell table:formula="of:=+[.AC28]*0.1" office:value-type="float" office:value="948.985149832475" calcext:value-type="float">
            <text:p>949</text:p>
          </table:table-cell>
          <table:table-cell table:formula="of:=+[.AD28]*0.1" office:value-type="float" office:value="1345.61794072694" calcext:value-type="float">
            <text:p>1,346</text:p>
          </table:table-cell>
          <table:table-cell table:formula="of:=+[.AE28]*0.1" office:value-type="float" office:value="1812.35119034925" calcext:value-type="float">
            <text:p>1,812</text:p>
          </table:table-cell>
          <table:table-cell table:formula="of:=+[.AF28]*0.1" office:value-type="float" office:value="2431.36453813305" calcext:value-type="float">
            <text:p>2,431</text:p>
          </table:table-cell>
          <table:table-cell table:formula="of:=+[.AG28]*0.1" office:value-type="float" office:value="3250.77831292245" calcext:value-type="float">
            <text:p>3,251</text:p>
          </table:table-cell>
          <table:table-cell table:formula="of:=+[.AH28]*0.1" office:value-type="float" office:value="4333.63549445732" calcext:value-type="float">
            <text:p>4,334</text:p>
          </table:table-cell>
          <table:table-cell table:formula="of:=+[.AI28]*0.1" office:value-type="float" office:value="5762.47578724675" calcext:value-type="float">
            <text:p>5,762</text:p>
          </table:table-cell>
          <table:table-cell table:formula="of:=+[.AJ28]*0.1" office:value-type="float" office:value="7645.30137089274" calcext:value-type="float">
            <text:p>7,645</text:p>
          </table:table-cell>
          <table:table-cell table:number-columns-repeated="79"/>
          <table:table-cell table:style-name="ce48" table:number-columns-repeated="16269"/>
        </table:table-row>
        <table:table-row table:style-name="ro1">
          <table:table-cell table:style-name="ce7" office:value-type="string" calcext:value-type="string">
            <text:p>Net Inc</text:p>
          </table:table-cell>
          <table:table-cell table:style-name="ce7" table:formula="of:=+[.B28]-[.B29]" office:value-type="float" office:value="19.1510000000001" calcext:value-type="float">
            <text:p>19</text:p>
          </table:table-cell>
          <table:table-cell table:style-name="ce7" table:formula="of:=+[.C28]-[.C29]" office:value-type="float" office:value="27.872" calcext:value-type="float">
            <text:p>28</text:p>
          </table:table-cell>
          <table:table-cell table:style-name="ce7" table:formula="of:=+[.D28]-[.D29]" office:value-type="float" office:value="73.439" calcext:value-type="float">
            <text:p>73</text:p>
          </table:table-cell>
          <table:table-cell table:style-name="ce7" table:formula="of:=+[.E28]-[.E29]" office:value-type="float" office:value="96.913" calcext:value-type="float">
            <text:p>97</text:p>
          </table:table-cell>
          <table:table-cell table:style-name="ce7" table:formula="of:=+[.F28]-[.F29]" office:value-type="float" office:value="106.071" calcext:value-type="float">
            <text:p>106</text:p>
          </table:table-cell>
          <table:table-cell table:style-name="ce7" table:formula="of:=+[.G28]-[.G29]" office:value-type="float" office:value="135.57" calcext:value-type="float">
            <text:p>136</text:p>
          </table:table-cell>
          <table:table-cell table:style-name="ce7" table:formula="of:=+[.H28]-[.H29]" office:value-type="float" office:value="149.341" calcext:value-type="float">
            <text:p>149</text:p>
          </table:table-cell>
          <table:table-cell table:style-name="ce7" table:formula="of:=+[.I28]-[.I29]" office:value-type="float" office:value="76.936" calcext:value-type="float">
            <text:p>77</text:p>
          </table:table-cell>
          <table:table-cell table:style-name="ce7" table:formula="of:=+[.J28]-[.J29]" office:value-type="float" office:value="217.717" calcext:value-type="float">
            <text:p>218</text:p>
          </table:table-cell>
          <table:table-cell table:style-name="ce7" table:formula="of:=+[.K28]-[.K29]" office:value-type="float" office:value="328.572" calcext:value-type="float">
            <text:p>329</text:p>
          </table:table-cell>
          <table:table-cell table:style-name="ce7" table:formula="of:=+[.L28]-[.L29]" office:value-type="float" office:value="476.748" calcext:value-type="float">
            <text:p>477</text:p>
          </table:table-cell>
          <table:table-cell table:style-name="ce7" table:formula="of:=+[.M28]-[.M29]" office:value-type="float" office:value="611.797" calcext:value-type="float">
            <text:p>612</text:p>
          </table:table-cell>
          <table:table-cell table:style-name="ce7" table:formula="of:=+[.N28]-[.N29]" office:value-type="float" office:value="499.35605" calcext:value-type="float">
            <text:p>499</text:p>
          </table:table-cell>
          <table:table-cell table:style-name="ce7" table:formula="of:=+[.O28]-[.O29]" office:value-type="float" office:value="351.240002" calcext:value-type="float">
            <text:p>351</text:p>
          </table:table-cell>
          <table:table-cell table:style-name="ce7" table:formula="of:=+[.P28]-[.P29]" office:value-type="float" office:value="235.538396" calcext:value-type="float">
            <text:p>236</text:p>
          </table:table-cell>
          <table:table-cell table:style-name="ce7" table:formula="of:=+[.Q28]-[.Q29]" office:value-type="float" office:value="74.2495723999994" calcext:value-type="float">
            <text:p>74</text:p>
          </table:table-cell>
          <table:table-cell table:style-name="ce7" table:number-columns-repeated="3"/>
          <table:table-cell table:style-name="ce7" table:formula="of:=+[.U28]-[.U29]" office:value-type="float" office:value="-1166.391" calcext:value-type="float">
            <text:p>(1,166)</text:p>
          </table:table-cell>
          <table:table-cell table:style-name="ce7" table:formula="of:=+[.V28]-[.V29]" office:value-type="float" office:value="-520.379" calcext:value-type="float">
            <text:p>(520)</text:p>
          </table:table-cell>
          <table:table-cell table:style-name="ce7" table:formula="of:=+[.W28]-[.W29]" office:value-type="float" office:value="-371.094" calcext:value-type="float">
            <text:p>(371)</text:p>
          </table:table-cell>
          <table:table-cell table:style-name="ce7" table:formula="of:=+[.X28]-[.X29]" office:value-type="float" office:value="217.375" calcext:value-type="float">
            <text:p>217</text:p>
          </table:table-cell>
          <table:table-cell table:style-name="ce7" table:formula="of:=+[.Y28]-[.Y29]" office:value-type="float" office:value="467.918" calcext:value-type="float">
            <text:p>468</text:p>
          </table:table-cell>
          <table:table-cell table:style-name="ce7" table:formula="of:=+[.Z28]-[.Z29]" office:value-type="float" office:value="1634.834" calcext:value-type="float">
            <text:p>1,635</text:p>
          </table:table-cell>
          <table:table-cell table:style-name="ce7" table:formula="of:=+[.AA28]-[.AA29]" office:value-type="float" office:value="3561.691851" calcext:value-type="float">
            <text:p>3,562</text:p>
          </table:table-cell>
          <table:table-cell table:style-name="ce7" table:formula="of:=+[.AB28]-[.AB29]" office:value-type="float" office:value="5696.262891495" calcext:value-type="float">
            <text:p>5,696</text:p>
          </table:table-cell>
          <table:table-cell table:style-name="ce7" table:formula="of:=+[.AC28]-[.AC29]" office:value-type="float" office:value="8540.86634849227" calcext:value-type="float">
            <text:p>8,541</text:p>
          </table:table-cell>
          <table:table-cell table:style-name="ce7" table:formula="of:=+[.AD28]-[.AD29]" office:value-type="float" office:value="12110.5614665424" calcext:value-type="float">
            <text:p>12,111</text:p>
          </table:table-cell>
          <table:table-cell table:style-name="ce7" table:formula="of:=+[.AE28]-[.AE29]" office:value-type="float" office:value="16311.1607131432" calcext:value-type="float">
            <text:p>16,311</text:p>
          </table:table-cell>
          <table:table-cell table:style-name="ce7" table:formula="of:=+[.AF28]-[.AF29]" office:value-type="float" office:value="21882.2808431974" calcext:value-type="float">
            <text:p>21,882</text:p>
          </table:table-cell>
          <table:table-cell table:style-name="ce7" table:formula="of:=+[.AG28]-[.AG29]" office:value-type="float" office:value="29257.0048163021" calcext:value-type="float">
            <text:p>29,257</text:p>
          </table:table-cell>
          <table:table-cell table:style-name="ce7" table:formula="of:=+[.AH28]-[.AH29]" office:value-type="float" office:value="39002.7194501159" calcext:value-type="float">
            <text:p>39,003</text:p>
          </table:table-cell>
          <table:table-cell table:style-name="ce7" table:formula="of:=+[.AI28]-[.AI29]" office:value-type="float" office:value="51862.2820852208" calcext:value-type="float">
            <text:p>51,862</text:p>
          </table:table-cell>
          <table:table-cell table:style-name="ce7" table:formula="of:=+[.AJ28]-[.AJ29]" office:value-type="float" office:value="68807.7123380346" calcext:value-type="float">
            <text:p>68,808</text:p>
          </table:table-cell>
          <table:table-cell table:style-name="ce7" table:formula="of:=+[.AJ30]*(1+[.$AM$37])" office:value-type="float" office:value="70871.9437081757" calcext:value-type="float">
            <text:p>70,872</text:p>
          </table:table-cell>
          <table:table-cell table:style-name="ce7" table:formula="of:=+[.AK30]*(1+[.$AM$37])" office:value-type="float" office:value="72998.102019421" calcext:value-type="float">
            <text:p>72,998</text:p>
          </table:table-cell>
          <table:table-cell table:style-name="ce7" table:formula="of:=+[.AL30]*(1+[.$AM$37])" office:value-type="float" office:value="75188.0450800036" calcext:value-type="float">
            <text:p>75,188</text:p>
          </table:table-cell>
          <table:table-cell table:style-name="ce7" table:formula="of:=+[.AM30]*(1+[.$AM$37])" office:value-type="float" office:value="77443.6864324037" calcext:value-type="float">
            <text:p>77,444</text:p>
          </table:table-cell>
          <table:table-cell table:style-name="ce7" table:formula="of:=+[.AN30]*(1+[.$AM$37])" office:value-type="float" office:value="79766.9970253758" calcext:value-type="float">
            <text:p>79,767</text:p>
          </table:table-cell>
          <table:table-cell table:style-name="ce7" table:formula="of:=+[.AO30]*(1+[.$AM$37])" office:value-type="float" office:value="82160.0069361371" calcext:value-type="float">
            <text:p>82,160</text:p>
          </table:table-cell>
          <table:table-cell table:style-name="ce7" table:formula="of:=+[.AP30]*(1+[.$AM$37])" office:value-type="float" office:value="84624.8071442212" calcext:value-type="float">
            <text:p>84,625</text:p>
          </table:table-cell>
          <table:table-cell table:style-name="ce7" table:formula="of:=+[.AQ30]*(1+[.$AM$37])" office:value-type="float" office:value="87163.5513585478" calcext:value-type="float">
            <text:p>87,164</text:p>
          </table:table-cell>
          <table:table-cell table:style-name="ce7" table:formula="of:=+[.AR30]*(1+[.$AM$37])" office:value-type="float" office:value="89778.4578993043" calcext:value-type="float">
            <text:p>89,778</text:p>
          </table:table-cell>
          <table:table-cell table:style-name="ce7" table:formula="of:=+[.AS30]*(1+[.$AM$37])" office:value-type="float" office:value="92471.8116362834" calcext:value-type="float">
            <text:p>92,472</text:p>
          </table:table-cell>
          <table:table-cell table:style-name="ce7" table:formula="of:=+[.AT30]*(1+[.$AM$37])" office:value-type="float" office:value="95245.9659853719" calcext:value-type="float">
            <text:p>95,246</text:p>
          </table:table-cell>
          <table:table-cell table:style-name="ce7" table:formula="of:=+[.AU30]*(1+[.$AM$37])" office:value-type="float" office:value="98103.3449649331" calcext:value-type="float">
            <text:p>98,103</text:p>
          </table:table-cell>
          <table:table-cell table:style-name="ce7" table:formula="of:=+[.AV30]*(1+[.$AM$37])" office:value-type="float" office:value="101046.445313881" calcext:value-type="float">
            <text:p>101,046</text:p>
          </table:table-cell>
          <table:table-cell table:style-name="ce7" table:formula="of:=+[.AW30]*(1+[.$AM$37])" office:value-type="float" office:value="104077.838673298" calcext:value-type="float">
            <text:p>104,078</text:p>
          </table:table-cell>
          <table:table-cell table:style-name="ce7" table:formula="of:=+[.AX30]*(1+[.$AM$37])" office:value-type="float" office:value="107200.173833496" calcext:value-type="float">
            <text:p>107,200</text:p>
          </table:table-cell>
          <table:table-cell table:style-name="ce7" table:formula="of:=+[.AY30]*(1+[.$AM$37])" office:value-type="float" office:value="110416.179048501" calcext:value-type="float">
            <text:p>110,416</text:p>
          </table:table-cell>
          <table:table-cell table:style-name="ce7" table:formula="of:=+[.AZ30]*(1+[.$AM$37])" office:value-type="float" office:value="113728.664419956" calcext:value-type="float">
            <text:p>113,729</text:p>
          </table:table-cell>
          <table:table-cell table:style-name="ce7" table:formula="of:=+[.BA30]*(1+[.$AM$37])" office:value-type="float" office:value="117140.524352555" calcext:value-type="float">
            <text:p>117,141</text:p>
          </table:table-cell>
          <table:table-cell table:style-name="ce7" table:formula="of:=+[.BB30]*(1+[.$AM$37])" office:value-type="float" office:value="120654.740083132" calcext:value-type="float">
            <text:p>120,655</text:p>
          </table:table-cell>
          <table:table-cell table:style-name="ce7" table:formula="of:=+[.BC30]*(1+[.$AM$37])" office:value-type="float" office:value="124274.382285626" calcext:value-type="float">
            <text:p>124,274</text:p>
          </table:table-cell>
          <table:table-cell table:style-name="ce7" table:formula="of:=+[.BD30]*(1+[.$AM$37])" office:value-type="float" office:value="128002.613754194" calcext:value-type="float">
            <text:p>128,003</text:p>
          </table:table-cell>
          <table:table-cell table:style-name="ce7" table:formula="of:=+[.BE30]*(1+[.$AM$37])" office:value-type="float" office:value="131842.69216682" calcext:value-type="float">
            <text:p>131,843</text:p>
          </table:table-cell>
          <table:table-cell table:style-name="ce7" table:formula="of:=+[.BF30]*(1+[.$AM$37])" office:value-type="float" office:value="135797.972931825" calcext:value-type="float">
            <text:p>135,798</text:p>
          </table:table-cell>
          <table:table-cell table:style-name="ce7" table:formula="of:=+[.BG30]*(1+[.$AM$37])" office:value-type="float" office:value="139871.91211978" calcext:value-type="float">
            <text:p>139,872</text:p>
          </table:table-cell>
          <table:table-cell table:style-name="ce7" table:formula="of:=+[.BH30]*(1+[.$AM$37])" office:value-type="float" office:value="144068.069483373" calcext:value-type="float">
            <text:p>144,068</text:p>
          </table:table-cell>
          <table:table-cell table:style-name="ce7" table:formula="of:=+[.BI30]*(1+[.$AM$37])" office:value-type="float" office:value="148390.111567874" calcext:value-type="float">
            <text:p>148,390</text:p>
          </table:table-cell>
          <table:table-cell table:style-name="ce7" table:formula="of:=+[.BJ30]*(1+[.$AM$37])" office:value-type="float" office:value="152841.81491491" calcext:value-type="float">
            <text:p>152,842</text:p>
          </table:table-cell>
          <table:table-cell table:style-name="ce7" table:formula="of:=+[.BK30]*(1+[.$AM$37])" office:value-type="float" office:value="157427.069362358" calcext:value-type="float">
            <text:p>157,427</text:p>
          </table:table-cell>
          <table:table-cell table:style-name="ce7" table:formula="of:=+[.BL30]*(1+[.$AM$37])" office:value-type="float" office:value="162149.881443229" calcext:value-type="float">
            <text:p>162,150</text:p>
          </table:table-cell>
          <table:table-cell table:style-name="ce7" table:formula="of:=+[.BM30]*(1+[.$AM$37])" office:value-type="float" office:value="167014.377886525" calcext:value-type="float">
            <text:p>167,014</text:p>
          </table:table-cell>
          <table:table-cell table:style-name="ce7" table:formula="of:=+[.BN30]*(1+[.$AM$37])" office:value-type="float" office:value="172024.809223121" calcext:value-type="float">
            <text:p>172,025</text:p>
          </table:table-cell>
          <table:table-cell table:style-name="ce7" table:formula="of:=+[.BO30]*(1+[.$AM$37])" office:value-type="float" office:value="177185.553499815" calcext:value-type="float">
            <text:p>177,186</text:p>
          </table:table-cell>
          <table:table-cell table:style-name="ce7" table:formula="of:=+[.BP30]*(1+[.$AM$37])" office:value-type="float" office:value="182501.120104809" calcext:value-type="float">
            <text:p>182,501</text:p>
          </table:table-cell>
          <table:table-cell table:style-name="ce7" table:formula="of:=+[.BQ30]*(1+[.$AM$37])" office:value-type="float" office:value="187976.153707954" calcext:value-type="float">
            <text:p>187,976</text:p>
          </table:table-cell>
          <table:table-cell table:style-name="ce7" table:formula="of:=+[.BR30]*(1+[.$AM$37])" office:value-type="float" office:value="193615.438319192" calcext:value-type="float">
            <text:p>193,615</text:p>
          </table:table-cell>
          <table:table-cell table:style-name="ce7" table:formula="of:=+[.BS30]*(1+[.$AM$37])" office:value-type="float" office:value="199423.901468768" calcext:value-type="float">
            <text:p>199,424</text:p>
          </table:table-cell>
          <table:table-cell table:style-name="ce7" table:formula="of:=+[.BT30]*(1+[.$AM$37])" office:value-type="float" office:value="205406.618512831" calcext:value-type="float">
            <text:p>205,407</text:p>
          </table:table-cell>
          <table:table-cell table:style-name="ce7" table:formula="of:=+[.BU30]*(1+[.$AM$37])" office:value-type="float" office:value="211568.817068216" calcext:value-type="float">
            <text:p>211,569</text:p>
          </table:table-cell>
          <table:table-cell table:style-name="ce7" table:formula="of:=+[.BV30]*(1+[.$AM$37])" office:value-type="float" office:value="217915.881580262" calcext:value-type="float">
            <text:p>217,916</text:p>
          </table:table-cell>
          <table:table-cell table:style-name="ce7" table:formula="of:=+[.BW30]*(1+[.$AM$37])" office:value-type="float" office:value="224453.35802767" calcext:value-type="float">
            <text:p>224,453</text:p>
          </table:table-cell>
          <table:table-cell table:style-name="ce7" table:formula="of:=+[.BX30]*(1+[.$AM$37])" office:value-type="float" office:value="231186.9587685" calcext:value-type="float">
            <text:p>231,187</text:p>
          </table:table-cell>
          <table:table-cell table:style-name="ce7" table:formula="of:=+[.BY30]*(1+[.$AM$37])" office:value-type="float" office:value="238122.567531555" calcext:value-type="float">
            <text:p>238,123</text:p>
          </table:table-cell>
          <table:table-cell table:style-name="ce7" table:formula="of:=+[.BZ30]*(1+[.$AM$37])" office:value-type="float" office:value="245266.244557502" calcext:value-type="float">
            <text:p>245,266</text:p>
          </table:table-cell>
          <table:table-cell table:style-name="ce7" table:formula="of:=+[.CA30]*(1+[.$AM$37])" office:value-type="float" office:value="252624.231894227" calcext:value-type="float">
            <text:p>252,624</text:p>
          </table:table-cell>
          <table:table-cell table:style-name="ce7" table:formula="of:=+[.CB30]*(1+[.$AM$37])" office:value-type="float" office:value="260202.958851054" calcext:value-type="float">
            <text:p>260,203</text:p>
          </table:table-cell>
          <table:table-cell table:style-name="ce7" table:formula="of:=+[.CC30]*(1+[.$AM$37])" office:value-type="float" office:value="268009.047616586" calcext:value-type="float">
            <text:p>268,009</text:p>
          </table:table-cell>
          <table:table-cell table:style-name="ce7" table:formula="of:=+[.CD30]*(1+[.$AM$37])" office:value-type="float" office:value="276049.319045083" calcext:value-type="float">
            <text:p>276,049</text:p>
          </table:table-cell>
          <table:table-cell table:style-name="ce7" table:formula="of:=+[.CE30]*(1+[.$AM$37])" office:value-type="float" office:value="284330.798616436" calcext:value-type="float">
            <text:p>284,331</text:p>
          </table:table-cell>
          <table:table-cell table:style-name="ce7" table:formula="of:=+[.CF30]*(1+[.$AM$37])" office:value-type="float" office:value="292860.722574929" calcext:value-type="float">
            <text:p>292,861</text:p>
          </table:table-cell>
          <table:table-cell table:style-name="ce7" table:formula="of:=+[.CG30]*(1+[.$AM$37])" office:value-type="float" office:value="301646.544252177" calcext:value-type="float">
            <text:p>301,647</text:p>
          </table:table-cell>
          <table:table-cell table:style-name="ce7" table:formula="of:=+[.CH30]*(1+[.$AM$37])" office:value-type="float" office:value="310695.940579742" calcext:value-type="float">
            <text:p>310,696</text:p>
          </table:table-cell>
          <table:table-cell table:style-name="ce7" table:formula="of:=+[.CI30]*(1+[.$AM$37])" office:value-type="float" office:value="320016.818797134" calcext:value-type="float">
            <text:p>320,017</text:p>
          </table:table-cell>
          <table:table-cell table:style-name="ce7" table:formula="of:=+[.CJ30]*(1+[.$AM$37])" office:value-type="float" office:value="329617.323361048" calcext:value-type="float">
            <text:p>329,617</text:p>
          </table:table-cell>
          <table:table-cell table:style-name="ce7" table:formula="of:=+[.CK30]*(1+[.$AM$37])" office:value-type="float" office:value="339505.84306188" calcext:value-type="float">
            <text:p>339,506</text:p>
          </table:table-cell>
          <table:table-cell table:style-name="ce7" table:formula="of:=+[.CL30]*(1+[.$AM$37])" office:value-type="float" office:value="349691.018353736" calcext:value-type="float">
            <text:p>349,691</text:p>
          </table:table-cell>
          <table:table-cell table:style-name="ce7" table:formula="of:=+[.CM30]*(1+[.$AM$37])" office:value-type="float" office:value="360181.748904348" calcext:value-type="float">
            <text:p>360,182</text:p>
          </table:table-cell>
          <table:table-cell table:style-name="ce7" table:formula="of:=+[.CN30]*(1+[.$AM$37])" office:value-type="float" office:value="370987.201371478" calcext:value-type="float">
            <text:p>370,987</text:p>
          </table:table-cell>
          <table:table-cell table:style-name="ce7" table:formula="of:=+[.CO30]*(1+[.$AM$37])" office:value-type="float" office:value="382116.817412623" calcext:value-type="float">
            <text:p>382,117</text:p>
          </table:table-cell>
          <table:table-cell table:style-name="ce7" table:formula="of:=+[.CP30]*(1+[.$AM$37])" office:value-type="float" office:value="393580.321935001" calcext:value-type="float">
            <text:p>393,580</text:p>
          </table:table-cell>
          <table:table-cell table:style-name="ce7" table:formula="of:=+[.CQ30]*(1+[.$AM$37])" office:value-type="float" office:value="405387.731593052" calcext:value-type="float">
            <text:p>405,388</text:p>
          </table:table-cell>
          <table:table-cell table:style-name="ce7" table:formula="of:=+[.CR30]*(1+[.$AM$37])" office:value-type="float" office:value="417549.363540843" calcext:value-type="float">
            <text:p>417,549</text:p>
          </table:table-cell>
          <table:table-cell table:style-name="ce7" table:formula="of:=+[.CS30]*(1+[.$AM$37])" office:value-type="float" office:value="430075.844447068" calcext:value-type="float">
            <text:p>430,076</text:p>
          </table:table-cell>
          <table:table-cell table:style-name="ce7" table:formula="of:=+[.CT30]*(1+[.$AM$37])" office:value-type="float" office:value="442978.11978048" calcext:value-type="float">
            <text:p>442,978</text:p>
          </table:table-cell>
          <table:table-cell table:style-name="ce7" table:formula="of:=+[.CU30]*(1+[.$AM$37])" office:value-type="float" office:value="456267.463373895" calcext:value-type="float">
            <text:p>456,267</text:p>
          </table:table-cell>
          <table:table-cell table:style-name="ce7" table:formula="of:=+[.CV30]*(1+[.$AM$37])" office:value-type="float" office:value="469955.487275112" calcext:value-type="float">
            <text:p>469,955</text:p>
          </table:table-cell>
          <table:table-cell table:style-name="ce7" table:formula="of:=+[.CW30]*(1+[.$AM$37])" office:value-type="float" office:value="484054.151893365" calcext:value-type="float">
            <text:p>484,054</text:p>
          </table:table-cell>
          <table:table-cell table:style-name="ce7" table:formula="of:=+[.CX30]*(1+[.$AM$37])" office:value-type="float" office:value="498575.776450166" calcext:value-type="float">
            <text:p>498,576</text:p>
          </table:table-cell>
          <table:table-cell table:style-name="ce7" table:formula="of:=+[.CY30]*(1+[.$AM$37])" office:value-type="float" office:value="513533.049743671" calcext:value-type="float">
            <text:p>513,533</text:p>
          </table:table-cell>
          <table:table-cell table:style-name="ce7" table:formula="of:=+[.CZ30]*(1+[.$AM$37])" office:value-type="float" office:value="528939.041235981" calcext:value-type="float">
            <text:p>528,939</text:p>
          </table:table-cell>
          <table:table-cell table:style-name="ce7" table:formula="of:=+[.DA30]*(1+[.$AM$37])" office:value-type="float" office:value="544807.212473061" calcext:value-type="float">
            <text:p>544,807</text:p>
          </table:table-cell>
          <table:table-cell table:style-name="ce7" table:formula="of:=+[.DB30]*(1+[.$AM$37])" office:value-type="float" office:value="561151.428847252" calcext:value-type="float">
            <text:p>561,151</text:p>
          </table:table-cell>
          <table:table-cell table:style-name="ce7" table:formula="of:=+[.DC30]*(1+[.$AM$37])" office:value-type="float" office:value="577985.97171267" calcext:value-type="float">
            <text:p>577,986</text:p>
          </table:table-cell>
          <table:table-cell table:style-name="ce7" table:formula="of:=+[.DD30]*(1+[.$AM$37])" office:value-type="float" office:value="595325.55086405" calcext:value-type="float">
            <text:p>595,326</text:p>
          </table:table-cell>
          <table:table-cell table:style-name="ce7" table:formula="of:=+[.DE30]*(1+[.$AM$37])" office:value-type="float" office:value="613185.317389972" calcext:value-type="float">
            <text:p>613,185</text:p>
          </table:table-cell>
          <table:table-cell table:style-name="ce7" table:formula="of:=+[.DF30]*(1+[.$AM$37])" office:value-type="float" office:value="631580.876911671" calcext:value-type="float">
            <text:p>631,581</text:p>
          </table:table-cell>
          <table:table-cell table:style-name="ce7" table:formula="of:=+[.DG30]*(1+[.$AM$37])" office:value-type="float" office:value="650528.303219021" calcext:value-type="float">
            <text:p>650,528</text:p>
          </table:table-cell>
          <table:table-cell table:style-name="ce7" table:formula="of:=+[.DH30]*(1+[.$AM$37])" office:value-type="float" office:value="670044.152315592" calcext:value-type="float">
            <text:p>670,044</text:p>
          </table:table-cell>
          <table:table-cell table:style-name="ce7" table:formula="of:=+[.DI30]*(1+[.$AM$37])" office:value-type="float" office:value="690145.476885059" calcext:value-type="float">
            <text:p>690,145</text:p>
          </table:table-cell>
          <table:table-cell table:style-name="ce7" table:formula="of:=+[.DJ30]*(1+[.$AM$37])" office:value-type="float" office:value="710849.841191611" calcext:value-type="float">
            <text:p>710,850</text:p>
          </table:table-cell>
          <table:table-cell table:style-name="ce7" table:number-columns-repeated="16269"/>
        </table:table-row>
        <table:table-row table:style-name="ro1">
          <table:table-cell table:style-name="ce48" office:value-type="string" calcext:value-type="string">
            <text:p>NCI</text:p>
          </table:table-cell>
          <table:table-cell office:value-type="float" office:value="2.349" calcext:value-type="float">
            <text:p>2</text:p>
          </table:table-cell>
          <table:table-cell office:value-type="float" office:value="-0.255" calcext:value-type="float">
            <text:p>(0)</text:p>
          </table:table-cell>
          <table:table-cell office:value-type="float" office:value="1.934" calcext:value-type="float">
            <text:p>2</text:p>
          </table:table-cell>
          <table:table-cell office:value-type="float" office:value="3.522" calcext:value-type="float">
            <text:p>4</text:p>
          </table:table-cell>
          <table:table-cell office:value-type="float" office:value="0.541" calcext:value-type="float">
            <text:p>1</text:p>
          </table:table-cell>
          <table:table-cell office:value-type="float" office:value="1.444" calcext:value-type="float">
            <text:p>1</text:p>
          </table:table-cell>
          <table:table-cell office:value-type="float" office:value="5.816" calcext:value-type="float">
            <text:p>6</text:p>
          </table:table-cell>
          <table:table-cell office:value-type="float" office:value="-2.073" calcext:value-type="float">
            <text:p>(2)</text:p>
          </table:table-cell>
          <table:table-cell office:value-type="float" office:value="3.686" calcext:value-type="float">
            <text:p>4</text:p>
          </table:table-cell>
          <table:table-cell office:value-type="float" office:value="1.845" calcext:value-type="float">
            <text:p>2</text:p>
          </table:table-cell>
          <table:table-cell office:value-type="float" office:value="1.149" calcext:value-type="float">
            <text:p>1</text:p>
          </table:table-cell>
          <table:table-cell office:value-type="float" office:value="2.931" calcext:value-type="float">
            <text:p>3</text:p>
          </table:table-cell>
          <table:table-cell table:number-columns-repeated="7"/>
          <table:table-cell table:number-columns-repeated="2" office:value-type="float" office:value="0" calcext:value-type="float">
            <text:p>-</text:p>
          </table:table-cell>
          <table:table-cell office:value-type="float" office:value="2.611" calcext:value-type="float">
            <text:p>3</text:p>
          </table:table-cell>
          <table:table-cell table:formula="of:=SUM([.B31:.E31])" office:value-type="float" office:value="7.55" calcext:value-type="float">
            <text:p>8</text:p>
          </table:table-cell>
          <table:table-cell table:formula="of:=SUM([.F31:.I31])" office:value-type="float" office:value="5.728" calcext:value-type="float">
            <text:p>6</text:p>
          </table:table-cell>
          <table:table-cell table:formula="of:=SUM([.J31:.M31])" office:value-type="float" office:value="9.611" calcext:value-type="float">
            <text:p>10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79"/>
          <table:table-cell table:style-name="ce48" table:number-columns-repeated="16269"/>
        </table:table-row>
        <table:table-row table:style-name="ro1">
          <table:table-cell table:style-name="ce19" office:value-type="string" calcext:value-type="string">
            <text:p>Net Inc PLTR</text:p>
          </table:table-cell>
          <table:table-cell table:style-name="ce19" table:formula="of:=+[.B30]-[.B31]" office:value-type="float" office:value="16.8020000000001" calcext:value-type="float">
            <text:p>17</text:p>
          </table:table-cell>
          <table:table-cell table:style-name="ce19" table:formula="of:=+[.C30]-[.C31]" office:value-type="float" office:value="28.127" calcext:value-type="float">
            <text:p>28</text:p>
          </table:table-cell>
          <table:table-cell table:style-name="ce19" table:formula="of:=+[.D30]-[.D31]" office:value-type="float" office:value="71.505" calcext:value-type="float">
            <text:p>72</text:p>
          </table:table-cell>
          <table:table-cell table:style-name="ce19" table:formula="of:=+[.E30]-[.E31]" office:value-type="float" office:value="93.391" calcext:value-type="float">
            <text:p>93</text:p>
          </table:table-cell>
          <table:table-cell table:style-name="ce19" table:formula="of:=+[.F30]-[.F31]" office:value-type="float" office:value="105.53" calcext:value-type="float">
            <text:p>106</text:p>
          </table:table-cell>
          <table:table-cell table:style-name="ce19" table:formula="of:=+[.G30]-[.G31]" office:value-type="float" office:value="134.126" calcext:value-type="float">
            <text:p>134</text:p>
          </table:table-cell>
          <table:table-cell table:style-name="ce19" table:formula="of:=+[.H30]-[.H31]" office:value-type="float" office:value="143.525" calcext:value-type="float">
            <text:p>144</text:p>
          </table:table-cell>
          <table:table-cell table:style-name="ce19" table:formula="of:=+[.I30]-[.I31]" office:value-type="float" office:value="79.009" calcext:value-type="float">
            <text:p>79</text:p>
          </table:table-cell>
          <table:table-cell table:style-name="ce19" table:formula="of:=+[.J30]-[.J31]" office:value-type="float" office:value="214.031" calcext:value-type="float">
            <text:p>214</text:p>
          </table:table-cell>
          <table:table-cell table:style-name="ce19" table:formula="of:=+[.K30]-[.K31]" office:value-type="float" office:value="326.727" calcext:value-type="float">
            <text:p>327</text:p>
          </table:table-cell>
          <table:table-cell table:style-name="ce19" table:formula="of:=+[.L30]-[.L31]" office:value-type="float" office:value="475.599" calcext:value-type="float">
            <text:p>476</text:p>
          </table:table-cell>
          <table:table-cell table:style-name="ce19" table:formula="of:=+[.M30]-[.M31]" office:value-type="float" office:value="608.866" calcext:value-type="float">
            <text:p>609</text:p>
          </table:table-cell>
          <table:table-cell table:style-name="ce19" table:formula="of:=+[.N30]-[.N31]" office:value-type="float" office:value="499.35605" calcext:value-type="float">
            <text:p>499</text:p>
          </table:table-cell>
          <table:table-cell table:style-name="ce19" table:formula="of:=+[.O30]-[.O31]" office:value-type="float" office:value="351.240002" calcext:value-type="float">
            <text:p>351</text:p>
          </table:table-cell>
          <table:table-cell table:style-name="ce19" table:formula="of:=+[.P30]-[.P31]" office:value-type="float" office:value="235.538396" calcext:value-type="float">
            <text:p>236</text:p>
          </table:table-cell>
          <table:table-cell table:style-name="ce19" table:formula="of:=+[.Q30]-[.Q31]" office:value-type="float" office:value="74.2495723999994" calcext:value-type="float">
            <text:p>74</text:p>
          </table:table-cell>
          <table:table-cell table:style-name="ce19" table:number-columns-repeated="3"/>
          <table:table-cell table:style-name="ce19" table:formula="of:=+[.U30]-[.U31]" office:value-type="float" office:value="-1166.391" calcext:value-type="float">
            <text:p>(1,166)</text:p>
          </table:table-cell>
          <table:table-cell table:style-name="ce19" table:formula="of:=+[.V30]-[.V31]" office:value-type="float" office:value="-520.379" calcext:value-type="float">
            <text:p>(520)</text:p>
          </table:table-cell>
          <table:table-cell table:style-name="ce19" table:formula="of:=+[.W30]-[.W31]" office:value-type="float" office:value="-373.705" calcext:value-type="float">
            <text:p>(374)</text:p>
          </table:table-cell>
          <table:table-cell table:style-name="ce19" table:formula="of:=+[.X30]-[.X31]" office:value-type="float" office:value="209.825" calcext:value-type="float">
            <text:p>210</text:p>
          </table:table-cell>
          <table:table-cell table:style-name="ce19" table:formula="of:=+[.Y30]-[.Y31]" office:value-type="float" office:value="462.19" calcext:value-type="float">
            <text:p>462</text:p>
          </table:table-cell>
          <table:table-cell table:style-name="ce19" table:formula="of:=+[.Z30]-[.Z31]" office:value-type="float" office:value="1625.223" calcext:value-type="float">
            <text:p>1,625</text:p>
          </table:table-cell>
          <table:table-cell table:style-name="ce19" table:formula="of:=+[.AA30]-[.AA31]" office:value-type="float" office:value="3546.691851" calcext:value-type="float">
            <text:p>3,547</text:p>
          </table:table-cell>
          <table:table-cell table:style-name="ce19" table:formula="of:=+[.AB30]-[.AB31]" office:value-type="float" office:value="5681.262891495" calcext:value-type="float">
            <text:p>5,681</text:p>
          </table:table-cell>
          <table:table-cell table:style-name="ce19" table:formula="of:=+[.AC30]-[.AC31]" office:value-type="float" office:value="8525.86634849227" calcext:value-type="float">
            <text:p>8,526</text:p>
          </table:table-cell>
          <table:table-cell table:style-name="ce19" table:formula="of:=+[.AD30]-[.AD31]" office:value-type="float" office:value="12095.5614665424" calcext:value-type="float">
            <text:p>12,096</text:p>
          </table:table-cell>
          <table:table-cell table:style-name="ce19" table:formula="of:=+[.AE30]-[.AE31]" office:value-type="float" office:value="16296.1607131432" calcext:value-type="float">
            <text:p>16,296</text:p>
          </table:table-cell>
          <table:table-cell table:style-name="ce19" table:formula="of:=+[.AF30]-[.AF31]" office:value-type="float" office:value="21867.2808431974" calcext:value-type="float">
            <text:p>21,867</text:p>
          </table:table-cell>
          <table:table-cell table:style-name="ce19" table:formula="of:=+[.AG30]-[.AG31]" office:value-type="float" office:value="29242.0048163021" calcext:value-type="float">
            <text:p>29,242</text:p>
          </table:table-cell>
          <table:table-cell table:style-name="ce19" table:formula="of:=+[.AH30]-[.AH31]" office:value-type="float" office:value="38987.7194501159" calcext:value-type="float">
            <text:p>38,988</text:p>
          </table:table-cell>
          <table:table-cell table:style-name="ce19" table:formula="of:=+[.AI30]-[.AI31]" office:value-type="float" office:value="51847.2820852208" calcext:value-type="float">
            <text:p>51,847</text:p>
          </table:table-cell>
          <table:table-cell table:style-name="ce19" table:formula="of:=+[.AJ30]-[.AJ31]" office:value-type="float" office:value="68792.7123380346" calcext:value-type="float">
            <text:p>68,793</text:p>
          </table:table-cell>
          <table:table-cell table:style-name="ce19" table:number-columns-repeated="16348"/>
        </table:table-row>
        <table:table-row table:style-name="ro1">
          <table:table-cell table:style-name="ce6" office:value-type="string" calcext:value-type="string">
            <text:p>EPS</text:p>
          </table:table-cell>
          <table:table-cell table:style-name="ce6" table:formula="of:=[.B32]/[.B34]" office:value-type="float" office:value="0.00757720956472763" calcext:value-type="float">
            <text:p>0.01</text:p>
          </table:table-cell>
          <table:table-cell table:style-name="ce6" table:formula="of:=[.C32]/[.C34]" office:value-type="float" office:value="0.0123463943410347" calcext:value-type="float">
            <text:p>0.01</text:p>
          </table:table-cell>
          <table:table-cell table:style-name="ce6" table:formula="of:=[.D32]/[.D34]" office:value-type="float" office:value="0.0307469040247678" calcext:value-type="float">
            <text:p>0.03</text:p>
          </table:table-cell>
          <table:table-cell table:style-name="ce6" table:formula="of:=[.E32]/[.E34]" office:value-type="float" office:value="0.0426986111098411" calcext:value-type="float">
            <text:p>0.04</text:p>
          </table:table-cell>
          <table:table-cell table:style-name="ce6" table:formula="of:=[.F32]/[.F34]" office:value-type="float" office:value="0.0439688730544097" calcext:value-type="float">
            <text:p>0.04</text:p>
          </table:table-cell>
          <table:table-cell table:style-name="ce6" table:formula="of:=[.G32]/[.G34]" office:value-type="float" office:value="0.0601032805279818" calcext:value-type="float">
            <text:p>0.06</text:p>
          </table:table-cell>
          <table:table-cell table:style-name="ce6" table:formula="of:=[.H32]/[.H34]" office:value-type="float" office:value="0.0583532451966568" calcext:value-type="float">
            <text:p>0.06</text:p>
          </table:table-cell>
          <table:table-cell table:style-name="ce6" table:formula="of:=[.I32]/[.I34]" office:value-type="float" office:value="0.0342789634007453" calcext:value-type="float">
            <text:p>0.03</text:p>
          </table:table-cell>
          <table:table-cell table:style-name="ce6" table:formula="of:=[.J32]/[.J34]" office:value-type="float" office:value="0.0838410728849452" calcext:value-type="float">
            <text:p>0.08</text:p>
          </table:table-cell>
          <table:table-cell table:style-name="ce6" table:formula="of:=[.K32]/[.K34]" office:value-type="float" office:value="0.138139503026388" calcext:value-type="float">
            <text:p>0.14</text:p>
          </table:table-cell>
          <table:table-cell table:style-name="ce6" table:formula="of:=[.L32]/[.L34]" office:value-type="float" office:value="0.184981896550718" calcext:value-type="float">
            <text:p>0.18</text:p>
          </table:table-cell>
          <table:table-cell table:style-name="ce6" table:formula="of:=[.M32]/[.M34]" office:value-type="float" office:value="0.255086086411519" calcext:value-type="float">
            <text:p>0.26</text:p>
          </table:table-cell>
          <table:table-cell table:style-name="ce6" table:formula="of:=[.N32]/[.N34]" office:value-type="string" office:string-value="" calcext:value-type="error">
            <text:p>#DIV/0!</text:p>
          </table:table-cell>
          <table:table-cell table:style-name="ce6" table:formula="of:=[.O32]/[.O34]" office:value-type="string" office:string-value="" calcext:value-type="error">
            <text:p>#DIV/0!</text:p>
          </table:table-cell>
          <table:table-cell table:style-name="ce6" table:formula="of:=[.P32]/[.P34]" office:value-type="string" office:string-value="" calcext:value-type="error">
            <text:p>#DIV/0!</text:p>
          </table:table-cell>
          <table:table-cell table:style-name="ce6" table:formula="of:=[.Q32]/[.Q34]" office:value-type="string" office:string-value="" calcext:value-type="error">
            <text:p>#DIV/0!</text:p>
          </table:table-cell>
          <table:table-cell table:style-name="ce6" table:number-columns-repeated="3"/>
          <table:table-cell table:style-name="ce6" table:formula="of:=[.U32]/[.U34]" office:value-type="float" office:value="-1.19100915932321" calcext:value-type="float">
            <text:p>(1.19)</text:p>
          </table:table-cell>
          <table:table-cell table:style-name="ce6" table:formula="of:=[.V32]/[.V34]" office:value-type="float" office:value="-0.270521106852352" calcext:value-type="float">
            <text:p>(0.27)</text:p>
          </table:table-cell>
          <table:table-cell table:style-name="ce6" table:formula="of:=[.W32]/[.W34]" office:value-type="float" office:value="-0.181076784348043" calcext:value-type="float">
            <text:p>(0.18)</text:p>
          </table:table-cell>
          <table:table-cell table:style-name="ce6" table:formula="of:=[.X32]/[.X34]" office:value-type="float" office:value="0.0913105594738214" calcext:value-type="float">
            <text:p>0.09</text:p>
          </table:table-cell>
          <table:table-cell table:style-name="ce6" table:formula="of:=[.Y32]/[.Y34]" office:value-type="float" office:value="0.196756742719987" calcext:value-type="float">
            <text:p>0.20</text:p>
          </table:table-cell>
          <table:table-cell table:style-name="ce6" table:formula="of:=[.Z32]/[.Z34]" office:value-type="float" office:value="0.658253185128557" calcext:value-type="float">
            <text:p>0.66</text:p>
          </table:table-cell>
          <table:table-cell table:style-name="ce6" table:formula="of:=[.AA32]/[.AA34]" office:value-type="string" office:string-value="" calcext:value-type="error">
            <text:p>#DIV/0!</text:p>
          </table:table-cell>
          <table:table-cell table:style-name="ce6" table:formula="of:=[.AB32]/[.AB34]" office:value-type="string" office:string-value="" calcext:value-type="error">
            <text:p>#DIV/0!</text:p>
          </table:table-cell>
          <table:table-cell table:style-name="ce6" table:formula="of:=[.AC32]/[.AC34]" office:value-type="string" office:string-value="" calcext:value-type="error">
            <text:p>#DIV/0!</text:p>
          </table:table-cell>
          <table:table-cell table:style-name="ce6" table:formula="of:=[.AD32]/[.AD34]" office:value-type="string" office:string-value="" calcext:value-type="error">
            <text:p>#DIV/0!</text:p>
          </table:table-cell>
          <table:table-cell table:style-name="ce6" table:formula="of:=[.AE32]/[.AE34]" office:value-type="string" office:string-value="" calcext:value-type="error">
            <text:p>#DIV/0!</text:p>
          </table:table-cell>
          <table:table-cell table:style-name="ce6" table:formula="of:=[.AF32]/[.AF34]" office:value-type="string" office:string-value="" calcext:value-type="error">
            <text:p>#DIV/0!</text:p>
          </table:table-cell>
          <table:table-cell table:style-name="ce6" table:formula="of:=[.AG32]/[.AG34]" office:value-type="string" office:string-value="" calcext:value-type="error">
            <text:p>#DIV/0!</text:p>
          </table:table-cell>
          <table:table-cell table:style-name="ce6" table:formula="of:=[.AH32]/[.AH34]" office:value-type="string" office:string-value="" calcext:value-type="error">
            <text:p>#DIV/0!</text:p>
          </table:table-cell>
          <table:table-cell table:style-name="ce6" table:formula="of:=[.AI32]/[.AI34]" office:value-type="string" office:string-value="" calcext:value-type="error">
            <text:p>#DIV/0!</text:p>
          </table:table-cell>
          <table:table-cell table:style-name="ce6" table:formula="of:=[.AJ32]/[.AJ34]" office:value-type="string" office:string-value="" calcext:value-type="error">
            <text:p>#DIV/0!</text:p>
          </table:table-cell>
          <table:table-cell table:style-name="ce6" table:number-columns-repeated="16348"/>
        </table:table-row>
        <table:table-row table:style-name="ro1">
          <table:table-cell office:value-type="string" calcext:value-type="string">
            <text:p>Share</text:p>
          </table:table-cell>
          <table:table-cell office:value-type="float" office:value="2217.439" calcext:value-type="float">
            <text:p>2,217</text:p>
          </table:table-cell>
          <table:table-cell office:value-type="float" office:value="2278.155" calcext:value-type="float">
            <text:p>2,278</text:p>
          </table:table-cell>
          <table:table-cell office:value-type="float" office:value="2325.6" calcext:value-type="float">
            <text:p>2,326</text:p>
          </table:table-cell>
          <table:table-cell office:value-type="float" office:value="2187.214" calcext:value-type="float">
            <text:p>2,187</text:p>
          </table:table-cell>
          <table:table-cell office:value-type="float" office:value="2400.107" calcext:value-type="float">
            <text:p>2,400</text:p>
          </table:table-cell>
          <table:table-cell office:value-type="float" office:value="2231.592" calcext:value-type="float">
            <text:p>2,232</text:p>
          </table:table-cell>
          <table:table-cell office:value-type="float" office:value="2459.589" calcext:value-type="float">
            <text:p>2,460</text:p>
          </table:table-cell>
          <table:table-cell office:value-type="float" office:value="2304.883" calcext:value-type="float">
            <text:p>2,305</text:p>
          </table:table-cell>
          <table:table-cell office:value-type="float" office:value="2552.818" calcext:value-type="float">
            <text:p>2,553</text:p>
          </table:table-cell>
          <table:table-cell office:value-type="float" office:value="2365.196" calcext:value-type="float">
            <text:p>2,365</text:p>
          </table:table-cell>
          <table:table-cell office:value-type="float" office:value="2571.057" calcext:value-type="float">
            <text:p>2,571</text:p>
          </table:table-cell>
          <table:table-cell office:value-type="float" office:value="2386.904" calcext:value-type="float">
            <text:p>2,387</text:p>
          </table:table-cell>
          <table:table-cell table:number-columns-repeated="7"/>
          <table:table-cell office:value-type="float" office:value="979.33" calcext:value-type="float">
            <text:p>979</text:p>
          </table:table-cell>
          <table:table-cell office:value-type="float" office:value="1923.617" calcext:value-type="float">
            <text:p>1,924</text:p>
          </table:table-cell>
          <table:table-cell office:value-type="float" office:value="2063.793" calcext:value-type="float">
            <text:p>2,064</text:p>
          </table:table-cell>
          <table:table-cell office:value-type="float" office:value="2297.927" calcext:value-type="float">
            <text:p>2,298</text:p>
          </table:table-cell>
          <table:table-cell table:formula="of:=AVERAGE([.F34:.I34])" office:value-type="float" office:value="2349.04275" calcext:value-type="float">
            <text:p>2,349</text:p>
          </table:table-cell>
          <table:table-cell table:formula="of:=AVERAGE([.J34:.M34])" office:value-type="float" office:value="2468.99375" calcext:value-type="float">
            <text:p>2,469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table:number-columns-repeated="115"/>
          <table:table-cell table:style-name="ce48" table:number-columns-repeated="16269"/>
        </table:table-row>
        <table:table-row table:style-name="ro1">
          <table:table-cell table:style-name="ce21" office:value-type="string" calcext:value-type="string">
            <text:p>Revenue Y/Y</text:p>
          </table:table-cell>
          <table:table-cell table:style-name="ce21" table:formula="of:=+[.B46]-[.B40]" office:value-type="float" office:value="0.230175594932081" calcext:value-type="float">
            <text:p>23.02%</text:p>
          </table:table-cell>
          <table:table-cell table:style-name="ce21" table:formula="of:=+[.C46]-[.C40]" office:value-type="float" office:value="0.234243423704851" calcext:value-type="float">
            <text:p>23.42%</text:p>
          </table:table-cell>
          <table:table-cell table:style-name="ce21" table:formula="of:=+[.D46]-[.D40]" office:value-type="float" office:value="0.220397771961036" calcext:value-type="float">
            <text:p>22.04%</text:p>
          </table:table-cell>
          <table:table-cell table:style-name="ce21" table:formula="of:=+[.E46]-[.E40]" office:value-type="float" office:value="0.235400673954138" calcext:value-type="float">
            <text:p>23.54%</text:p>
          </table:table-cell>
          <table:table-cell table:style-name="ce21" table:formula="of:=[.F18]/[.B18]-1" office:value-type="float" office:value="0.207834938478939" calcext:value-type="float">
            <text:p>20.78%</text:p>
          </table:table-cell>
          <table:table-cell table:style-name="ce21" table:formula="of:=[.G18]/[.C18]-1" office:value-type="float" office:value="0.271540190918347" calcext:value-type="float">
            <text:p>27.15%</text:p>
          </table:table-cell>
          <table:table-cell table:style-name="ce21" table:formula="of:=[.H18]/[.D18]-1" office:value-type="float" office:value="0.299837501500468" calcext:value-type="float">
            <text:p>29.98%</text:p>
          </table:table-cell>
          <table:table-cell table:style-name="ce21" table:formula="of:=[.I18]/[.E18]-1" office:value-type="float" office:value="0.360267937864716" calcext:value-type="float">
            <text:p>36.03%</text:p>
          </table:table-cell>
          <table:table-cell table:style-name="ce21" table:formula="of:=[.J18]/[.F18]-1" office:value-type="float" office:value="0.393350232841167" calcext:value-type="float">
            <text:p>39.34%</text:p>
          </table:table-cell>
          <table:table-cell table:style-name="ce21" table:formula="of:=[.K18]/[.G18]-1" office:value-type="float" office:value="0.480086531570457" calcext:value-type="float">
            <text:p>48.01%</text:p>
          </table:table-cell>
          <table:table-cell table:style-name="ce21" table:formula="of:=[.L18]/[.H18]-1" office:value-type="float" office:value="0.627933774031173" calcext:value-type="float">
            <text:p>62.79%</text:p>
          </table:table-cell>
          <table:table-cell table:style-name="ce21" table:formula="of:=[.M18]/[.I18]-1" office:value-type="float" office:value="0.700021389236984" calcext:value-type="float">
            <text:p>70.00%</text:p>
          </table:table-cell>
          <table:table-cell table:style-name="ce21" table:formula="of:=[.N18]/[.J18]-1" office:value-type="float" office:value="0.75" calcext:value-type="float">
            <text:p>75.00%</text:p>
          </table:table-cell>
          <table:table-cell table:style-name="ce21" table:formula="of:=[.O18]/[.K18]-1" office:value-type="float" office:value="0.65" calcext:value-type="float">
            <text:p>65.00%</text:p>
          </table:table-cell>
          <table:table-cell table:style-name="ce21" table:formula="of:=[.P18]/[.L18]-1" office:value-type="float" office:value="0.6" calcext:value-type="float">
            <text:p>60.00%</text:p>
          </table:table-cell>
          <table:table-cell table:style-name="ce21" table:formula="of:=[.Q18]/[.M18]-1" office:value-type="float" office:value="0.55" calcext:value-type="float">
            <text:p>55.00%</text:p>
          </table:table-cell>
          <table:table-cell table:style-name="ce21" table:number-columns-repeated="3"/>
          <table:table-cell table:style-name="ce21" office:value-type="float" office:value="0" calcext:value-type="float">
            <text:p>-</text:p>
          </table:table-cell>
          <table:table-cell table:style-name="ce21" table:formula="of:=[.V18]/[.U18]-1" office:value-type="float" office:value="0.411116592063682" calcext:value-type="float">
            <text:p>41.11%</text:p>
          </table:table-cell>
          <table:table-cell table:style-name="ce21" table:formula="of:=[.W18]/[.V18]-1" office:value-type="float" office:value="0.236062388407985" calcext:value-type="float">
            <text:p>23.61%</text:p>
          </table:table-cell>
          <table:table-cell table:style-name="ce21" table:formula="of:=[.X18]/[.W18]-1" office:value-type="float" office:value="0.167451522164932" calcext:value-type="float">
            <text:p>16.75%</text:p>
          </table:table-cell>
          <table:table-cell table:style-name="ce21" table:formula="of:=[.Y18]/[.X18]-1" office:value-type="float" office:value="0.287861368837561" calcext:value-type="float">
            <text:p>28.79%</text:p>
          </table:table-cell>
          <table:table-cell table:style-name="ce21" table:formula="of:=[.Z18]/[.Y18]-1" office:value-type="float" office:value="0.561833211365389" calcext:value-type="float">
            <text:p>56.18%</text:p>
          </table:table-cell>
          <table:table-cell table:style-name="ce21" table:number-columns-repeated="16358"/>
        </table:table-row>
        <table:table-row table:style-name="ro1">
          <table:table-cell table:style-name="ce22" office:value-type="string" calcext:value-type="string">
            <text:p>Revenue q/q</text:p>
          </table:table-cell>
          <table:table-cell table:style-name="ce22" office:value-type="float" office:value="0" calcext:value-type="float">
            <text:p>-</text:p>
          </table:table-cell>
          <table:table-cell table:style-name="ce22" table:formula="of:=[.C18]/[.B18]-1" office:value-type="float" office:value="0.0154821339487343" calcext:value-type="float">
            <text:p>1.55%</text:p>
          </table:table-cell>
          <table:table-cell table:style-name="ce22" table:formula="of:=[.D18]/[.C18]-1" office:value-type="float" office:value="0.0465801765179059" calcext:value-type="float">
            <text:p>4.66%</text:p>
          </table:table-cell>
          <table:table-cell table:style-name="ce22" table:formula="of:=[.E18]/[.D18]-1" office:value-type="float" office:value="0.0899224056227705" calcext:value-type="float">
            <text:p>8.99%</text:p>
          </table:table-cell>
          <table:table-cell table:style-name="ce22" table:formula="of:=[.F18]/[.E18]-1" office:value-type="float" office:value="0.0427188296211061" calcext:value-type="float">
            <text:p>4.27%</text:p>
          </table:table-cell>
          <table:table-cell table:style-name="ce22" table:formula="of:=[.G18]/[.F18]-1" office:value-type="float" office:value="0.0690420564430951" calcext:value-type="float">
            <text:p>6.90%</text:p>
          </table:table-cell>
          <table:table-cell table:style-name="ce22" table:formula="of:=[.H18]/[.G18]-1" office:value-type="float" office:value="0.0698711464105914" calcext:value-type="float">
            <text:p>6.99%</text:p>
          </table:table-cell>
          <table:table-cell table:style-name="ce22" table:formula="of:=[.I18]/[.H18]-1" office:value-type="float" office:value="0.140593729152769" calcext:value-type="float">
            <text:p>14.06%</text:p>
          </table:table-cell>
          <table:table-cell table:style-name="ce22" table:formula="of:=[.J18]/[.I18]-1" office:value-type="float" office:value="0.0680781951834339" calcext:value-type="float">
            <text:p>6.81%</text:p>
          </table:table-cell>
          <table:table-cell table:style-name="ce22" table:formula="of:=[.K18]/[.J18]-1" office:value-type="float" office:value="0.135590113763004" calcext:value-type="float">
            <text:p>13.56%</text:p>
          </table:table-cell>
          <table:table-cell table:style-name="ce22" table:formula="of:=[.L18]/[.K18]-1" office:value-type="float" office:value="0.176741586355245" calcext:value-type="float">
            <text:p>17.67%</text:p>
          </table:table-cell>
          <table:table-cell table:style-name="ce22" table:formula="of:=[.M18]/[.L18]-1" office:value-type="float" office:value="0.191101116593796" calcext:value-type="float">
            <text:p>19.11%</text:p>
          </table:table-cell>
          <table:table-cell table:style-name="ce22" table:formula="of:=[.N18]/[.M18]-1" office:value-type="float" office:value="0.0994784262155248" calcext:value-type="float">
            <text:p>9.95%</text:p>
          </table:table-cell>
          <table:table-cell table:style-name="ce22" table:formula="of:=[.O18]/[.N18]-1" office:value-type="float" office:value="0.0706992501194037" calcext:value-type="float">
            <text:p>7.07%</text:p>
          </table:table-cell>
          <table:table-cell table:style-name="ce22" table:formula="of:=[.P18]/[.O18]-1" office:value-type="float" office:value="0.141082750405086" calcext:value-type="float">
            <text:p>14.11%</text:p>
          </table:table-cell>
          <table:table-cell table:style-name="ce22" table:formula="of:=[.Q18]/[.P18]-1" office:value-type="float" office:value="0.15387920670024" calcext:value-type="float">
            <text:p>15.39%</text:p>
          </table:table-cell>
          <table:table-cell table:style-name="ce22" table:number-columns-repeated="3"/>
          <table:table-cell table:number-columns-repeated="6" table:style-name="ce22" office:value-type="float" office:value="0" calcext:value-type="float">
            <text:p>-</text:p>
          </table:table-cell>
          <table:table-cell table:style-name="ce22" table:number-columns-repeated="11"/>
          <table:table-cell table:style-name="ce30" office:value-type="string" calcext:value-type="string">
            <text:p>Terminal</text:p>
          </table:table-cell>
          <table:table-cell table:style-name="ce35" office:value-type="percentage" office:value="0.03" calcext:value-type="percentage">
            <text:p>3%</text:p>
          </table:table-cell>
          <table:table-cell table:style-name="ce22"/>
          <table:table-cell table:style-name="ce34" office:value-type="string" calcext:value-type="string">
            <text:p>EV</text:p>
          </table:table-cell>
          <table:table-cell table:style-name="ce41" table:formula="of:=[$Main.E6]" office:value-type="float" office:value="356585.038" calcext:value-type="float">
            <text:p>356,585</text:p>
          </table:table-cell>
          <table:table-cell table:style-name="ce22" table:number-columns-repeated="16342"/>
        </table:table-row>
        <table:table-row table:style-name="ro1">
          <table:table-cell table:style-name="ce22" table:number-columns-repeated="37"/>
          <table:table-cell table:style-name="ce31" office:value-type="string" calcext:value-type="string">
            <text:p>Discount</text:p>
          </table:table-cell>
          <table:table-cell table:style-name="ce36" office:value-type="percentage" office:value="0.1" calcext:value-type="percentage">
            <text:p>10%</text:p>
          </table:table-cell>
          <table:table-cell table:style-name="ce22"/>
          <table:table-cell table:style-name="ce34" office:value-type="string" calcext:value-type="string">
            <text:p>2026 E</text:p>
          </table:table-cell>
          <table:table-cell table:style-name="ce41" table:formula="of:=[.AA18]" office:value-type="float" office:value="7160.7104" calcext:value-type="float">
            <text:p>7,161</text:p>
          </table:table-cell>
          <table:table-cell table:style-name="ce22" table:number-columns-repeated="16342"/>
        </table:table-row>
        <table:table-row table:style-name="ro1">
          <table:table-cell table:style-name="ce23" office:value-type="string" calcext:value-type="string">
            <text:p>Gross Margin</text:p>
          </table:table-cell>
          <table:table-cell table:style-name="ce23" table:formula="of:=[.B20]/[.B18]" office:value-type="float" office:value="0.795034521103" calcext:value-type="float">
            <text:p>79.50%</text:p>
          </table:table-cell>
          <table:table-cell table:style-name="ce23" table:formula="of:=[.C20]/[.C18]" office:value-type="float" office:value="0.799558236470992" calcext:value-type="float">
            <text:p>79.96%</text:p>
          </table:table-cell>
          <table:table-cell table:style-name="ce23" table:formula="of:=[.D20]/[.D18]" office:value-type="float" office:value="0.80664649320355" calcext:value-type="float">
            <text:p>80.66%</text:p>
          </table:table-cell>
          <table:table-cell table:style-name="ce23" table:formula="of:=[.E20]/[.E18]" office:value-type="float" office:value="0.821420235062053" calcext:value-type="float">
            <text:p>82.14%</text:p>
          </table:table-cell>
          <table:table-cell table:style-name="ce23" table:formula="of:=[.F20]/[.F18]" office:value-type="float" office:value="0.816728621019078" calcext:value-type="float">
            <text:p>81.67%</text:p>
          </table:table-cell>
          <table:table-cell table:style-name="ce23" table:formula="of:=[.G20]/[.G18]" office:value-type="float" office:value="0.810417999982304" calcext:value-type="float">
            <text:p>81.04%</text:p>
          </table:table-cell>
          <table:table-cell table:style-name="ce23" table:formula="of:=[.H20]/[.H18]" office:value-type="float" office:value="0.797883161777273" calcext:value-type="float">
            <text:p>79.79%</text:p>
          </table:table-cell>
          <table:table-cell table:style-name="ce23" table:formula="of:=[.I20]/[.I18]" office:value-type="float" office:value="0.789088830588784" calcext:value-type="float">
            <text:p>78.91%</text:p>
          </table:table-cell>
          <table:table-cell table:style-name="ce23" table:formula="of:=[.J20]/[.J18]" office:value-type="float" office:value="0.804300479150992" calcext:value-type="float">
            <text:p>80.43%</text:p>
          </table:table-cell>
          <table:table-cell table:style-name="ce23" table:formula="of:=[.K20]/[.K18]" office:value-type="float" office:value="0.807776649725963" calcext:value-type="float">
            <text:p>80.78%</text:p>
          </table:table-cell>
          <table:table-cell table:style-name="ce23" table:formula="of:=[.L20]/[.L18]" office:value-type="float" office:value="0.824478533425" calcext:value-type="float">
            <text:p>82.45%</text:p>
          </table:table-cell>
          <table:table-cell table:style-name="ce23" table:formula="of:=[.M20]/[.M18]" office:value-type="float" office:value="0.846531134489622" calcext:value-type="float">
            <text:p>84.65%</text:p>
          </table:table-cell>
          <table:table-cell table:style-name="ce23" table:formula="of:=[.N20]/[.N18]" office:value-type="float" office:value="0.84" calcext:value-type="float">
            <text:p>84.00%</text:p>
          </table:table-cell>
          <table:table-cell table:style-name="ce23" table:formula="of:=[.O20]/[.O18]" office:value-type="float" office:value="0.84" calcext:value-type="float">
            <text:p>84.00%</text:p>
          </table:table-cell>
          <table:table-cell table:style-name="ce23" table:formula="of:=[.P20]/[.P18]" office:value-type="float" office:value="0.84" calcext:value-type="float">
            <text:p>84.00%</text:p>
          </table:table-cell>
          <table:table-cell table:style-name="ce23" table:formula="of:=[.Q20]/[.Q18]" office:value-type="float" office:value="0.84" calcext:value-type="float">
            <text:p>84.00%</text:p>
          </table:table-cell>
          <table:table-cell table:style-name="ce23" table:number-columns-repeated="3"/>
          <table:table-cell table:style-name="ce23" table:formula="of:=[.U20]/[.U18]" office:value-type="float" office:value="0.677353608993725" calcext:value-type="float">
            <text:p>67.74%</text:p>
          </table:table-cell>
          <table:table-cell table:style-name="ce23" table:formula="of:=[.V20]/[.V18]" office:value-type="float" office:value="0.779877799244952" calcext:value-type="float">
            <text:p>77.99%</text:p>
          </table:table-cell>
          <table:table-cell table:style-name="ce23" table:formula="of:=[.W20]/[.W18]" office:value-type="float" office:value="0.785636593452547" calcext:value-type="float">
            <text:p>78.56%</text:p>
          </table:table-cell>
          <table:table-cell table:style-name="ce23" table:formula="of:=[.X20]/[.X18]" office:value-type="float" office:value="0.806245988785678" calcext:value-type="float">
            <text:p>80.62%</text:p>
          </table:table-cell>
          <table:table-cell table:style-name="ce23" table:formula="of:=[.Y20]/[.Y18]" office:value-type="float" office:value="0.802481724874516" calcext:value-type="float">
            <text:p>80.25%</text:p>
          </table:table-cell>
          <table:table-cell table:style-name="ce23" table:formula="of:=[.Z20]/[.Z18]" office:value-type="float" office:value="0.823679840480632" calcext:value-type="float">
            <text:p>82.37%</text:p>
          </table:table-cell>
          <table:table-cell table:style-name="ce23" table:number-columns-repeated="11"/>
          <table:table-cell table:style-name="ce32" office:value-type="string" calcext:value-type="string">
            <text:p>ROIC</text:p>
          </table:table-cell>
          <table:table-cell table:style-name="ce37" office:value-type="percentage" office:value="0.05" calcext:value-type="percentage">
            <text:p>5%</text:p>
          </table:table-cell>
          <table:table-cell table:style-name="ce23"/>
          <table:table-cell table:style-name="ce34" office:value-type="string" calcext:value-type="string">
            <text:p>EV/E</text:p>
          </table:table-cell>
          <table:table-cell table:style-name="ce42" table:formula="of:=[.AP37]/[.AP38]" office:value-type="float" office:value="49.7974388127748" calcext:value-type="float">
            <text:p>50x</text:p>
          </table:table-cell>
          <table:table-cell table:style-name="ce23" table:number-columns-repeated="16342"/>
        </table:table-row>
        <table:table-row table:style-name="ro1">
          <table:table-cell table:style-name="ce23" office:value-type="string" calcext:value-type="string">
            <text:p>Op Margin</text:p>
          </table:table-cell>
          <table:table-cell table:style-name="ce23" table:formula="of:=[.B25]/[.B18]" office:value-type="float" office:value="0.00783531929640178" calcext:value-type="float">
            <text:p>0.78%</text:p>
          </table:table-cell>
          <table:table-cell table:style-name="ce23" table:formula="of:=[.C25]/[.C18]" office:value-type="float" office:value="0.0188893284856848" calcext:value-type="float">
            <text:p>1.89%</text:p>
          </table:table-cell>
          <table:table-cell table:style-name="ce23" table:formula="of:=[.D25]/[.D18]" office:value-type="float" office:value="0.0716337101076932" calcext:value-type="float">
            <text:p>7.16%</text:p>
          </table:table-cell>
          <table:table-cell table:style-name="ce23" table:formula="of:=[.E25]/[.E18]" office:value-type="float" office:value="0.108151557491576" calcext:value-type="float">
            <text:p>10.82%</text:p>
          </table:table-cell>
          <table:table-cell table:style-name="ce23" table:formula="of:=[.F25]/[.F18]" office:value-type="float" office:value="0.127504579577449" calcext:value-type="float">
            <text:p>12.75%</text:p>
          </table:table-cell>
          <table:table-cell table:style-name="ce23" table:formula="of:=[.G25]/[.G18]" office:value-type="float" office:value="0.155336555901931" calcext:value-type="float">
            <text:p>15.53%</text:p>
          </table:table-cell>
          <table:table-cell table:style-name="ce23" table:formula="of:=[.H25]/[.H18]" office:value-type="float" office:value="0.155944183174458" calcext:value-type="float">
            <text:p>15.59%</text:p>
          </table:table-cell>
          <table:table-cell table:style-name="ce23" table:formula="of:=[.I25]/[.I18]" office:value-type="float" office:value="0.0133447087015525" calcext:value-type="float">
            <text:p>1.33%</text:p>
          </table:table-cell>
          <table:table-cell table:style-name="ce23" table:formula="of:=[.J25]/[.J18]" office:value-type="float" office:value="0.199181992521398" calcext:value-type="float">
            <text:p>19.92%</text:p>
          </table:table-cell>
          <table:table-cell table:style-name="ce23" table:formula="of:=[.K25]/[.K18]" office:value-type="float" office:value="0.268325002465884" calcext:value-type="float">
            <text:p>26.83%</text:p>
          </table:table-cell>
          <table:table-cell table:style-name="ce23" table:formula="of:=[.L25]/[.L18]" office:value-type="float" office:value="0.332959667832819" calcext:value-type="float">
            <text:p>33.30%</text:p>
          </table:table-cell>
          <table:table-cell table:style-name="ce23" table:formula="of:=[.M25]/[.M18]" office:value-type="float" office:value="0.409144156951948" calcext:value-type="float">
            <text:p>40.91%</text:p>
          </table:table-cell>
          <table:table-cell table:style-name="ce23" table:formula="of:=[.N25]/[.N18]" office:value-type="float" office:value="0.322842903288112" calcext:value-type="float">
            <text:p>32.28%</text:p>
          </table:table-cell>
          <table:table-cell table:style-name="ce23" table:formula="of:=[.O25]/[.O18]" office:value-type="float" office:value="0.212088636794619" calcext:value-type="float">
            <text:p>21.21%</text:p>
          </table:table-cell>
          <table:table-cell table:style-name="ce23" table:formula="of:=[.P25]/[.P18]" office:value-type="float" office:value="0.124640161393016" calcext:value-type="float">
            <text:p>12.46%</text:p>
          </table:table-cell>
          <table:table-cell table:style-name="ce23" table:formula="of:=[.Q25]/[.Q18]" office:value-type="float" office:value="0.0340510022288054" calcext:value-type="float">
            <text:p>3.41%</text:p>
          </table:table-cell>
          <table:table-cell table:style-name="ce23" table:number-columns-repeated="3"/>
          <table:table-cell table:style-name="ce23" table:formula="of:=+[.U25]/[.U18]" office:value-type="float" office:value="-1.07413562886609" calcext:value-type="float">
            <text:p>(107.41%)</text:p>
          </table:table-cell>
          <table:table-cell table:style-name="ce23" table:formula="of:=+[.V25]/[.V18]" office:value-type="float" office:value="-0.266585986410176" calcext:value-type="float">
            <text:p>(26.66%)</text:p>
          </table:table-cell>
          <table:table-cell table:style-name="ce23" table:formula="of:=+[.W25]/[.W18]" office:value-type="float" office:value="-0.0845812754378444" calcext:value-type="float">
            <text:p>(8.46%)</text:p>
          </table:table-cell>
          <table:table-cell table:style-name="ce23" table:formula="of:=+[.X25]/[.X18]" office:value-type="float" office:value="0.0539170125824041" calcext:value-type="float">
            <text:p>5.39%</text:p>
          </table:table-cell>
          <table:table-cell table:style-name="ce23" table:formula="of:=+[.Y25]/[.Y18]" office:value-type="float" office:value="0.108323937090365" calcext:value-type="float">
            <text:p>10.83%</text:p>
          </table:table-cell>
          <table:table-cell table:style-name="ce23" table:formula="of:=+[.Z25]/[.Z18]" office:value-type="float" office:value="0.315992111620657" calcext:value-type="float">
            <text:p>31.60%</text:p>
          </table:table-cell>
          <table:table-cell table:style-name="ce23" table:number-columns-repeated="11"/>
          <table:table-cell table:style-name="ce31" office:value-type="string" calcext:value-type="string">
            <text:p>NPV</text:p>
          </table:table-cell>
          <table:table-cell table:style-name="ce38" table:formula="of:=NPV([.AM38];[.AA30:.DK30])" office:value-type="float" office:value="515025.783248158" calcext:value-type="float">
            <text:p>515,026</text:p>
          </table:table-cell>
          <table:table-cell table:style-name="ce23" table:number-columns-repeated="16345"/>
        </table:table-row>
        <table:table-row table:style-name="ro1">
          <table:table-cell table:style-name="ce23" office:value-type="string" calcext:value-type="string">
            <text:p>NI Margin</text:p>
          </table:table-cell>
          <table:table-cell table:style-name="ce23" table:formula="of:=[.B30]/[.B18]" office:value-type="float" office:value="0.0364651761471175" calcext:value-type="float">
            <text:p>3.65%</text:p>
          </table:table-cell>
          <table:table-cell table:style-name="ce23" table:formula="of:=[.C30]/[.C18]" office:value-type="float" office:value="0.0522616005115156" calcext:value-type="float">
            <text:p>5.23%</text:p>
          </table:table-cell>
          <table:table-cell table:style-name="ce23" table:formula="of:=[.D30]/[.D18]" office:value-type="float" office:value="0.131573619703346" calcext:value-type="float">
            <text:p>13.16%</text:p>
          </table:table-cell>
          <table:table-cell table:style-name="ce23" table:formula="of:=[.E30]/[.E18]" office:value-type="float" office:value="0.159304676584203" calcext:value-type="float">
            <text:p>15.93%</text:p>
          </table:table-cell>
          <table:table-cell table:style-name="ce23" table:formula="of:=[.F30]/[.F18]" office:value-type="float" office:value="0.1672152700926" calcext:value-type="float">
            <text:p>16.72%</text:p>
          </table:table-cell>
          <table:table-cell table:style-name="ce23" table:formula="of:=[.G30]/[.G18]" office:value-type="float" office:value="0.19991624074298" calcext:value-type="float">
            <text:p>19.99%</text:p>
          </table:table-cell>
          <table:table-cell table:style-name="ce23" table:formula="of:=[.H30]/[.H18]" office:value-type="float" office:value="0.205841084138737" calcext:value-type="float">
            <text:p>20.58%</text:p>
          </table:table-cell>
          <table:table-cell table:style-name="ce23" table:formula="of:=[.I30]/[.I18]" office:value-type="float" office:value="0.0929718834250332" calcext:value-type="float">
            <text:p>9.30%</text:p>
          </table:table-cell>
          <table:table-cell table:style-name="ce23" table:formula="of:=[.J30]/[.J18]" office:value-type="float" office:value="0.246326603345571" calcext:value-type="float">
            <text:p>24.63%</text:p>
          </table:table-cell>
          <table:table-cell table:style-name="ce23" table:formula="of:=[.K30]/[.K18]" office:value-type="float" office:value="0.327361743633786" calcext:value-type="float">
            <text:p>32.74%</text:p>
          </table:table-cell>
          <table:table-cell table:style-name="ce23" table:formula="of:=[.L30]/[.L18]" office:value-type="float" office:value="0.403650181357591" calcext:value-type="float">
            <text:p>40.37%</text:p>
          </table:table-cell>
          <table:table-cell table:style-name="ce23" table:formula="of:=[.M30]/[.M18]" office:value-type="float" office:value="0.434885555871481" calcext:value-type="float">
            <text:p>43.49%</text:p>
          </table:table-cell>
          <table:table-cell table:style-name="ce23" table:formula="of:=[.N30]/[.N18]" office:value-type="float" office:value="0.322842903288112" calcext:value-type="float">
            <text:p>32.28%</text:p>
          </table:table-cell>
          <table:table-cell table:style-name="ce23" table:formula="of:=[.O30]/[.O18]" office:value-type="float" office:value="0.212088636794619" calcext:value-type="float">
            <text:p>21.21%</text:p>
          </table:table-cell>
          <table:table-cell table:style-name="ce23" table:formula="of:=[.P30]/[.P18]" office:value-type="float" office:value="0.124640161393016" calcext:value-type="float">
            <text:p>12.46%</text:p>
          </table:table-cell>
          <table:table-cell table:style-name="ce23" table:formula="of:=[.Q30]/[.Q18]" office:value-type="float" office:value="0.0340510022288054" calcext:value-type="float">
            <text:p>3.41%</text:p>
          </table:table-cell>
          <table:table-cell table:style-name="ce23" table:number-columns-repeated="3"/>
          <table:table-cell table:style-name="ce23" table:formula="of:=+[.U30]/[.U18]" office:value-type="float" office:value="-1.06746574684283" calcext:value-type="float">
            <text:p>(106.75%)</text:p>
          </table:table-cell>
          <table:table-cell table:style-name="ce23" table:formula="of:=+[.V30]/[.V18]" office:value-type="float" office:value="-0.337494462960693" calcext:value-type="float">
            <text:p>(33.75%)</text:p>
          </table:table-cell>
          <table:table-cell table:style-name="ce23" table:formula="of:=+[.W30]/[.W18]" office:value-type="float" office:value="-0.194710974667226" calcext:value-type="float">
            <text:p>(19.47%)</text:p>
          </table:table-cell>
          <table:table-cell table:style-name="ce23" table:formula="of:=+[.X30]/[.X18]" office:value-type="float" office:value="0.0976961023131561" calcext:value-type="float">
            <text:p>9.77%</text:p>
          </table:table-cell>
          <table:table-cell table:style-name="ce23" table:formula="of:=+[.Y30]/[.Y18]" office:value-type="float" office:value="0.163293267125154" calcext:value-type="float">
            <text:p>16.33%</text:p>
          </table:table-cell>
          <table:table-cell table:style-name="ce23" table:formula="of:=+[.Z30]/[.Z18]" office:value-type="float" office:value="0.365289790242041" calcext:value-type="float">
            <text:p>36.53%</text:p>
          </table:table-cell>
          <table:table-cell table:style-name="ce23" table:number-columns-repeated="11"/>
          <table:table-cell table:style-name="ce32" office:value-type="string" calcext:value-type="string">
            <text:p>Shares</text:p>
          </table:table-cell>
          <table:table-cell table:style-name="ce39" table:formula="of:=[.AM40]/[$Main.E2]" office:value-type="float" office:value="215.401833228004" calcext:value-type="float">
            <text:p>215</text:p>
          </table:table-cell>
          <table:table-cell table:style-name="ce23" table:number-columns-repeated="16345"/>
        </table:table-row>
        <table:table-row table:style-name="ro1">
          <table:table-cell table:style-name="ce23" office:value-type="string" calcext:value-type="string">
            <text:p>Tax Rate</text:p>
          </table:table-cell>
          <table:table-cell table:style-name="ce23" table:formula="of:=+[.B29]/[.B28]" office:value-type="float" office:value="0.0806931643625189" calcext:value-type="float">
            <text:p>8.07%</text:p>
          </table:table-cell>
          <table:table-cell table:style-name="ce23" table:formula="of:=+[.C29]/[.C28]" office:value-type="float" office:value="0.0722630895716141" calcext:value-type="float">
            <text:p>7.23%</text:p>
          </table:table-cell>
          <table:table-cell table:style-name="ce23" table:formula="of:=+[.D29]/[.D28]" office:value-type="float" office:value="0.0816566419487552" calcext:value-type="float">
            <text:p>8.17%</text:p>
          </table:table-cell>
          <table:table-cell table:style-name="ce23" table:formula="of:=+[.E29]/[.E28]" office:value-type="float" office:value="0.0878518922887235" calcext:value-type="float">
            <text:p>8.79%</text:p>
          </table:table-cell>
          <table:table-cell table:style-name="ce23" table:formula="of:=+[.F29]/[.F28]" office:value-type="float" office:value="0.042040713111645" calcext:value-type="float">
            <text:p>4.20%</text:p>
          </table:table-cell>
          <table:table-cell table:style-name="ce23" table:formula="of:=+[.G29]/[.G28]" office:value-type="float" office:value="0.0368644278518603" calcext:value-type="float">
            <text:p>3.69%</text:p>
          </table:table-cell>
          <table:table-cell table:style-name="ce23" table:formula="of:=+[.H29]/[.H28]" office:value-type="float" office:value="0.0496913776646516" calcext:value-type="float">
            <text:p>4.97%</text:p>
          </table:table-cell>
          <table:table-cell table:style-name="ce23" table:formula="of:=+[.I29]/[.I28]" office:value-type="float" office:value="0.0447242295562343" calcext:value-type="float">
            <text:p>4.47%</text:p>
          </table:table-cell>
          <table:table-cell table:style-name="ce23" table:formula="of:=+[.J29]/[.J28]" office:value-type="float" office:value="0.0250720951476831" calcext:value-type="float">
            <text:p>2.51%</text:p>
          </table:table-cell>
          <table:table-cell table:style-name="ce23" table:formula="of:=+[.K29]/[.K28]" office:value-type="float" office:value="0.0108258471616772" calcext:value-type="float">
            <text:p>1.08%</text:p>
          </table:table-cell>
          <table:table-cell table:style-name="ce23" table:formula="of:=+[.L29]/[.L28]" office:value-type="float" office:value="0.00781059768866246" calcext:value-type="float">
            <text:p>0.78%</text:p>
          </table:table-cell>
          <table:table-cell table:style-name="ce23" table:formula="of:=+[.M29]/[.M28]" office:value-type="float" office:value="0.0157278388861807" calcext:value-type="float">
            <text:p>1.57%</text:p>
          </table:table-cell>
          <table:table-cell table:style-name="ce23" table:number-columns-repeated="7"/>
          <table:table-cell table:style-name="ce23" table:formula="of:=+[.U29]/[.U28]" office:value-type="float" office:value="0.0107173118172866" calcext:value-type="float">
            <text:p>1.07%</text:p>
          </table:table-cell>
          <table:table-cell table:style-name="ce23" table:formula="of:=+[.V29]/[.V28]" office:value-type="float" office:value="-0.0652720401888252" calcext:value-type="float">
            <text:p>(6.53%)</text:p>
          </table:table-cell>
          <table:table-cell table:style-name="ce23" table:formula="of:=+[.W29]/[.W28]" office:value-type="float" office:value="-0.0278843410603639" calcext:value-type="float">
            <text:p>(2.79%)</text:p>
          </table:table-cell>
          <table:table-cell table:style-name="ce23" table:formula="of:=+[.X29]/[.X28]" office:value-type="float" office:value="0.0831579435744081" calcext:value-type="float">
            <text:p>8.32%</text:p>
          </table:table-cell>
          <table:table-cell table:style-name="ce23" table:formula="of:=+[.Y29]/[.Y28]" office:value-type="float" office:value="0.0434508854740552" calcext:value-type="float">
            <text:p>4.35%</text:p>
          </table:table-cell>
          <table:table-cell table:style-name="ce23" table:formula="of:=+[.Z29]/[.Z28]" office:value-type="float" office:value="0.0137093241986102" calcext:value-type="float">
            <text:p>1.37%</text:p>
          </table:table-cell>
          <table:table-cell table:style-name="ce23" table:number-columns-repeated="11"/>
          <table:table-cell table:style-name="ce33" office:value-type="string" calcext:value-type="string">
            <text:p>Diff</text:p>
          </table:table-cell>
          <table:table-cell table:style-name="ce40" table:formula="of:=[.AM41]/[$Main.E1]-1" office:value-type="float" office:value="0.417117323868447" calcext:value-type="float">
            <text:p>41.71%</text:p>
          </table:table-cell>
          <table:table-cell table:style-name="ce23" table:number-columns-repeated="16345"/>
        </table:table-row>
        <table:table-row table:style-name="ro1">
          <table:table-cell table:style-name="ce23" office:value-type="string" calcext:value-type="string">
            <text:p>Share Repurchase</text:p>
          </table:table-cell>
          <table:table-cell table:style-name="ce23" table:number-columns-repeated="4"/>
          <table:table-cell table:style-name="ce23" table:formula="of:=+[.B34]/[.F34]-1" office:value-type="float" office:value="-0.0761082735061396" calcext:value-type="float">
            <text:p>(7.61%)</text:p>
          </table:table-cell>
          <table:table-cell table:style-name="ce23" table:formula="of:=+[.C34]/[.G34]-1" office:value-type="float" office:value="0.0208653732402697" calcext:value-type="float">
            <text:p>2.09%</text:p>
          </table:table-cell>
          <table:table-cell table:style-name="ce23" table:formula="of:=+[.D34]/[.H34]-1" office:value-type="float" office:value="-0.0544761746779645" calcext:value-type="float">
            <text:p>(5.45%)</text:p>
          </table:table-cell>
          <table:table-cell table:style-name="ce23" table:formula="of:=+[.E34]/[.I34]-1" office:value-type="float" office:value="-0.051052049062794" calcext:value-type="float">
            <text:p>(5.11%)</text:p>
          </table:table-cell>
          <table:table-cell table:style-name="ce23" table:formula="of:=+[.F34]/[.J34]-1" office:value-type="float" office:value="-0.0598205590841181" calcext:value-type="float">
            <text:p>(5.98%)</text:p>
          </table:table-cell>
          <table:table-cell table:style-name="ce23" table:formula="of:=+[.G34]/[.K34]-1" office:value-type="float" office:value="-0.0564874961736785" calcext:value-type="float">
            <text:p>(5.65%)</text:p>
          </table:table-cell>
          <table:table-cell table:style-name="ce23" table:formula="of:=+[.H34]/[.L34]-1" office:value-type="float" office:value="-0.0433549314542617" calcext:value-type="float">
            <text:p>(4.34%)</text:p>
          </table:table-cell>
          <table:table-cell table:style-name="ce23" table:formula="of:=+[.I34]/[.M34]-1" office:value-type="float" office:value="-0.0343629236869184" calcext:value-type="float">
            <text:p>(3.44%)</text:p>
          </table:table-cell>
          <table:table-cell table:style-name="ce23" table:number-columns-repeated="8"/>
          <table:table-cell table:style-name="ce23" table:formula="of:=+[.U34]/[.V34]-1" office:value-type="float" office:value="-0.490891378065384" calcext:value-type="float">
            <text:p>(49.09%)</text:p>
          </table:table-cell>
          <table:table-cell table:style-name="ce23" table:formula="of:=+[.V34]/[.W34]-1" office:value-type="float" office:value="-0.0679215405808626" calcext:value-type="float">
            <text:p>(6.79%)</text:p>
          </table:table-cell>
          <table:table-cell table:style-name="ce23" table:formula="of:=+[.W34]/[.X34]-1" office:value-type="float" office:value="-0.101889224505391" calcext:value-type="float">
            <text:p>(10.19%)</text:p>
          </table:table-cell>
          <table:table-cell table:style-name="ce23" table:formula="of:=+[.X34]/[.Y34]-1" office:value-type="float" office:value="-0.0217602468069174" calcext:value-type="float">
            <text:p>(2.18%)</text:p>
          </table:table-cell>
          <table:table-cell table:style-name="ce23" table:formula="of:=+[.Y34]/[.Z34]-1" office:value-type="float" office:value="-0.0485829500378444" calcext:value-type="float">
            <text:p>(4.86%)</text:p>
          </table:table-cell>
          <table:table-cell table:style-name="ce23" table:number-columns-repeated="11"/>
          <table:table-cell table:style-name="ce34"/>
          <table:table-cell table:style-name="ce23" table:number-columns-repeated="16346"/>
        </table:table-row>
        <table:table-row table:style-name="ro1">
          <table:table-cell table:style-name="ce23" table:number-columns-repeated="16384"/>
        </table:table-row>
        <table:table-row table:style-name="ro1">
          <table:table-cell table:style-name="ce19" office:value-type="string" calcext:value-type="string">
            <text:p>Adj Op Income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226" calcext:value-type="float">
            <text:p>226</text:p>
          </table:table-cell>
          <table:table-cell table:style-name="ce19" office:value-type="float" office:value="254" calcext:value-type="float">
            <text:p>254</text:p>
          </table:table-cell>
          <table:table-cell table:style-name="ce19" office:value-type="float" office:value="276" calcext:value-type="float">
            <text:p>276</text:p>
          </table:table-cell>
          <table:table-cell table:style-name="ce19" office:value-type="float" office:value="373" calcext:value-type="float">
            <text:p>373</text:p>
          </table:table-cell>
          <table:table-cell table:style-name="ce19" office:value-type="float" office:value="391" calcext:value-type="float">
            <text:p>391</text:p>
          </table:table-cell>
          <table:table-cell table:style-name="ce19" office:value-type="float" office:value="464" calcext:value-type="float">
            <text:p>464</text:p>
          </table:table-cell>
          <table:table-cell table:style-name="ce19" office:value-type="float" office:value="601" calcext:value-type="float">
            <text:p>601</text:p>
          </table:table-cell>
          <table:table-cell table:style-name="ce19" office:value-type="float" office:value="798" calcext:value-type="float">
            <text:p>798</text:p>
          </table:table-cell>
          <table:table-cell table:style-name="ce19" table:number-columns-repeated="7"/>
          <table:table-cell table:style-name="ce19" office:value-type="float" office:value="189.865" calcext:value-type="float">
            <text:p>190</text:p>
          </table:table-cell>
          <table:table-cell table:style-name="ce19" office:value-type="float" office:value="473.452" calcext:value-type="float">
            <text:p>473</text:p>
          </table:table-cell>
          <table:table-cell table:style-name="ce19" office:value-type="float" office:value="420.753" calcext:value-type="float">
            <text:p>421</text:p>
          </table:table-cell>
          <table:table-cell table:style-name="ce19" office:value-type="float" office:value="632.776" calcext:value-type="float">
            <text:p>633</text:p>
          </table:table-cell>
          <table:table-cell table:style-name="ce19" office:value-type="float" office:value="1128.062" calcext:value-type="float">
            <text:p>1,128</text:p>
          </table:table-cell>
          <table:table-cell table:style-name="ce19" office:value-type="float" office:value="2254.1" calcext:value-type="float">
            <text:p>2,254</text:p>
          </table:table-cell>
          <table:table-cell table:style-name="ce19" table:number-columns-repeated="16358"/>
        </table:table-row>
        <table:table-row table:style-name="ro1">
          <table:table-cell table:style-name="ce23"/>
          <table:table-cell table:style-name="ce23" table:formula="of:=[.B45]/[.B18]" office:value-type="float" office:value="0.238010914228483" calcext:value-type="float">
            <text:p>23.80%</text:p>
          </table:table-cell>
          <table:table-cell table:style-name="ce23" table:formula="of:=[.C45]/[.C18]" office:value-type="float" office:value="0.253132752190536" calcext:value-type="float">
            <text:p>25.31%</text:p>
          </table:table-cell>
          <table:table-cell table:style-name="ce23" table:formula="of:=[.D45]/[.D18]" office:value-type="float" office:value="0.29203148206873" calcext:value-type="float">
            <text:p>29.20%</text:p>
          </table:table-cell>
          <table:table-cell table:style-name="ce23" table:formula="of:=[.E45]/[.E18]" office:value-type="float" office:value="0.343552231445714" calcext:value-type="float">
            <text:p>34.36%</text:p>
          </table:table-cell>
          <table:table-cell table:style-name="ce23" table:formula="of:=[.F45]/[.F18]" office:value-type="float" office:value="0.356276937531726" calcext:value-type="float">
            <text:p>35.63%</text:p>
          </table:table-cell>
          <table:table-cell table:style-name="ce23" table:formula="of:=[.G45]/[.G18]" office:value-type="float" office:value="0.374557240899291" calcext:value-type="float">
            <text:p>37.46%</text:p>
          </table:table-cell>
          <table:table-cell table:style-name="ce23" table:formula="of:=[.H45]/[.H18]" office:value-type="float" office:value="0.380418901857437" calcext:value-type="float">
            <text:p>38.04%</text:p>
          </table:table-cell>
          <table:table-cell table:style-name="ce23" table:formula="of:=[.I45]/[.I18]" office:value-type="float" office:value="0.450744937578473" calcext:value-type="float">
            <text:p>45.07%</text:p>
          </table:table-cell>
          <table:table-cell table:style-name="ce23" table:formula="of:=[.J45]/[.J18]" office:value-type="float" office:value="0.442380254679783" calcext:value-type="float">
            <text:p>44.24%</text:p>
          </table:table-cell>
          <table:table-cell table:style-name="ce23" table:formula="of:=[.K45]/[.K18]" office:value-type="float" office:value="0.462290910503867" calcext:value-type="float">
            <text:p>46.23%</text:p>
          </table:table-cell>
          <table:table-cell table:style-name="ce23" table:formula="of:=[.L45]/[.L18]" office:value-type="float" office:value="0.508851130987256" calcext:value-type="float">
            <text:p>50.89%</text:p>
          </table:table-cell>
          <table:table-cell table:style-name="ce23" table:formula="of:=[.M45]/[.M18]" office:value-type="float" office:value="0.567244810918396" calcext:value-type="float">
            <text:p>56.72%</text:p>
          </table:table-cell>
          <table:table-cell table:style-name="ce23" table:number-columns-repeated="7"/>
          <table:table-cell table:style-name="ce23" table:formula="of:=+[.U45]/[.U18]" office:value-type="float" office:value="0.173761958060646" calcext:value-type="float">
            <text:p>17.38%</text:p>
          </table:table-cell>
          <table:table-cell table:style-name="ce23" table:formula="of:=+[.V45]/[.V18]" office:value-type="float" office:value="0.307059717009461" calcext:value-type="float">
            <text:p>30.71%</text:p>
          </table:table-cell>
          <table:table-cell table:style-name="ce23" table:formula="of:=+[.W45]/[.W18]" office:value-type="float" office:value="0.220766778024326" calcext:value-type="float">
            <text:p>22.08%</text:p>
          </table:table-cell>
          <table:table-cell table:style-name="ce23" table:formula="of:=+[.X45]/[.X18]" office:value-type="float" office:value="0.284392174064679" calcext:value-type="float">
            <text:p>28.44%</text:p>
          </table:table-cell>
          <table:table-cell table:style-name="ce23" table:formula="of:=+[.Y45]/[.Y18]" office:value-type="float" office:value="0.393669252945465" calcext:value-type="float">
            <text:p>39.37%</text:p>
          </table:table-cell>
          <table:table-cell table:style-name="ce23" table:formula="of:=+[.Z45]/[.Z18]" office:value-type="float" office:value="0.503659525177837" calcext:value-type="float">
            <text:p>50.37%</text:p>
          </table:table-cell>
          <table:table-cell table:style-name="ce23" table:number-columns-repeated="16358"/>
        </table:table-row>
        <table:table-row table:style-name="ro1">
          <table:table-cell table:style-name="ce19" table:number-columns-repeated="16384"/>
        </table:table-row>
        <table:table-row table:style-name="ro1">
          <table:table-cell table:style-name="ce21" office:value-type="string" calcext:value-type="string">
            <text:p>Rule of 40</text:p>
          </table:table-cell>
          <table:table-cell table:style-name="ce21" office:value-type="float" office:value="0.42" calcext:value-type="float">
            <text:p>42.00%</text:p>
          </table:table-cell>
          <table:table-cell table:style-name="ce21" office:value-type="float" office:value="0.38" calcext:value-type="float">
            <text:p>38.00%</text:p>
          </table:table-cell>
          <table:table-cell table:style-name="ce21" office:value-type="float" office:value="0.46" calcext:value-type="float">
            <text:p>46.00%</text:p>
          </table:table-cell>
          <table:table-cell table:style-name="ce21" office:value-type="float" office:value="0.54" calcext:value-type="float">
            <text:p>54.00%</text:p>
          </table:table-cell>
          <table:table-cell table:style-name="ce21" table:formula="of:=[.F46]+[.F36]" office:value-type="float" office:value="0.564111876010665" calcext:value-type="float">
            <text:p>56.41%</text:p>
          </table:table-cell>
          <table:table-cell table:style-name="ce21" table:formula="of:=[.G46]+[.G36]" office:value-type="float" office:value="0.646097431817638" calcext:value-type="float">
            <text:p>64.61%</text:p>
          </table:table-cell>
          <table:table-cell table:style-name="ce21" table:formula="of:=[.H46]+[.H36]" office:value-type="float" office:value="0.680256403357905" calcext:value-type="float">
            <text:p>68.03%</text:p>
          </table:table-cell>
          <table:table-cell table:style-name="ce21" table:formula="of:=[.I46]+[.I36]" office:value-type="float" office:value="0.811012875443189" calcext:value-type="float">
            <text:p>81.10%</text:p>
          </table:table-cell>
          <table:table-cell table:style-name="ce21" table:formula="of:=[.J46]+[.J36]" office:value-type="float" office:value="0.83573048752095" calcext:value-type="float">
            <text:p>83.57%</text:p>
          </table:table-cell>
          <table:table-cell table:style-name="ce21" table:formula="of:=[.K46]+[.K36]" office:value-type="float" office:value="0.942377442074324" calcext:value-type="float">
            <text:p>94.24%</text:p>
          </table:table-cell>
          <table:table-cell table:style-name="ce21" table:formula="of:=[.L46]+[.L36]" office:value-type="float" office:value="1.13678490501843" calcext:value-type="float">
            <text:p>113.68%</text:p>
          </table:table-cell>
          <table:table-cell table:style-name="ce21" table:formula="of:=[.M46]+[.M36]" office:value-type="float" office:value="1.26726620015538" calcext:value-type="float">
            <text:p>126.73%</text:p>
          </table:table-cell>
          <table:table-cell table:style-name="ce21" table:number-columns-repeated="7"/>
          <table:table-cell table:style-name="ce21" table:formula="of:=+[.U46]+[.U36]" office:value-type="float" office:value="0.173761958060646" calcext:value-type="float">
            <text:p>17.38%</text:p>
          </table:table-cell>
          <table:table-cell table:style-name="ce21" table:formula="of:=+[.V46]+[.V36]" office:value-type="float" office:value="0.718176309073143" calcext:value-type="float">
            <text:p>71.82%</text:p>
          </table:table-cell>
          <table:table-cell table:style-name="ce21" table:formula="of:=+[.W46]+[.W36]" office:value-type="float" office:value="0.456829166432311" calcext:value-type="float">
            <text:p>45.68%</text:p>
          </table:table-cell>
          <table:table-cell table:style-name="ce21" table:formula="of:=+[.X46]+[.X36]" office:value-type="float" office:value="0.451843696229611" calcext:value-type="float">
            <text:p>45.18%</text:p>
          </table:table-cell>
          <table:table-cell table:style-name="ce21" table:formula="of:=+[.Y46]+[.Y36]" office:value-type="float" office:value="0.681530621783026" calcext:value-type="float">
            <text:p>68.15%</text:p>
          </table:table-cell>
          <table:table-cell table:style-name="ce21" table:formula="of:=+[.Z46]+[.Z36]" office:value-type="float" office:value="1.06549273654323" calcext:value-type="float">
            <text:p>106.55%</text:p>
          </table:table-cell>
          <table:table-cell table:style-name="ce21" table:number-columns-repeated="16358"/>
        </table:table-row>
        <table:table-row table:style-name="ro1">
          <table:table-cell table:number-columns-repeated="115"/>
          <table:table-cell table:style-name="ce48" table:number-columns-repeated="16269"/>
        </table:table-row>
        <table:table-row table:style-name="ro1">
          <table:table-cell office:value-type="string" calcext:value-type="string">
            <text:p>Net Cash</text:p>
          </table:table-cell>
          <table:table-cell table:number-columns-repeated="19"/>
          <table:table-cell table:formula="of:=+[.U52]+[.U53]" office:value-type="float" office:value="2128.146" calcext:value-type="float">
            <text:p>2,128</text:p>
          </table:table-cell>
          <table:table-cell table:formula="of:=+[.V52]+[.V53]-260.07" office:value-type="float" office:value="2340.997" calcext:value-type="float">
            <text:p>2,341</text:p>
          </table:table-cell>
          <table:table-cell table:formula="of:=+[.W52]+[.W53]-249.4" office:value-type="float" office:value="2384.275" calcext:value-type="float">
            <text:p>2,384</text:p>
          </table:table-cell>
          <table:table-cell table:formula="of:=+[.X52]+[.X53]-229.39" office:value-type="float" office:value="3444.789" calcext:value-type="float">
            <text:p>3,445</text:p>
          </table:table-cell>
          <table:table-cell table:formula="of:=+[.Y52]+[.Y53]-239.22" office:value-type="float" office:value="4990.767" calcext:value-type="float">
            <text:p>4,991</text:p>
          </table:table-cell>
          <table:table-cell table:formula="of:=+[.Z52]+[.Z53]-229.34" office:value-type="float" office:value="6947.703" calcext:value-type="float">
            <text:p>6,948</text:p>
          </table:table-cell>
          <table:table-cell table:formula="of:=+[.Z50]+[.AA30]" office:value-type="float" office:value="10509.394851" calcext:value-type="float">
            <text:p>10,509</text:p>
          </table:table-cell>
          <table:table-cell table:formula="of:=+[.AA50]+[.AB30]" office:value-type="float" office:value="16205.657742495" calcext:value-type="float">
            <text:p>16,206</text:p>
          </table:table-cell>
          <table:table-cell table:formula="of:=+[.AB50]+[.AC30]" office:value-type="float" office:value="24746.5240909873" calcext:value-type="float">
            <text:p>24,747</text:p>
          </table:table-cell>
          <table:table-cell table:formula="of:=+[.AC50]+[.AD30]" office:value-type="float" office:value="36857.0855575297" calcext:value-type="float">
            <text:p>36,857</text:p>
          </table:table-cell>
          <table:table-cell table:formula="of:=+[.AD50]+[.AE30]" office:value-type="float" office:value="53168.2462706729" calcext:value-type="float">
            <text:p>53,168</text:p>
          </table:table-cell>
          <table:table-cell table:formula="of:=+[.AE50]+[.AF30]" office:value-type="float" office:value="75050.5271138703" calcext:value-type="float">
            <text:p>75,051</text:p>
          </table:table-cell>
          <table:table-cell table:formula="of:=+[.AF50]+[.AG30]" office:value-type="float" office:value="104307.531930172" calcext:value-type="float">
            <text:p>104,308</text:p>
          </table:table-cell>
          <table:table-cell table:formula="of:=+[.AG50]+[.AH30]" office:value-type="float" office:value="143310.251380288" calcext:value-type="float">
            <text:p>143,310</text:p>
          </table:table-cell>
          <table:table-cell table:formula="of:=+[.AH50]+[.AI30]" office:value-type="float" office:value="195172.533465509" calcext:value-type="float">
            <text:p>195,173</text:p>
          </table:table-cell>
          <table:table-cell table:formula="of:=+[.AI50]+[.AJ30]" office:value-type="float" office:value="263980.245803544" calcext:value-type="float">
            <text:p>263,980</text:p>
          </table:table-cell>
          <table:table-cell table:number-columns-repeated="79"/>
          <table:table-cell table:style-name="ce48" table:number-columns-repeated="16269"/>
        </table:table-row>
        <table:table-row table:style-name="ro1">
          <table:table-cell table:number-columns-repeated="115"/>
          <table:table-cell table:style-name="ce48" table:number-columns-repeated="16269"/>
        </table:table-row>
        <table:table-row table:style-name="ro1">
          <table:table-cell office:value-type="string" calcext:value-type="string">
            <text:p>Cash</text:p>
          </table:table-cell>
          <table:table-cell table:formula="of:=+11.946+1264.738+12.095" office:value-type="float" office:value="1288.779" calcext:value-type="float">
            <text:p>1,289</text:p>
          </table:table-cell>
          <table:table-cell office:value-type="float" office:value="1055.923" calcext:value-type="float">
            <text:p>1,056</text:p>
          </table:table-cell>
          <table:table-cell office:value-type="float" office:value="1040.31" calcext:value-type="float">
            <text:p>1,040</text:p>
          </table:table-cell>
          <table:table-cell office:value-type="float" office:value="831.047" calcext:value-type="float">
            <text:p>831</text:p>
          </table:table-cell>
          <table:table-cell office:value-type="float" office:value="520.388" calcext:value-type="float">
            <text:p>520</text:p>
          </table:table-cell>
          <table:table-cell office:value-type="float" office:value="512.659" calcext:value-type="float">
            <text:p>513</text:p>
          </table:table-cell>
          <table:table-cell office:value-type="float" office:value="768.71" calcext:value-type="float">
            <text:p>769</text:p>
          </table:table-cell>
          <table:table-cell office:value-type="float" office:value="2098.524" calcext:value-type="float">
            <text:p>2,099</text:p>
          </table:table-cell>
          <table:table-cell office:value-type="float" office:value="993.464" calcext:value-type="float">
            <text:p>993</text:p>
          </table:table-cell>
          <table:table-cell office:value-type="float" office:value="929.547" calcext:value-type="float">
            <text:p>930</text:p>
          </table:table-cell>
          <table:table-cell office:value-type="float" office:value="1615.967" calcext:value-type="float">
            <text:p>1,616</text:p>
          </table:table-cell>
          <table:table-cell office:value-type="float" office:value="1423.796" calcext:value-type="float">
            <text:p>1,424</text:p>
          </table:table-cell>
          <table:table-cell table:number-columns-repeated="7"/>
          <table:table-cell table:formula="of:=+2011.323+37.285+79.538" office:value-type="float" office:value="2128.146" calcext:value-type="float">
            <text:p>2,128</text:p>
          </table:table-cell>
          <table:table-cell table:formula="of:=+2290.674+36.628+39.612" office:value-type="float" office:value="2366.914" calcext:value-type="float">
            <text:p>2,367</text:p>
          </table:table-cell>
          <table:table-cell office:value-type="float" office:value="2598.54" calcext:value-type="float">
            <text:p>2,599</text:p>
          </table:table-cell>
          <table:table-cell office:value-type="float" office:value="831.047" calcext:value-type="float">
            <text:p>831</text:p>
          </table:table-cell>
          <table:table-cell office:value-type="float" office:value="2098.524" calcext:value-type="float">
            <text:p>2,099</text:p>
          </table:table-cell>
          <table:table-cell office:value-type="float" office:value="1423.796" calcext:value-type="float">
            <text:p>1,424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Mkt. Sec</text:p>
          </table:table-cell>
          <table:table-cell office:value-type="float" office:value="1639.797" calcext:value-type="float">
            <text:p>1,640</text:p>
          </table:table-cell>
          <table:table-cell office:value-type="float" office:value="2047.329" calcext:value-type="float">
            <text:p>2,047</text:p>
          </table:table-cell>
          <table:table-cell office:value-type="float" office:value="2243.264" calcext:value-type="float">
            <text:p>2,243</text:p>
          </table:table-cell>
          <table:table-cell office:value-type="float" office:value="2843.132" calcext:value-type="float">
            <text:p>2,843</text:p>
          </table:table-cell>
          <table:table-cell office:value-type="float" office:value="3347.512" calcext:value-type="float">
            <text:p>3,348</text:p>
          </table:table-cell>
          <table:table-cell office:value-type="float" office:value="3485.8" calcext:value-type="float">
            <text:p>3,486</text:p>
          </table:table-cell>
          <table:table-cell office:value-type="float" office:value="3795.949" calcext:value-type="float">
            <text:p>3,796</text:p>
          </table:table-cell>
          <table:table-cell office:value-type="float" office:value="3131.463" calcext:value-type="float">
            <text:p>3,131</text:p>
          </table:table-cell>
          <table:table-cell office:value-type="float" office:value="4437.225" calcext:value-type="float">
            <text:p>4,437</text:p>
          </table:table-cell>
          <table:table-cell office:value-type="float" office:value="5070.875" calcext:value-type="float">
            <text:p>5,071</text:p>
          </table:table-cell>
          <table:table-cell office:value-type="float" office:value="4821.85" calcext:value-type="float">
            <text:p>4,822</text:p>
          </table:table-cell>
          <table:table-cell office:value-type="float" office:value="5753.247" calcext:value-type="float">
            <text:p>5,753</text:p>
          </table:table-cell>
          <table:table-cell table:number-columns-repeated="7"/>
          <table:table-cell office:value-type="float" office:value="0" calcext:value-type="float">
            <text:p>-</text:p>
          </table:table-cell>
          <table:table-cell office:value-type="float" office:value="234.153" calcext:value-type="float">
            <text:p>234</text:p>
          </table:table-cell>
          <table:table-cell office:value-type="float" office:value="35.135" calcext:value-type="float">
            <text:p>35</text:p>
          </table:table-cell>
          <table:table-cell office:value-type="float" office:value="2843.132" calcext:value-type="float">
            <text:p>2,843</text:p>
          </table:table-cell>
          <table:table-cell office:value-type="float" office:value="3131.463" calcext:value-type="float">
            <text:p>3,131</text:p>
          </table:table-cell>
          <table:table-cell office:value-type="float" office:value="5753.247" calcext:value-type="float">
            <text:p>5,753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254.041" calcext:value-type="float">
            <text:p>254</text:p>
          </table:table-cell>
          <table:table-cell office:value-type="float" office:value="375.756" calcext:value-type="float">
            <text:p>376</text:p>
          </table:table-cell>
          <table:table-cell office:value-type="float" office:value="430.269" calcext:value-type="float">
            <text:p>430</text:p>
          </table:table-cell>
          <table:table-cell office:value-type="float" office:value="364.784" calcext:value-type="float">
            <text:p>365</text:p>
          </table:table-cell>
          <table:table-cell office:value-type="float" office:value="486.986" calcext:value-type="float">
            <text:p>487</text:p>
          </table:table-cell>
          <table:table-cell office:value-type="float" office:value="659.339" calcext:value-type="float">
            <text:p>659</text:p>
          </table:table-cell>
          <table:table-cell office:value-type="float" office:value="668.11" calcext:value-type="float">
            <text:p>668</text:p>
          </table:table-cell>
          <table:table-cell office:value-type="float" office:value="575.048" calcext:value-type="float">
            <text:p>575</text:p>
          </table:table-cell>
          <table:table-cell office:value-type="float" office:value="725.205" calcext:value-type="float">
            <text:p>725</text:p>
          </table:table-cell>
          <table:table-cell office:value-type="float" office:value="747.484" calcext:value-type="float">
            <text:p>747</text:p>
          </table:table-cell>
          <table:table-cell office:value-type="float" office:value="1005.91" calcext:value-type="float">
            <text:p>1,006</text:p>
          </table:table-cell>
          <table:table-cell office:value-type="float" office:value="1042.065" calcext:value-type="float">
            <text:p>1,042</text:p>
          </table:table-cell>
          <table:table-cell table:number-columns-repeated="7"/>
          <table:table-cell office:value-type="float" office:value="156.932" calcext:value-type="float">
            <text:p>157</text:p>
          </table:table-cell>
          <table:table-cell office:value-type="float" office:value="190.923" calcext:value-type="float">
            <text:p>191</text:p>
          </table:table-cell>
          <table:table-cell office:value-type="float" office:value="258.346" calcext:value-type="float">
            <text:p>258</text:p>
          </table:table-cell>
          <table:table-cell office:value-type="float" office:value="364.784" calcext:value-type="float">
            <text:p>365</text:p>
          </table:table-cell>
          <table:table-cell office:value-type="float" office:value="575.048" calcext:value-type="float">
            <text:p>575</text:p>
          </table:table-cell>
          <table:table-cell office:value-type="float" office:value="1042.065" calcext:value-type="float">
            <text:p>1,042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PP&amp;E</text:p>
          </table:table-cell>
          <table:table-cell office:value-type="float" office:value="63.115" calcext:value-type="float">
            <text:p>63</text:p>
          </table:table-cell>
          <table:table-cell office:value-type="float" office:value="97.906" calcext:value-type="float">
            <text:p>98</text:p>
          </table:table-cell>
          <table:table-cell office:value-type="float" office:value="95.554" calcext:value-type="float">
            <text:p>96</text:p>
          </table:table-cell>
          <table:table-cell office:value-type="float" office:value="99.655" calcext:value-type="float">
            <text:p>100</text:p>
          </table:table-cell>
          <table:table-cell office:value-type="float" office:value="81.178" calcext:value-type="float">
            <text:p>81</text:p>
          </table:table-cell>
          <table:table-cell office:value-type="float" office:value="115.712" calcext:value-type="float">
            <text:p>116</text:p>
          </table:table-cell>
          <table:table-cell office:value-type="float" office:value="119.193" calcext:value-type="float">
            <text:p>119</text:p>
          </table:table-cell>
          <table:table-cell office:value-type="float" office:value="129.254" calcext:value-type="float">
            <text:p>129</text:p>
          </table:table-cell>
          <table:table-cell office:value-type="float" office:value="126.705" calcext:value-type="float">
            <text:p>127</text:p>
          </table:table-cell>
          <table:table-cell office:value-type="float" office:value="142.487" calcext:value-type="float">
            <text:p>142</text:p>
          </table:table-cell>
          <table:table-cell office:value-type="float" office:value="142.429" calcext:value-type="float">
            <text:p>142</text:p>
          </table:table-cell>
          <table:table-cell office:value-type="float" office:value="139.066" calcext:value-type="float">
            <text:p>139</text:p>
          </table:table-cell>
          <table:table-cell table:number-columns-repeated="7"/>
          <table:table-cell office:value-type="float" office:value="29.541" calcext:value-type="float">
            <text:p>30</text:p>
          </table:table-cell>
          <table:table-cell office:value-type="float" office:value="31.304" calcext:value-type="float">
            <text:p>31</text:p>
          </table:table-cell>
          <table:table-cell office:value-type="float" office:value="149.556" calcext:value-type="float">
            <text:p>150</text:p>
          </table:table-cell>
          <table:table-cell office:value-type="float" office:value="99.655" calcext:value-type="float">
            <text:p>100</text:p>
          </table:table-cell>
          <table:table-cell office:value-type="float" office:value="129.254" calcext:value-type="float">
            <text:p>129</text:p>
          </table:table-cell>
          <table:table-cell office:value-type="float" office:value="139.066" calcext:value-type="float">
            <text:p>139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Prepaid Exp</text:p>
          </table:table-cell>
          <table:table-cell office:value-type="float" office:value="85.625" calcext:value-type="float">
            <text:p>86</text:p>
          </table:table-cell>
          <table:table-cell office:value-type="float" office:value="54.097" calcext:value-type="float">
            <text:p>54</text:p>
          </table:table-cell>
          <table:table-cell office:value-type="float" office:value="50.133" calcext:value-type="float">
            <text:p>50</text:p>
          </table:table-cell>
          <table:table-cell office:value-type="float" office:value="47.758" calcext:value-type="float">
            <text:p>48</text:p>
          </table:table-cell>
          <table:table-cell office:value-type="float" office:value="46.906" calcext:value-type="float">
            <text:p>47</text:p>
          </table:table-cell>
          <table:table-cell office:value-type="float" office:value="43.483" calcext:value-type="float">
            <text:p>43</text:p>
          </table:table-cell>
          <table:table-cell office:value-type="float" office:value="40.345" calcext:value-type="float">
            <text:p>40</text:p>
          </table:table-cell>
          <table:table-cell office:value-type="float" office:value="39.638" calcext:value-type="float">
            <text:p>40</text:p>
          </table:table-cell>
          <table:table-cell office:value-type="float" office:value="39.669" calcext:value-type="float">
            <text:p>40</text:p>
          </table:table-cell>
          <table:table-cell office:value-type="float" office:value="43.523" calcext:value-type="float">
            <text:p>44</text:p>
          </table:table-cell>
          <table:table-cell office:value-type="float" office:value="45.706" calcext:value-type="float">
            <text:p>46</text:p>
          </table:table-cell>
          <table:table-cell office:value-type="float" office:value="51.96" calcext:value-type="float">
            <text:p>52</text:p>
          </table:table-cell>
          <table:table-cell table:number-columns-repeated="7"/>
          <table:table-cell office:value-type="float" office:value="51.889" calcext:value-type="float">
            <text:p>52</text:p>
          </table:table-cell>
          <table:table-cell office:value-type="float" office:value="110.872" calcext:value-type="float">
            <text:p>111</text:p>
          </table:table-cell>
          <table:table-cell office:value-type="float" office:value="69.17" calcext:value-type="float">
            <text:p>69</text:p>
          </table:table-cell>
          <table:table-cell office:value-type="float" office:value="47.758" calcext:value-type="float">
            <text:p>48</text:p>
          </table:table-cell>
          <table:table-cell office:value-type="float" office:value="39.638" calcext:value-type="float">
            <text:p>40</text:p>
          </table:table-cell>
          <table:table-cell office:value-type="float" office:value="51.96" calcext:value-type="float">
            <text:p>52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OP. ROU</text:p>
          </table:table-cell>
          <table:table-cell office:value-type="float" office:value="210.019" calcext:value-type="float">
            <text:p>210</text:p>
          </table:table-cell>
          <table:table-cell office:value-type="float" office:value="199.661" calcext:value-type="float">
            <text:p>200</text:p>
          </table:table-cell>
          <table:table-cell office:value-type="float" office:value="190.191" calcext:value-type="float">
            <text:p>190</text:p>
          </table:table-cell>
          <table:table-cell office:value-type="float" office:value="182.863" calcext:value-type="float">
            <text:p>183</text:p>
          </table:table-cell>
          <table:table-cell office:value-type="float" office:value="173.707" calcext:value-type="float">
            <text:p>174</text:p>
          </table:table-cell>
          <table:table-cell office:value-type="float" office:value="213.453" calcext:value-type="float">
            <text:p>213</text:p>
          </table:table-cell>
          <table:table-cell office:value-type="float" office:value="211.57" calcext:value-type="float">
            <text:p>212</text:p>
          </table:table-cell>
          <table:table-cell office:value-type="float" office:value="200.74" calcext:value-type="float">
            <text:p>201</text:p>
          </table:table-cell>
          <table:table-cell office:value-type="float" office:value="209.248" calcext:value-type="float">
            <text:p>209</text:p>
          </table:table-cell>
          <table:table-cell office:value-type="float" office:value="203.474" calcext:value-type="float">
            <text:p>203</text:p>
          </table:table-cell>
          <table:table-cell office:value-type="float" office:value="204.315" calcext:value-type="float">
            <text:p>204</text:p>
          </table:table-cell>
          <table:table-cell office:value-type="float" office:value="200.105" calcext:value-type="float">
            <text:p>200</text:p>
          </table:table-cell>
          <table:table-cell table:number-columns-repeated="7"/>
          <table:table-cell office:value-type="float" office:value="217.075" calcext:value-type="float">
            <text:p>217</text:p>
          </table:table-cell>
          <table:table-cell office:value-type="float" office:value="216.898" calcext:value-type="float">
            <text:p>217</text:p>
          </table:table-cell>
          <table:table-cell office:value-type="float" office:value="200.24" calcext:value-type="float">
            <text:p>200</text:p>
          </table:table-cell>
          <table:table-cell office:value-type="float" office:value="182.863" calcext:value-type="float">
            <text:p>183</text:p>
          </table:table-cell>
          <table:table-cell office:value-type="float" office:value="200.74" calcext:value-type="float">
            <text:p>201</text:p>
          </table:table-cell>
          <table:table-cell office:value-type="float" office:value="200.105" calcext:value-type="float">
            <text:p>200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Other Assets</text:p>
          </table:table-cell>
          <table:table-cell office:value-type="float" office:value="141.762" calcext:value-type="float">
            <text:p>142</text:p>
          </table:table-cell>
          <table:table-cell office:value-type="float" office:value="149.592" calcext:value-type="float">
            <text:p>150</text:p>
          </table:table-cell>
          <table:table-cell office:value-type="float" office:value="143.696" calcext:value-type="float">
            <text:p>144</text:p>
          </table:table-cell>
          <table:table-cell office:value-type="float" office:value="153.186" calcext:value-type="float">
            <text:p>153</text:p>
          </table:table-cell>
          <table:table-cell office:value-type="float" office:value="150.402" calcext:value-type="float">
            <text:p>150</text:p>
          </table:table-cell>
          <table:table-cell office:value-type="float" office:value="161.434" calcext:value-type="float">
            <text:p>161</text:p>
          </table:table-cell>
          <table:table-cell office:value-type="float" office:value="164.22" calcext:value-type="float">
            <text:p>164</text:p>
          </table:table-cell>
          <table:table-cell office:value-type="float" office:value="166.217" calcext:value-type="float">
            <text:p>166</text:p>
          </table:table-cell>
          <table:table-cell office:value-type="float" office:value="205.301" calcext:value-type="float">
            <text:p>205</text:p>
          </table:table-cell>
          <table:table-cell office:value-type="float" office:value="228.298" calcext:value-type="float">
            <text:p>228</text:p>
          </table:table-cell>
          <table:table-cell office:value-type="float" office:value="277.783" calcext:value-type="float">
            <text:p>278</text:p>
          </table:table-cell>
          <table:table-cell office:value-type="float" office:value="290.153" calcext:value-type="float">
            <text:p>290</text:p>
          </table:table-cell>
          <table:table-cell table:number-columns-repeated="7"/>
          <table:table-cell office:value-type="float" office:value="106.921" calcext:value-type="float">
            <text:p>107</text:p>
          </table:table-cell>
          <table:table-cell office:value-type="float" office:value="96.386" calcext:value-type="float">
            <text:p>96</text:p>
          </table:table-cell>
          <table:table-cell office:value-type="float" office:value="150.252" calcext:value-type="float">
            <text:p>150</text:p>
          </table:table-cell>
          <table:table-cell office:value-type="float" office:value="153.186" calcext:value-type="float">
            <text:p>153</text:p>
          </table:table-cell>
          <table:table-cell office:value-type="float" office:value="166.217" calcext:value-type="float">
            <text:p>166</text:p>
          </table:table-cell>
          <table:table-cell office:value-type="float" office:value="290.153" calcext:value-type="float">
            <text:p>290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A</text:p>
          </table:table-cell>
          <table:table-cell table:formula="of:=SUM([.B52:.B58])" office:value-type="float" office:value="3683.138" calcext:value-type="float">
            <text:p>3,683</text:p>
          </table:table-cell>
          <table:table-cell table:formula="of:=SUM([.C52:.C58])" office:value-type="float" office:value="3980.264" calcext:value-type="float">
            <text:p>3,980</text:p>
          </table:table-cell>
          <table:table-cell table:formula="of:=SUM([.D52:.D58])" office:value-type="float" office:value="4193.417" calcext:value-type="float">
            <text:p>4,193</text:p>
          </table:table-cell>
          <table:table-cell table:formula="of:=SUM([.E52:.E58])" office:value-type="float" office:value="4522.425" calcext:value-type="float">
            <text:p>4,522</text:p>
          </table:table-cell>
          <table:table-cell table:formula="of:=SUM([.F52:.F58])" office:value-type="float" office:value="4807.079" calcext:value-type="float">
            <text:p>4,807</text:p>
          </table:table-cell>
          <table:table-cell table:formula="of:=SUM([.G52:.G58])" office:value-type="float" office:value="5191.88" calcext:value-type="float">
            <text:p>5,192</text:p>
          </table:table-cell>
          <table:table-cell table:formula="of:=SUM([.H52:.H58])" office:value-type="float" office:value="5768.097" calcext:value-type="float">
            <text:p>5,768</text:p>
          </table:table-cell>
          <table:table-cell table:formula="of:=SUM([.I52:.I58])" office:value-type="float" office:value="6340.884" calcext:value-type="float">
            <text:p>6,341</text:p>
          </table:table-cell>
          <table:table-cell table:formula="of:=SUM([.J52:.J58])" office:value-type="float" office:value="6736.817" calcext:value-type="float">
            <text:p>6,737</text:p>
          </table:table-cell>
          <table:table-cell table:formula="of:=SUM([.K52:.K58])" office:value-type="float" office:value="7365.688" calcext:value-type="float">
            <text:p>7,366</text:p>
          </table:table-cell>
          <table:table-cell table:formula="of:=SUM([.L52:.L58])" office:value-type="float" office:value="8113.96" calcext:value-type="float">
            <text:p>8,114</text:p>
          </table:table-cell>
          <table:table-cell table:formula="of:=SUM([.M52:.M58])" office:value-type="float" office:value="8900.392" calcext:value-type="float">
            <text:p>8,900</text:p>
          </table:table-cell>
          <table:table-cell table:number-columns-repeated="7"/>
          <table:table-cell table:formula="of:=SUM([.U52:.U58])" office:value-type="float" office:value="2690.504" calcext:value-type="float">
            <text:p>2,691</text:p>
          </table:table-cell>
          <table:table-cell table:formula="of:=SUM([.V52:.V58])" office:value-type="float" office:value="3247.45" calcext:value-type="float">
            <text:p>3,247</text:p>
          </table:table-cell>
          <table:table-cell table:formula="of:=SUM([.W52:.W58])" office:value-type="float" office:value="3461.239" calcext:value-type="float">
            <text:p>3,461</text:p>
          </table:table-cell>
          <table:table-cell table:formula="of:=SUM([.X52:.X58])" office:value-type="float" office:value="4522.425" calcext:value-type="float">
            <text:p>4,522</text:p>
          </table:table-cell>
          <table:table-cell table:formula="of:=SUM([.Y52:.Y58])" office:value-type="float" office:value="6340.884" calcext:value-type="float">
            <text:p>6,341</text:p>
          </table:table-cell>
          <table:table-cell table:formula="of:=SUM([.Z52:.Z58])" office:value-type="float" office:value="8900.392" calcext:value-type="float">
            <text:p>8,900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table:number-columns-repeated="115"/>
          <table:table-cell table:style-name="ce48" table:number-columns-repeated="16269"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4.53" calcext:value-type="float">
            <text:p>5</text:p>
          </table:table-cell>
          <table:table-cell office:value-type="float" office:value="4.613" calcext:value-type="float">
            <text:p>5</text:p>
          </table:table-cell>
          <table:table-cell office:value-type="float" office:value="9.475" calcext:value-type="float">
            <text:p>9</text:p>
          </table:table-cell>
          <table:table-cell office:value-type="float" office:value="12.122" calcext:value-type="float">
            <text:p>12</text:p>
          </table:table-cell>
          <table:table-cell office:value-type="float" office:value="35.634" calcext:value-type="float">
            <text:p>36</text:p>
          </table:table-cell>
          <table:table-cell office:value-type="float" office:value="67.345" calcext:value-type="float">
            <text:p>67</text:p>
          </table:table-cell>
          <table:table-cell office:value-type="float" office:value="27.021" calcext:value-type="float">
            <text:p>27</text:p>
          </table:table-cell>
          <table:table-cell office:value-type="float" office:value="0.103" calcext:value-type="float">
            <text:p>0</text:p>
          </table:table-cell>
          <table:table-cell office:value-type="float" office:value="2.33" calcext:value-type="float">
            <text:p>2</text:p>
          </table:table-cell>
          <table:table-cell office:value-type="float" office:value="10.774" calcext:value-type="float">
            <text:p>11</text:p>
          </table:table-cell>
          <table:table-cell office:value-type="float" office:value="67.503" calcext:value-type="float">
            <text:p>68</text:p>
          </table:table-cell>
          <table:table-cell office:value-type="float" office:value="8.064" calcext:value-type="float">
            <text:p>8</text:p>
          </table:table-cell>
          <table:table-cell table:number-columns-repeated="7"/>
          <table:table-cell office:value-type="float" office:value="16.358" calcext:value-type="float">
            <text:p>16</text:p>
          </table:table-cell>
          <table:table-cell office:value-type="float" office:value="74.907" calcext:value-type="float">
            <text:p>75</text:p>
          </table:table-cell>
          <table:table-cell office:value-type="float" office:value="44.788" calcext:value-type="float">
            <text:p>45</text:p>
          </table:table-cell>
          <table:table-cell office:value-type="float" office:value="12.122" calcext:value-type="float">
            <text:p>12</text:p>
          </table:table-cell>
          <table:table-cell office:value-type="float" office:value="0.103" calcext:value-type="float">
            <text:p>0</text:p>
          </table:table-cell>
          <table:table-cell office:value-type="float" office:value="8.064" calcext:value-type="float">
            <text:p>8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Accr. Liab</text:p>
          </table:table-cell>
          <table:table-cell office:value-type="float" office:value="174.525" calcext:value-type="float">
            <text:p>175</text:p>
          </table:table-cell>
          <table:table-cell office:value-type="float" office:value="184.617" calcext:value-type="float">
            <text:p>185</text:p>
          </table:table-cell>
          <table:table-cell office:value-type="float" office:value="174.753" calcext:value-type="float">
            <text:p>175</text:p>
          </table:table-cell>
          <table:table-cell office:value-type="float" office:value="222.991" calcext:value-type="float">
            <text:p>223</text:p>
          </table:table-cell>
          <table:table-cell office:value-type="float" office:value="206.034" calcext:value-type="float">
            <text:p>206</text:p>
          </table:table-cell>
          <table:table-cell office:value-type="float" office:value="195.489" calcext:value-type="float">
            <text:p>195</text:p>
          </table:table-cell>
          <table:table-cell office:value-type="float" office:value="265.244" calcext:value-type="float">
            <text:p>265</text:p>
          </table:table-cell>
          <table:table-cell office:value-type="float" office:value="427.046" calcext:value-type="float">
            <text:p>427</text:p>
          </table:table-cell>
          <table:table-cell office:value-type="float" office:value="371.061" calcext:value-type="float">
            <text:p>371</text:p>
          </table:table-cell>
          <table:table-cell office:value-type="float" office:value="393.623" calcext:value-type="float">
            <text:p>394</text:p>
          </table:table-cell>
          <table:table-cell office:value-type="float" office:value="381.737" calcext:value-type="float">
            <text:p>382</text:p>
          </table:table-cell>
          <table:table-cell office:value-type="float" office:value="355.624" calcext:value-type="float">
            <text:p>356</text:p>
          </table:table-cell>
          <table:table-cell table:number-columns-repeated="7"/>
          <table:table-cell office:value-type="float" office:value="158.546" calcext:value-type="float">
            <text:p>159</text:p>
          </table:table-cell>
          <table:table-cell office:value-type="float" office:value="155.806" calcext:value-type="float">
            <text:p>156</text:p>
          </table:table-cell>
          <table:table-cell office:value-type="float" office:value="172.715" calcext:value-type="float">
            <text:p>173</text:p>
          </table:table-cell>
          <table:table-cell office:value-type="float" office:value="222.991" calcext:value-type="float">
            <text:p>223</text:p>
          </table:table-cell>
          <table:table-cell office:value-type="float" office:value="427.046" calcext:value-type="float">
            <text:p>427</text:p>
          </table:table-cell>
          <table:table-cell office:value-type="float" office:value="355.624" calcext:value-type="float">
            <text:p>356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D/R</text:p>
          </table:table-cell>
          <table:table-cell table:formula="of:=+54.4+229.551" office:value-type="float" office:value="283.951" calcext:value-type="float">
            <text:p>284</text:p>
          </table:table-cell>
          <table:table-cell table:formula="of:=+260.335+50.408" office:value-type="float" office:value="310.743" calcext:value-type="float">
            <text:p>311</text:p>
          </table:table-cell>
          <table:table-cell table:formula="of:=+223.507+34.88" office:value-type="float" office:value="258.387" calcext:value-type="float">
            <text:p>258</text:p>
          </table:table-cell>
          <table:table-cell table:formula="of:=+246.901+28.047" office:value-type="float" office:value="274.948" calcext:value-type="float">
            <text:p>275</text:p>
          </table:table-cell>
          <table:table-cell table:formula="of:=+237.195+20.722" office:value-type="float" office:value="257.917" calcext:value-type="float">
            <text:p>258</text:p>
          </table:table-cell>
          <table:table-cell table:formula="of:=+278.441+15.649" office:value-type="float" office:value="294.09" calcext:value-type="float">
            <text:p>294</text:p>
          </table:table-cell>
          <table:table-cell table:formula="of:=+236.608+7.825" office:value-type="float" office:value="244.433" calcext:value-type="float">
            <text:p>244</text:p>
          </table:table-cell>
          <table:table-cell table:formula="of:=+259.624+39.885" office:value-type="float" office:value="299.509" calcext:value-type="float">
            <text:p>300</text:p>
          </table:table-cell>
          <table:table-cell table:formula="of:=+36.372+318.556" office:value-type="float" office:value="354.928" calcext:value-type="float">
            <text:p>355</text:p>
          </table:table-cell>
          <table:table-cell table:formula="of:=+376.784+44.638" office:value-type="float" office:value="421.422" calcext:value-type="float">
            <text:p>421</text:p>
          </table:table-cell>
          <table:table-cell table:formula="of:=+316.722+43.901" office:value-type="float" office:value="360.623" calcext:value-type="float">
            <text:p>361</text:p>
          </table:table-cell>
          <table:table-cell table:formula="of:=+408.963+46.216" office:value-type="float" office:value="455.179" calcext:value-type="float">
            <text:p>455</text:p>
          </table:table-cell>
          <table:table-cell table:number-columns-repeated="7"/>
          <table:table-cell table:formula="of:=+189.52+50.525" office:value-type="float" office:value="240.045" calcext:value-type="float">
            <text:p>240</text:p>
          </table:table-cell>
          <table:table-cell table:formula="of:=+227.816+40.217" office:value-type="float" office:value="268.033" calcext:value-type="float">
            <text:p>268</text:p>
          </table:table-cell>
          <table:table-cell table:formula="of:=+183.35+9.965" office:value-type="float" office:value="193.315" calcext:value-type="float">
            <text:p>193</text:p>
          </table:table-cell>
          <table:table-cell table:formula="of:=+246.901+28.047" office:value-type="float" office:value="274.948" calcext:value-type="float">
            <text:p>275</text:p>
          </table:table-cell>
          <table:table-cell table:formula="of:=+259.624+39.885" office:value-type="float" office:value="299.509" calcext:value-type="float">
            <text:p>300</text:p>
          </table:table-cell>
          <table:table-cell table:formula="of:=+408.963+46.216" office:value-type="float" office:value="455.179" calcext:value-type="float">
            <text:p>455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Customer Deposits</text:p>
          </table:table-cell>
          <table:table-cell table:formula="of:=+139.741+4.162" office:value-type="float" office:value="143.903" calcext:value-type="float">
            <text:p>144</text:p>
          </table:table-cell>
          <table:table-cell table:formula="of:=+183.964+3.099" office:value-type="float" office:value="187.063" calcext:value-type="float">
            <text:p>187</text:p>
          </table:table-cell>
          <table:table-cell table:formula="of:=+228.986+2.234" office:value-type="float" office:value="231.22" calcext:value-type="float">
            <text:p>231</text:p>
          </table:table-cell>
          <table:table-cell table:formula="of:=+209.828+1.477" office:value-type="float" office:value="211.305" calcext:value-type="float">
            <text:p>211</text:p>
          </table:table-cell>
          <table:table-cell table:formula="of:=+217.634+1.651" office:value-type="float" office:value="219.285" calcext:value-type="float">
            <text:p>219</text:p>
          </table:table-cell>
          <table:table-cell table:formula="of:=+221.519+1.527" office:value-type="float" office:value="223.046" calcext:value-type="float">
            <text:p>223</text:p>
          </table:table-cell>
          <table:table-cell table:formula="of:=+366.946+3.681" office:value-type="float" office:value="370.627" calcext:value-type="float">
            <text:p>371</text:p>
          </table:table-cell>
          <table:table-cell table:formula="of:=+265.252+1.663" office:value-type="float" office:value="266.915" calcext:value-type="float">
            <text:p>267</text:p>
          </table:table-cell>
          <table:table-cell table:formula="of:=+1.463+231.077" office:value-type="float" office:value="232.54" calcext:value-type="float">
            <text:p>233</text:p>
          </table:table-cell>
          <table:table-cell table:formula="of:=+262.994+1.491" office:value-type="float" office:value="264.485" calcext:value-type="float">
            <text:p>264</text:p>
          </table:table-cell>
          <table:table-cell table:formula="of:=+368.17+1.57" office:value-type="float" office:value="369.74" calcext:value-type="float">
            <text:p>370</text:p>
          </table:table-cell>
          <table:table-cell table:formula="of:=+357.066+0.018" office:value-type="float" office:value="357.084" calcext:value-type="float">
            <text:p>357</text:p>
          </table:table-cell>
          <table:table-cell table:number-columns-repeated="7"/>
          <table:table-cell table:formula="of:=+210.32+81.513" office:value-type="float" office:value="291.833" calcext:value-type="float">
            <text:p>292</text:p>
          </table:table-cell>
          <table:table-cell table:formula="of:=+161.605+33.699" office:value-type="float" office:value="195.304" calcext:value-type="float">
            <text:p>195</text:p>
          </table:table-cell>
          <table:table-cell table:formula="of:=+141.989+3.936" office:value-type="float" office:value="145.925" calcext:value-type="float">
            <text:p>146</text:p>
          </table:table-cell>
          <table:table-cell table:formula="of:=+209.828+1.477" office:value-type="float" office:value="211.305" calcext:value-type="float">
            <text:p>211</text:p>
          </table:table-cell>
          <table:table-cell table:formula="of:=+265.252+1.663" office:value-type="float" office:value="266.915" calcext:value-type="float">
            <text:p>267</text:p>
          </table:table-cell>
          <table:table-cell table:formula="of:=+357.066+0.018" office:value-type="float" office:value="357.084" calcext:value-type="float">
            <text:p>357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Op Lease Liab.</text:p>
          </table:table-cell>
          <table:table-cell table:formula="of:=+53.066+206.422" office:value-type="float" office:value="259.488" calcext:value-type="float">
            <text:p>259</text:p>
          </table:table-cell>
          <table:table-cell table:formula="of:=+194.134+51.855" office:value-type="float" office:value="245.989" calcext:value-type="float">
            <text:p>246</text:p>
          </table:table-cell>
          <table:table-cell table:formula="of:=+52.204+184.067" office:value-type="float" office:value="236.271" calcext:value-type="float">
            <text:p>236</text:p>
          </table:table-cell>
          <table:table-cell table:formula="of:=+175.216+54.176" office:value-type="float" office:value="229.392" calcext:value-type="float">
            <text:p>229</text:p>
          </table:table-cell>
          <table:table-cell table:formula="of:=+54.056+163.013" office:value-type="float" office:value="217.069" calcext:value-type="float">
            <text:p>217</text:p>
          </table:table-cell>
          <table:table-cell table:formula="of:=+44.125+214.334" office:value-type="float" office:value="258.459" calcext:value-type="float">
            <text:p>258</text:p>
          </table:table-cell>
          <table:table-cell table:formula="of:=+47.637+207.278" office:value-type="float" office:value="254.915" calcext:value-type="float">
            <text:p>255</text:p>
          </table:table-cell>
          <table:table-cell table:formula="of:=+43.993+195.226" office:value-type="float" office:value="239.219" calcext:value-type="float">
            <text:p>239</text:p>
          </table:table-cell>
          <table:table-cell table:formula="of:=+200.177+44.419" office:value-type="float" office:value="244.596" calcext:value-type="float">
            <text:p>245</text:p>
          </table:table-cell>
          <table:table-cell table:formula="of:=+45.465+192.347" office:value-type="float" office:value="237.812" calcext:value-type="float">
            <text:p>238</text:p>
          </table:table-cell>
          <table:table-cell table:formula="of:=+46.271+189.165" office:value-type="float" office:value="235.436" calcext:value-type="float">
            <text:p>235</text:p>
          </table:table-cell>
          <table:table-cell table:formula="of:=+183.474+45.864" office:value-type="float" office:value="229.338" calcext:value-type="float">
            <text:p>229</text:p>
          </table:table-cell>
          <table:table-cell table:number-columns-repeated="7"/>
          <table:table-cell table:formula="of:=+29.079+229.8" office:value-type="float" office:value="258.879" calcext:value-type="float">
            <text:p>259</text:p>
          </table:table-cell>
          <table:table-cell table:formula="of:=+39.927+220.146" office:value-type="float" office:value="260.073" calcext:value-type="float">
            <text:p>260</text:p>
          </table:table-cell>
          <table:table-cell table:formula="of:=+45.099+204.305" office:value-type="float" office:value="249.404" calcext:value-type="float">
            <text:p>249</text:p>
          </table:table-cell>
          <table:table-cell table:formula="of:=+175.216+54.176" office:value-type="float" office:value="229.392" calcext:value-type="float">
            <text:p>229</text:p>
          </table:table-cell>
          <table:table-cell table:formula="of:=+43.993+195.226" office:value-type="float" office:value="239.219" calcext:value-type="float">
            <text:p>239</text:p>
          </table:table-cell>
          <table:table-cell table:formula="of:=+183.474+45.864" office:value-type="float" office:value="229.338" calcext:value-type="float">
            <text:p>229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Other Liab</text:p>
          </table:table-cell>
          <table:table-cell office:value-type="float" office:value="13.548" calcext:value-type="float">
            <text:p>14</text:p>
          </table:table-cell>
          <table:table-cell office:value-type="float" office:value="12.101" calcext:value-type="float">
            <text:p>12</text:p>
          </table:table-cell>
          <table:table-cell office:value-type="float" office:value="11.414" calcext:value-type="float">
            <text:p>11</text:p>
          </table:table-cell>
          <table:table-cell office:value-type="float" office:value="10.702" calcext:value-type="float">
            <text:p>11</text:p>
          </table:table-cell>
          <table:table-cell office:value-type="float" office:value="9.968" calcext:value-type="float">
            <text:p>10</text:p>
          </table:table-cell>
          <table:table-cell office:value-type="float" office:value="15.645" calcext:value-type="float">
            <text:p>16</text:p>
          </table:table-cell>
          <table:table-cell office:value-type="float" office:value="14.495" calcext:value-type="float">
            <text:p>14</text:p>
          </table:table-cell>
          <table:table-cell office:value-type="float" office:value="13.685" calcext:value-type="float">
            <text:p>14</text:p>
          </table:table-cell>
          <table:table-cell office:value-type="float" office:value="12.489" calcext:value-type="float">
            <text:p>12</text:p>
          </table:table-cell>
          <table:table-cell office:value-type="float" office:value="12.008" calcext:value-type="float">
            <text:p>12</text:p>
          </table:table-cell>
          <table:table-cell office:value-type="float" office:value="10.652" calcext:value-type="float">
            <text:p>11</text:p>
          </table:table-cell>
          <table:table-cell office:value-type="float" office:value="7.092" calcext:value-type="float">
            <text:p>7</text:p>
          </table:table-cell>
          <table:table-cell table:number-columns-repeated="7"/>
          <table:table-cell table:formula="of:=+4.316+197.977" office:value-type="float" office:value="202.293" calcext:value-type="float">
            <text:p>202</text:p>
          </table:table-cell>
          <table:table-cell office:value-type="float" office:value="2.297" calcext:value-type="float">
            <text:p>2</text:p>
          </table:table-cell>
          <table:table-cell office:value-type="float" office:value="12.655" calcext:value-type="float">
            <text:p>13</text:p>
          </table:table-cell>
          <table:table-cell office:value-type="float" office:value="10.702" calcext:value-type="float">
            <text:p>11</text:p>
          </table:table-cell>
          <table:table-cell office:value-type="float" office:value="13.685" calcext:value-type="float">
            <text:p>14</text:p>
          </table:table-cell>
          <table:table-cell office:value-type="float" office:value="7.092" calcext:value-type="float">
            <text:p>7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L</text:p>
          </table:table-cell>
          <table:table-cell table:formula="of:=SUM([.B61:.B66])" office:value-type="float" office:value="879.945" calcext:value-type="float">
            <text:p>880</text:p>
          </table:table-cell>
          <table:table-cell table:formula="of:=SUM([.C61:.C66])" office:value-type="float" office:value="945.126" calcext:value-type="float">
            <text:p>945</text:p>
          </table:table-cell>
          <table:table-cell table:formula="of:=SUM([.D61:.D66])" office:value-type="float" office:value="921.52" calcext:value-type="float">
            <text:p>922</text:p>
          </table:table-cell>
          <table:table-cell table:formula="of:=SUM([.E61:.E66])" office:value-type="float" office:value="961.46" calcext:value-type="float">
            <text:p>961</text:p>
          </table:table-cell>
          <table:table-cell table:formula="of:=SUM([.F61:.F66])" office:value-type="float" office:value="945.907" calcext:value-type="float">
            <text:p>946</text:p>
          </table:table-cell>
          <table:table-cell table:formula="of:=SUM([.G61:.G66])" office:value-type="float" office:value="1054.074" calcext:value-type="float">
            <text:p>1,054</text:p>
          </table:table-cell>
          <table:table-cell table:formula="of:=SUM([.H61:.H66])" office:value-type="float" office:value="1176.735" calcext:value-type="float">
            <text:p>1,177</text:p>
          </table:table-cell>
          <table:table-cell table:formula="of:=SUM([.I61:.I66])" office:value-type="float" office:value="1246.477" calcext:value-type="float">
            <text:p>1,246</text:p>
          </table:table-cell>
          <table:table-cell table:formula="of:=SUM([.J61:.J66])" office:value-type="float" office:value="1217.944" calcext:value-type="float">
            <text:p>1,218</text:p>
          </table:table-cell>
          <table:table-cell table:formula="of:=SUM([.K61:.K66])" office:value-type="float" office:value="1340.124" calcext:value-type="float">
            <text:p>1,340</text:p>
          </table:table-cell>
          <table:table-cell table:formula="of:=SUM([.L61:.L66])" office:value-type="float" office:value="1425.691" calcext:value-type="float">
            <text:p>1,426</text:p>
          </table:table-cell>
          <table:table-cell table:formula="of:=SUM([.M61:.M66])" office:value-type="float" office:value="1412.381" calcext:value-type="float">
            <text:p>1,412</text:p>
          </table:table-cell>
          <table:table-cell table:number-columns-repeated="7"/>
          <table:table-cell table:formula="of:=SUM([.U61:.U66])" office:value-type="float" office:value="1167.954" calcext:value-type="float">
            <text:p>1,168</text:p>
          </table:table-cell>
          <table:table-cell table:formula="of:=SUM([.V61:.V66])" office:value-type="float" office:value="956.42" calcext:value-type="float">
            <text:p>956</text:p>
          </table:table-cell>
          <table:table-cell table:formula="of:=SUM([.W61:.W66])" office:value-type="float" office:value="818.802" calcext:value-type="float">
            <text:p>819</text:p>
          </table:table-cell>
          <table:table-cell table:formula="of:=SUM([.X61:.X66])" office:value-type="float" office:value="961.46" calcext:value-type="float">
            <text:p>961</text:p>
          </table:table-cell>
          <table:table-cell table:formula="of:=SUM([.Y61:.Y66])" office:value-type="float" office:value="1246.477" calcext:value-type="float">
            <text:p>1,246</text:p>
          </table:table-cell>
          <table:table-cell table:formula="of:=SUM([.Z61:.Z66])" office:value-type="float" office:value="1412.381" calcext:value-type="float">
            <text:p>1,412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2.117" calcext:value-type="float">
            <text:p>2</text:p>
          </table:table-cell>
          <table:table-cell office:value-type="float" office:value="2.149" calcext:value-type="float">
            <text:p>2</text:p>
          </table:table-cell>
          <table:table-cell office:value-type="float" office:value="2.174" calcext:value-type="float">
            <text:p>2</text:p>
          </table:table-cell>
          <table:table-cell office:value-type="float" office:value="2.2" calcext:value-type="float">
            <text:p>2</text:p>
          </table:table-cell>
          <table:table-cell office:value-type="float" office:value="2.227" calcext:value-type="float">
            <text:p>2</text:p>
          </table:table-cell>
          <table:table-cell office:value-type="float" office:value="2.238" calcext:value-type="float">
            <text:p>2</text:p>
          </table:table-cell>
          <table:table-cell office:value-type="float" office:value="2.27" calcext:value-type="float">
            <text:p>2</text:p>
          </table:table-cell>
          <table:table-cell office:value-type="float" office:value="2.339" calcext:value-type="float">
            <text:p>2</text:p>
          </table:table-cell>
          <table:table-cell office:value-type="float" office:value="2.36" calcext:value-type="float">
            <text:p>2</text:p>
          </table:table-cell>
          <table:table-cell office:value-type="float" office:value="2.372" calcext:value-type="float">
            <text:p>2</text:p>
          </table:table-cell>
          <table:table-cell office:value-type="float" office:value="2.383" calcext:value-type="float">
            <text:p>2</text:p>
          </table:table-cell>
          <table:table-cell office:value-type="float" office:value="2.391" calcext:value-type="float">
            <text:p>2</text:p>
          </table:table-cell>
          <table:table-cell table:number-columns-repeated="7"/>
          <table:table-cell office:value-type="float" office:value="1.792" calcext:value-type="float">
            <text:p>2</text:p>
          </table:table-cell>
          <table:table-cell office:value-type="float" office:value="2.027" calcext:value-type="float">
            <text:p>2</text:p>
          </table:table-cell>
          <table:table-cell office:value-type="float" office:value="2.099" calcext:value-type="float">
            <text:p>2</text:p>
          </table:table-cell>
          <table:table-cell office:value-type="float" office:value="2.2" calcext:value-type="float">
            <text:p>2</text:p>
          </table:table-cell>
          <table:table-cell office:value-type="float" office:value="2.339" calcext:value-type="float">
            <text:p>2</text:p>
          </table:table-cell>
          <table:table-cell office:value-type="float" office:value="2.391" calcext:value-type="float">
            <text:p>2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Add. Paid in cap</text:p>
          </table:table-cell>
          <table:table-cell office:value-type="float" office:value="8568.57" calcext:value-type="float">
            <text:p>8,569</text:p>
          </table:table-cell>
          <table:table-cell office:value-type="float" office:value="8773.043" calcext:value-type="float">
            <text:p>8,773</text:p>
          </table:table-cell>
          <table:table-cell office:value-type="float" office:value="8938.05" calcext:value-type="float">
            <text:p>8,938</text:p>
          </table:table-cell>
          <table:table-cell office:value-type="float" office:value="9122.173" calcext:value-type="float">
            <text:p>9,122</text:p>
          </table:table-cell>
          <table:table-cell office:value-type="float" office:value="9322.803" calcext:value-type="float">
            <text:p>9,323</text:p>
          </table:table-cell>
          <table:table-cell office:value-type="float" office:value="9463.178" calcext:value-type="float">
            <text:p>9,463</text:p>
          </table:table-cell>
          <table:table-cell office:value-type="float" office:value="9757.38" calcext:value-type="float">
            <text:p>9,757</text:p>
          </table:table-cell>
          <table:table-cell office:value-type="float" office:value="10193.97" calcext:value-type="float">
            <text:p>10,194</text:p>
          </table:table-cell>
          <table:table-cell office:value-type="float" office:value="10398.181" calcext:value-type="float">
            <text:p>10,398</text:p>
          </table:table-cell>
          <table:table-cell office:value-type="float" office:value="10568.473" calcext:value-type="float">
            <text:p>10,568</text:p>
          </table:table-cell>
          <table:table-cell office:value-type="float" office:value="10747.603" calcext:value-type="float">
            <text:p>10,748</text:p>
          </table:table-cell>
          <table:table-cell office:value-type="float" office:value="10933.325" calcext:value-type="float">
            <text:p>10,933</text:p>
          </table:table-cell>
          <table:table-cell table:number-columns-repeated="7"/>
          <table:table-cell office:value-type="float" office:value="6488.857" calcext:value-type="float">
            <text:p>6,489</text:p>
          </table:table-cell>
          <table:table-cell office:value-type="float" office:value="7777.085" calcext:value-type="float">
            <text:p>7,777</text:p>
          </table:table-cell>
          <table:table-cell office:value-type="float" office:value="8427.998" calcext:value-type="float">
            <text:p>8,428</text:p>
          </table:table-cell>
          <table:table-cell office:value-type="float" office:value="9122.173" calcext:value-type="float">
            <text:p>9,122</text:p>
          </table:table-cell>
          <table:table-cell office:value-type="float" office:value="10193.97" calcext:value-type="float">
            <text:p>10,194</text:p>
          </table:table-cell>
          <table:table-cell office:value-type="float" office:value="10933.325" calcext:value-type="float">
            <text:p>10,933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Acc income</text:p>
          </table:table-cell>
          <table:table-cell office:value-type="float" office:value="-4.318" calcext:value-type="float">
            <text:p>(4)</text:p>
          </table:table-cell>
          <table:table-cell office:value-type="float" office:value="-5.209" calcext:value-type="float">
            <text:p>(5)</text:p>
          </table:table-cell>
          <table:table-cell office:value-type="float" office:value="-7.205" calcext:value-type="float">
            <text:p>(7)</text:p>
          </table:table-cell>
          <table:table-cell office:value-type="float" office:value="0.801" calcext:value-type="float">
            <text:p>1</text:p>
          </table:table-cell>
          <table:table-cell office:value-type="float" office:value="-5.72" calcext:value-type="float">
            <text:p>(6)</text:p>
          </table:table-cell>
          <table:table-cell office:value-type="float" office:value="-4.935" calcext:value-type="float">
            <text:p>(5)</text:p>
          </table:table-cell>
          <table:table-cell office:value-type="float" office:value="4.925" calcext:value-type="float">
            <text:p>5</text:p>
          </table:table-cell>
          <table:table-cell office:value-type="float" office:value="-5.611" calcext:value-type="float">
            <text:p>(6)</text:p>
          </table:table-cell>
          <table:table-cell office:value-type="float" office:value="-2.994" calcext:value-type="float">
            <text:p>(3)</text:p>
          </table:table-cell>
          <table:table-cell office:value-type="float" office:value="4.721" calcext:value-type="float">
            <text:p>5</text:p>
          </table:table-cell>
          <table:table-cell office:value-type="float" office:value="11.537" calcext:value-type="float">
            <text:p>12</text:p>
          </table:table-cell>
          <table:table-cell office:value-type="float" office:value="13.942" calcext:value-type="float">
            <text:p>14</text:p>
          </table:table-cell>
          <table:table-cell table:number-columns-repeated="7"/>
          <table:table-cell office:value-type="float" office:value="-2.745" calcext:value-type="float">
            <text:p>(3)</text:p>
          </table:table-cell>
          <table:table-cell office:value-type="float" office:value="-2.349" calcext:value-type="float">
            <text:p>(2)</text:p>
          </table:table-cell>
          <table:table-cell office:value-type="float" office:value="-5.333" calcext:value-type="float">
            <text:p>(5)</text:p>
          </table:table-cell>
          <table:table-cell office:value-type="float" office:value="0.801" calcext:value-type="float">
            <text:p>1</text:p>
          </table:table-cell>
          <table:table-cell office:value-type="float" office:value="-5.611" calcext:value-type="float">
            <text:p>(6)</text:p>
          </table:table-cell>
          <table:table-cell office:value-type="float" office:value="13.942" calcext:value-type="float">
            <text:p>14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Acc deficit</text:p>
          </table:table-cell>
          <table:table-cell office:value-type="float" office:value="-5842.636" calcext:value-type="float">
            <text:p>(5,843)</text:p>
          </table:table-cell>
          <table:table-cell office:value-type="float" office:value="-5814.509" calcext:value-type="float">
            <text:p>(5,815)</text:p>
          </table:table-cell>
          <table:table-cell office:value-type="float" office:value="-5743.004" calcext:value-type="float">
            <text:p>(5,743)</text:p>
          </table:table-cell>
          <table:table-cell office:value-type="float" office:value="-5649.613" calcext:value-type="float">
            <text:p>(5,650)</text:p>
          </table:table-cell>
          <table:table-cell office:value-type="float" office:value="-5544.083" calcext:value-type="float">
            <text:p>(5,544)</text:p>
          </table:table-cell>
          <table:table-cell office:value-type="float" office:value="-5409.957" calcext:value-type="float">
            <text:p>(5,410)</text:p>
          </table:table-cell>
          <table:table-cell office:value-type="float" office:value="-5266.432" calcext:value-type="float">
            <text:p>(5,266)</text:p>
          </table:table-cell>
          <table:table-cell office:value-type="float" office:value="-5187.423" calcext:value-type="float">
            <text:p>(5,187)</text:p>
          </table:table-cell>
          <table:table-cell office:value-type="float" office:value="-4973.392" calcext:value-type="float">
            <text:p>(4,973)</text:p>
          </table:table-cell>
          <table:table-cell office:value-type="float" office:value="-4646.665" calcext:value-type="float">
            <text:p>(4,647)</text:p>
          </table:table-cell>
          <table:table-cell office:value-type="float" office:value="-4171.066" calcext:value-type="float">
            <text:p>(4,171)</text:p>
          </table:table-cell>
          <table:table-cell office:value-type="float" office:value="-3562.39" calcext:value-type="float">
            <text:p>(3,562)</text:p>
          </table:table-cell>
          <table:table-cell table:number-columns-repeated="7"/>
          <table:table-cell office:value-type="float" office:value="-4965.354" calcext:value-type="float">
            <text:p>(4,965)</text:p>
          </table:table-cell>
          <table:table-cell office:value-type="float" office:value="-5485.733" calcext:value-type="float">
            <text:p>(5,486)</text:p>
          </table:table-cell>
          <table:table-cell office:value-type="float" office:value="-5859.438" calcext:value-type="float">
            <text:p>(5,859)</text:p>
          </table:table-cell>
          <table:table-cell office:value-type="float" office:value="-5649.613" calcext:value-type="float">
            <text:p>(5,650)</text:p>
          </table:table-cell>
          <table:table-cell office:value-type="float" office:value="-5187.423" calcext:value-type="float">
            <text:p>(5,187)</text:p>
          </table:table-cell>
          <table:table-cell office:value-type="float" office:value="-3562.39" calcext:value-type="float">
            <text:p>(3,562)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NCI</text:p>
          </table:table-cell>
          <table:table-cell office:value-type="float" office:value="79.46" calcext:value-type="float">
            <text:p>79</text:p>
          </table:table-cell>
          <table:table-cell office:value-type="float" office:value="79.664" calcext:value-type="float">
            <text:p>80</text:p>
          </table:table-cell>
          <table:table-cell office:value-type="float" office:value="81.882" calcext:value-type="float">
            <text:p>82</text:p>
          </table:table-cell>
          <table:table-cell office:value-type="float" office:value="85.404" calcext:value-type="float">
            <text:p>85</text:p>
          </table:table-cell>
          <table:table-cell office:value-type="float" office:value="85.945" calcext:value-type="float">
            <text:p>86</text:p>
          </table:table-cell>
          <table:table-cell office:value-type="float" office:value="87.282" calcext:value-type="float">
            <text:p>87</text:p>
          </table:table-cell>
          <table:table-cell office:value-type="float" office:value="93.219" calcext:value-type="float">
            <text:p>93</text:p>
          </table:table-cell>
          <table:table-cell office:value-type="float" office:value="91.132" calcext:value-type="float">
            <text:p>91</text:p>
          </table:table-cell>
          <table:table-cell office:value-type="float" office:value="94.818" calcext:value-type="float">
            <text:p>95</text:p>
          </table:table-cell>
          <table:table-cell office:value-type="float" office:value="96.663" calcext:value-type="float">
            <text:p>97</text:p>
          </table:table-cell>
          <table:table-cell office:value-type="float" office:value="97.812" calcext:value-type="float">
            <text:p>98</text:p>
          </table:table-cell>
          <table:table-cell office:value-type="float" office:value="100.743" calcext:value-type="float">
            <text:p>101</text:p>
          </table:table-cell>
          <table:table-cell table:number-columns-repeated="7"/>
          <table:table-cell table:number-columns-repeated="2" office:value-type="float" office:value="0" calcext:value-type="float">
            <text:p>-</text:p>
          </table:table-cell>
          <table:table-cell office:value-type="float" office:value="77.111" calcext:value-type="float">
            <text:p>77</text:p>
          </table:table-cell>
          <table:table-cell office:value-type="float" office:value="85.404" calcext:value-type="float">
            <text:p>85</text:p>
          </table:table-cell>
          <table:table-cell office:value-type="float" office:value="91.132" calcext:value-type="float">
            <text:p>91</text:p>
          </table:table-cell>
          <table:table-cell office:value-type="float" office:value="100.743" calcext:value-type="float">
            <text:p>101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SE</text:p>
          </table:table-cell>
          <table:table-cell table:formula="of:=SUM([.B68:.B71])" office:value-type="float" office:value="2723.733" calcext:value-type="float">
            <text:p>2,724</text:p>
          </table:table-cell>
          <table:table-cell table:formula="of:=SUM([.C68:.C71])" office:value-type="float" office:value="2955.474" calcext:value-type="float">
            <text:p>2,955</text:p>
          </table:table-cell>
          <table:table-cell table:formula="of:=SUM([.D68:.D71])" office:value-type="float" office:value="3190.015" calcext:value-type="float">
            <text:p>3,190</text:p>
          </table:table-cell>
          <table:table-cell table:formula="of:=SUM([.E68:.E71])" office:value-type="float" office:value="3475.561" calcext:value-type="float">
            <text:p>3,476</text:p>
          </table:table-cell>
          <table:table-cell table:formula="of:=SUM([.F68:.F71])" office:value-type="float" office:value="3775.227" calcext:value-type="float">
            <text:p>3,775</text:p>
          </table:table-cell>
          <table:table-cell table:formula="of:=SUM([.G68:.G71])" office:value-type="float" office:value="4050.524" calcext:value-type="float">
            <text:p>4,051</text:p>
          </table:table-cell>
          <table:table-cell table:formula="of:=SUM([.H68:.H71])" office:value-type="float" office:value="4498.143" calcext:value-type="float">
            <text:p>4,498</text:p>
          </table:table-cell>
          <table:table-cell table:formula="of:=SUM([.I68:.I71])" office:value-type="float" office:value="5003.275" calcext:value-type="float">
            <text:p>5,003</text:p>
          </table:table-cell>
          <table:table-cell table:formula="of:=SUM([.J68:.J71])" office:value-type="float" office:value="5424.155" calcext:value-type="float">
            <text:p>5,424</text:p>
          </table:table-cell>
          <table:table-cell table:formula="of:=SUM([.K68:.K71])" office:value-type="float" office:value="5928.901" calcext:value-type="float">
            <text:p>5,929</text:p>
          </table:table-cell>
          <table:table-cell table:formula="of:=SUM([.L68:.L71])" office:value-type="float" office:value="6590.457" calcext:value-type="float">
            <text:p>6,590</text:p>
          </table:table-cell>
          <table:table-cell table:formula="of:=SUM([.M68:.M71])" office:value-type="float" office:value="7387.268" calcext:value-type="float">
            <text:p>7,387</text:p>
          </table:table-cell>
          <table:table-cell table:number-columns-repeated="7"/>
          <table:table-cell table:formula="of:=SUM([.U68:.U71])" office:value-type="float" office:value="1522.55" calcext:value-type="float">
            <text:p>1,523</text:p>
          </table:table-cell>
          <table:table-cell table:formula="of:=SUM([.V68:.V71])" office:value-type="float" office:value="2291.03" calcext:value-type="float">
            <text:p>2,291</text:p>
          </table:table-cell>
          <table:table-cell table:formula="of:=SUM([.W68:.W71])" office:value-type="float" office:value="2565.326" calcext:value-type="float">
            <text:p>2,565</text:p>
          </table:table-cell>
          <table:table-cell table:formula="of:=SUM([.X68:.X71])" office:value-type="float" office:value="3475.561" calcext:value-type="float">
            <text:p>3,476</text:p>
          </table:table-cell>
          <table:table-cell table:formula="of:=SUM([.Y68:.Y71])" office:value-type="float" office:value="5003.275" calcext:value-type="float">
            <text:p>5,003</text:p>
          </table:table-cell>
          <table:table-cell table:formula="of:=SUM([.Z68:.Z71])" office:value-type="float" office:value="7387.268" calcext:value-type="float">
            <text:p>7,387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L+SE</text:p>
          </table:table-cell>
          <table:table-cell table:formula="of:=+[.B73]+[.B72]+[.B67]" office:value-type="float" office:value="3683.138" calcext:value-type="float">
            <text:p>3,683</text:p>
          </table:table-cell>
          <table:table-cell table:formula="of:=+[.C73]+[.C72]+[.C67]" office:value-type="float" office:value="3980.264" calcext:value-type="float">
            <text:p>3,980</text:p>
          </table:table-cell>
          <table:table-cell table:formula="of:=+[.D73]+[.D72]+[.D67]" office:value-type="float" office:value="4193.417" calcext:value-type="float">
            <text:p>4,193</text:p>
          </table:table-cell>
          <table:table-cell table:formula="of:=+[.E73]+[.E72]+[.E67]" office:value-type="float" office:value="4522.425" calcext:value-type="float">
            <text:p>4,522</text:p>
          </table:table-cell>
          <table:table-cell table:formula="of:=+[.F73]+[.F72]+[.F67]" office:value-type="float" office:value="4807.079" calcext:value-type="float">
            <text:p>4,807</text:p>
          </table:table-cell>
          <table:table-cell table:formula="of:=+[.G73]+[.G72]+[.G67]" office:value-type="float" office:value="5191.88" calcext:value-type="float">
            <text:p>5,192</text:p>
          </table:table-cell>
          <table:table-cell table:formula="of:=+[.H73]+[.H72]+[.H67]" office:value-type="float" office:value="5768.097" calcext:value-type="float">
            <text:p>5,768</text:p>
          </table:table-cell>
          <table:table-cell table:formula="of:=+[.I73]+[.I72]+[.I67]" office:value-type="float" office:value="6340.884" calcext:value-type="float">
            <text:p>6,341</text:p>
          </table:table-cell>
          <table:table-cell table:formula="of:=+[.J73]+[.J72]+[.J67]" office:value-type="float" office:value="6736.917" calcext:value-type="float">
            <text:p>6,737</text:p>
          </table:table-cell>
          <table:table-cell table:formula="of:=+[.K73]+[.K72]+[.K67]" office:value-type="float" office:value="7365.688" calcext:value-type="float">
            <text:p>7,366</text:p>
          </table:table-cell>
          <table:table-cell table:formula="of:=+[.L73]+[.L72]+[.L67]" office:value-type="float" office:value="8113.96" calcext:value-type="float">
            <text:p>8,114</text:p>
          </table:table-cell>
          <table:table-cell table:formula="of:=+[.M73]+[.M72]+[.M67]" office:value-type="float" office:value="8900.392" calcext:value-type="float">
            <text:p>8,900</text:p>
          </table:table-cell>
          <table:table-cell table:number-columns-repeated="7"/>
          <table:table-cell table:formula="of:=+[.U73]+[.U72]+[.U67]" office:value-type="float" office:value="2690.504" calcext:value-type="float">
            <text:p>2,691</text:p>
          </table:table-cell>
          <table:table-cell table:formula="of:=+[.V73]+[.V72]+[.V67]" office:value-type="float" office:value="3247.45" calcext:value-type="float">
            <text:p>3,247</text:p>
          </table:table-cell>
          <table:table-cell table:formula="of:=+[.W73]+[.W72]+[.W67]" office:value-type="float" office:value="3461.239" calcext:value-type="float">
            <text:p>3,461</text:p>
          </table:table-cell>
          <table:table-cell table:formula="of:=+[.X73]+[.X72]+[.X67]" office:value-type="float" office:value="4522.425" calcext:value-type="float">
            <text:p>4,522</text:p>
          </table:table-cell>
          <table:table-cell table:formula="of:=+[.Y73]+[.Y72]+[.Y67]" office:value-type="float" office:value="6340.884" calcext:value-type="float">
            <text:p>6,341</text:p>
          </table:table-cell>
          <table:table-cell table:formula="of:=+[.Z73]+[.Z72]+[.Z67]" office:value-type="float" office:value="8900.392" calcext:value-type="float">
            <text:p>8,900</text:p>
          </table:table-cell>
          <table:table-cell table:number-columns-repeated="89"/>
          <table:table-cell table:style-name="ce48" table:number-columns-repeated="16269"/>
        </table:table-row>
        <table:table-row table:style-name="ro1" table:number-rows-repeated="2">
          <table:table-cell table:number-columns-repeated="115"/>
          <table:table-cell table:style-name="ce48" table:number-columns-repeated="16269"/>
        </table:table-row>
        <table:table-row table:style-name="ro1">
          <table:table-cell office:value-type="string" calcext:value-type="string">
            <text:p>Model NI</text:p>
          </table:table-cell>
          <table:table-cell table:formula="of:=[.B30]" office:value-type="float" office:value="19.1510000000001" calcext:value-type="float">
            <text:p>19</text:p>
          </table:table-cell>
          <table:table-cell table:formula="of:=[.C30]" office:value-type="float" office:value="27.872" calcext:value-type="float">
            <text:p>28</text:p>
          </table:table-cell>
          <table:table-cell table:formula="of:=[.D30]" office:value-type="float" office:value="73.439" calcext:value-type="float">
            <text:p>73</text:p>
          </table:table-cell>
          <table:table-cell table:formula="of:=[.E30]" office:value-type="float" office:value="96.913" calcext:value-type="float">
            <text:p>97</text:p>
          </table:table-cell>
          <table:table-cell table:formula="of:=[.F30]" office:value-type="float" office:value="106.071" calcext:value-type="float">
            <text:p>106</text:p>
          </table:table-cell>
          <table:table-cell table:formula="of:=[.G30]" office:value-type="float" office:value="135.57" calcext:value-type="float">
            <text:p>136</text:p>
          </table:table-cell>
          <table:table-cell table:formula="of:=[.H30]" office:value-type="float" office:value="149.341" calcext:value-type="float">
            <text:p>149</text:p>
          </table:table-cell>
          <table:table-cell table:formula="of:=[.I30]" office:value-type="float" office:value="76.936" calcext:value-type="float">
            <text:p>77</text:p>
          </table:table-cell>
          <table:table-cell table:formula="of:=[.J30]" office:value-type="float" office:value="217.717" calcext:value-type="float">
            <text:p>218</text:p>
          </table:table-cell>
          <table:table-cell table:formula="of:=[.K30]" office:value-type="float" office:value="328.572" calcext:value-type="float">
            <text:p>329</text:p>
          </table:table-cell>
          <table:table-cell table:formula="of:=[.L30]" office:value-type="float" office:value="476.748" calcext:value-type="float">
            <text:p>477</text:p>
          </table:table-cell>
          <table:table-cell table:formula="of:=[.M30]" office:value-type="float" office:value="611.797" calcext:value-type="float">
            <text:p>612</text:p>
          </table:table-cell>
          <table:table-cell table:number-columns-repeated="7"/>
          <table:table-cell table:formula="of:=[.U30]" office:value-type="float" office:value="-1166.391" calcext:value-type="float">
            <text:p>(1,166)</text:p>
          </table:table-cell>
          <table:table-cell table:formula="of:=[.V30]" office:value-type="float" office:value="-520.379" calcext:value-type="float">
            <text:p>(520)</text:p>
          </table:table-cell>
          <table:table-cell table:formula="of:=[.W30]" office:value-type="float" office:value="-371.094" calcext:value-type="float">
            <text:p>(371)</text:p>
          </table:table-cell>
          <table:table-cell table:formula="of:=[.X30]" office:value-type="float" office:value="217.375" calcext:value-type="float">
            <text:p>217</text:p>
          </table:table-cell>
          <table:table-cell table:formula="of:=[.Y30]" office:value-type="float" office:value="467.918" calcext:value-type="float">
            <text:p>468</text:p>
          </table:table-cell>
          <table:table-cell table:formula="of:=[.Z30]" office:value-type="float" office:value="1634.834" calcext:value-type="float">
            <text:p>1,635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Net Inc</text:p>
          </table:table-cell>
          <table:table-cell office:value-type="float" office:value="19.151" calcext:value-type="float">
            <text:p>19</text:p>
          </table:table-cell>
          <table:table-cell table:formula="of:=+47.023-[.B78]" office:value-type="float" office:value="27.872" calcext:value-type="float">
            <text:p>28</text:p>
          </table:table-cell>
          <table:table-cell table:formula="of:=+120.462-[.C78]-[.B78]" office:value-type="float" office:value="73.439" calcext:value-type="float">
            <text:p>73</text:p>
          </table:table-cell>
          <table:table-cell table:formula="of:=+[.X78]-[.D78]-[.C78]-[.B78]" office:value-type="float" office:value="96.913" calcext:value-type="float">
            <text:p>97</text:p>
          </table:table-cell>
          <table:table-cell office:value-type="float" office:value="106.071" calcext:value-type="float">
            <text:p>106</text:p>
          </table:table-cell>
          <table:table-cell table:formula="of:=+241.641-[.F78]" office:value-type="float" office:value="135.57" calcext:value-type="float">
            <text:p>136</text:p>
          </table:table-cell>
          <table:table-cell table:formula="of:=+390.982-[.G78]-[.F78]" office:value-type="float" office:value="149.341" calcext:value-type="float">
            <text:p>149</text:p>
          </table:table-cell>
          <table:table-cell table:formula="of:=[.Y78]-[.H78]-[.G78]-[.F78]" office:value-type="float" office:value="76.936" calcext:value-type="float">
            <text:p>77</text:p>
          </table:table-cell>
          <table:table-cell office:value-type="float" office:value="217.717" calcext:value-type="float">
            <text:p>218</text:p>
          </table:table-cell>
          <table:table-cell table:formula="of:=+546.289-[.J78]" office:value-type="float" office:value="328.572" calcext:value-type="float">
            <text:p>329</text:p>
          </table:table-cell>
          <table:table-cell table:formula="of:=+1023.037-[.K78]-[.J78]" office:value-type="float" office:value="476.748" calcext:value-type="float">
            <text:p>477</text:p>
          </table:table-cell>
          <table:table-cell table:formula="of:=+[.Z78]-[.L78]-[.K78]-[.J78]" office:value-type="float" office:value="611.607" calcext:value-type="float">
            <text:p>612</text:p>
          </table:table-cell>
          <table:table-cell table:number-columns-repeated="7"/>
          <table:table-cell office:value-type="float" office:value="-1166" calcext:value-type="float">
            <text:p>(1,166)</text:p>
          </table:table-cell>
          <table:table-cell office:value-type="float" office:value="-520.379" calcext:value-type="float">
            <text:p>(520)</text:p>
          </table:table-cell>
          <table:table-cell office:value-type="float" office:value="-371.094" calcext:value-type="float">
            <text:p>(371)</text:p>
          </table:table-cell>
          <table:table-cell office:value-type="float" office:value="217.375" calcext:value-type="float">
            <text:p>217</text:p>
          </table:table-cell>
          <table:table-cell office:value-type="float" office:value="467.918" calcext:value-type="float">
            <text:p>468</text:p>
          </table:table-cell>
          <table:table-cell office:value-type="float" office:value="1634.644" calcext:value-type="float">
            <text:p>1,635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D&amp;A</text:p>
          </table:table-cell>
          <table:table-cell office:value-type="float" office:value="8.32" calcext:value-type="float">
            <text:p>8</text:p>
          </table:table-cell>
          <table:table-cell table:formula="of:=+16.719-[.B79]" office:value-type="float" office:value="8.399" calcext:value-type="float">
            <text:p>8</text:p>
          </table:table-cell>
          <table:table-cell table:formula="of:=+25.382-[.C79]-[.B79]" office:value-type="float" office:value="8.663" calcext:value-type="float">
            <text:p>9</text:p>
          </table:table-cell>
          <table:table-cell table:formula="of:=+[.X79]-[.D79]-[.C79]-[.B79]" office:value-type="float" office:value="7.972" calcext:value-type="float">
            <text:p>8</text:p>
          </table:table-cell>
          <table:table-cell office:value-type="float" office:value="8.438" calcext:value-type="float">
            <text:p>8</text:p>
          </table:table-cell>
          <table:table-cell table:formula="of:=+16.494-[.F79]" office:value-type="float" office:value="8.056" calcext:value-type="float">
            <text:p>8</text:p>
          </table:table-cell>
          <table:table-cell table:formula="of:=+24.581-[.G79]-[.F79]" office:value-type="float" office:value="8.087" calcext:value-type="float">
            <text:p>8</text:p>
          </table:table-cell>
          <table:table-cell table:formula="of:=[.Y79]-[.H79]-[.G79]-[.F79]" office:value-type="float" office:value="7.006" calcext:value-type="float">
            <text:p>7</text:p>
          </table:table-cell>
          <table:table-cell office:value-type="float" office:value="6.622" calcext:value-type="float">
            <text:p>7</text:p>
          </table:table-cell>
          <table:table-cell table:formula="of:=+13.152-[.J79]" office:value-type="float" office:value="6.53" calcext:value-type="float">
            <text:p>7</text:p>
          </table:table-cell>
          <table:table-cell table:formula="of:=+19.127-[.K79]-[.J79]" office:value-type="float" office:value="5.975" calcext:value-type="float">
            <text:p>6</text:p>
          </table:table-cell>
          <table:table-cell table:formula="of:=+[.Z79]-[.L79]-[.K79]-[.J79]" office:value-type="float" office:value="7.018" calcext:value-type="float">
            <text:p>7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.522" calcext:value-type="float">
            <text:p>23</text:p>
          </table:table-cell>
          <table:table-cell office:value-type="float" office:value="33.354" calcext:value-type="float">
            <text:p>33</text:p>
          </table:table-cell>
          <table:table-cell office:value-type="float" office:value="31.587" calcext:value-type="float">
            <text:p>32</text:p>
          </table:table-cell>
          <table:table-cell office:value-type="float" office:value="26.145" calcext:value-type="float">
            <text:p>26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114.714" calcext:value-type="float">
            <text:p>115</text:p>
          </table:table-cell>
          <table:table-cell table:formula="of:=+228.915-[.B80]" office:value-type="float" office:value="114.201" calcext:value-type="float">
            <text:p>114</text:p>
          </table:table-cell>
          <table:table-cell table:formula="of:=+343.295-[.C80]-[.B80]" office:value-type="float" office:value="114.38" calcext:value-type="float">
            <text:p>114</text:p>
          </table:table-cell>
          <table:table-cell table:formula="of:=+[.X80]-[.D80]-[.C80]-[.B80]" office:value-type="float" office:value="132.608" calcext:value-type="float">
            <text:p>133</text:p>
          </table:table-cell>
          <table:table-cell office:value-type="float" office:value="125.651" calcext:value-type="float">
            <text:p>126</text:p>
          </table:table-cell>
          <table:table-cell table:formula="of:=+267.415-[.F80]" office:value-type="float" office:value="141.764" calcext:value-type="float">
            <text:p>142</text:p>
          </table:table-cell>
          <table:table-cell table:formula="of:=+409.84-[.G80]-[.F80]" office:value-type="float" office:value="142.425" calcext:value-type="float">
            <text:p>142</text:p>
          </table:table-cell>
          <table:table-cell table:formula="of:=[.Y80]-[.H80]-[.G80]-[.F80]" office:value-type="float" office:value="281.798" calcext:value-type="float">
            <text:p>282</text:p>
          </table:table-cell>
          <table:table-cell office:value-type="float" office:value="155.339" calcext:value-type="float">
            <text:p>155</text:p>
          </table:table-cell>
          <table:table-cell table:formula="of:=+315.31-[.J80]" office:value-type="float" office:value="159.971" calcext:value-type="float">
            <text:p>160</text:p>
          </table:table-cell>
          <table:table-cell table:formula="of:=+487.628-[.K80]-[.J80]" office:value-type="float" office:value="172.318" calcext:value-type="float">
            <text:p>172</text:p>
          </table:table-cell>
          <table:table-cell table:formula="of:=+[.Z80]-[.L80]-[.K80]-[.J80]" office:value-type="float" office:value="196.405" calcext:value-type="float">
            <text:p>196</text:p>
          </table:table-cell>
          <table:table-cell table:number-columns-repeated="7"/>
          <table:table-cell office:value-type="float" office:value="1271" calcext:value-type="float">
            <text:p>1,271</text:p>
          </table:table-cell>
          <table:table-cell office:value-type="float" office:value="778" calcext:value-type="float">
            <text:p>778</text:p>
          </table:table-cell>
          <table:table-cell office:value-type="float" office:value="564.798" calcext:value-type="float">
            <text:p>565</text:p>
          </table:table-cell>
          <table:table-cell office:value-type="float" office:value="475.903" calcext:value-type="float">
            <text:p>476</text:p>
          </table:table-cell>
          <table:table-cell office:value-type="float" office:value="691.638" calcext:value-type="float">
            <text:p>692</text:p>
          </table:table-cell>
          <table:table-cell office:value-type="float" office:value="684.033" calcext:value-type="float">
            <text:p>684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Unrl. Gain from Mkt</text:p>
          </table:table-cell>
          <table:table-cell office:value-type="float" office:value="8.508" calcext:value-type="float">
            <text:p>9</text:p>
          </table:table-cell>
          <table:table-cell table:formula="of:=+11.078-[.B81]" office:value-type="float" office:value="2.57" calcext:value-type="float">
            <text:p>3</text:p>
          </table:table-cell>
          <table:table-cell table:formula="of:=+11.81-[.C81]-[.B81]" office:value-type="float" office:value="0.732000000000001" calcext:value-type="float">
            <text:p>1</text:p>
          </table:table-cell>
          <table:table-cell table:formula="of:=+[.X81]-[.D81]-[.C81]-[.B81]" office:value-type="float" office:value="1.35" calcext:value-type="float">
            <text:p>1</text:p>
          </table:table-cell>
          <table:table-cell office:value-type="float" office:value="12.354" calcext:value-type="float">
            <text:p>12</text:p>
          </table:table-cell>
          <table:table-cell table:formula="of:=+20.042-[.F81]" office:value-type="float" office:value="7.688" calcext:value-type="float">
            <text:p>8</text:p>
          </table:table-cell>
          <table:table-cell table:formula="of:=+26.021-[.G81]-[.F81]" office:value-type="float" office:value="5.979" calcext:value-type="float">
            <text:p>6</text:p>
          </table:table-cell>
          <table:table-cell table:formula="of:=[.Y81]-[.H81]-[.G81]-[.F81]" office:value-type="float" office:value="-6.715" calcext:value-type="float">
            <text:p>(7)</text:p>
          </table:table-cell>
          <table:table-cell office:value-type="float" office:value="10.688" calcext:value-type="float">
            <text:p>11</text:p>
          </table:table-cell>
          <table:table-cell table:formula="of:=-0.452-[.J81]" office:value-type="float" office:value="-11.14" calcext:value-type="float">
            <text:p>(11)</text:p>
          </table:table-cell>
          <table:table-cell table:formula="of:=+5.005-[.K81]-[.J81]" office:value-type="float" office:value="5.457" calcext:value-type="float">
            <text:p>5</text:p>
          </table:table-cell>
          <table:table-cell table:formula="of:=+[.Z81]-[.L81]-[.K81]-[.J81]" office:value-type="float" office:value="16.223" calcext:value-type="float">
            <text:p>16</text:p>
          </table:table-cell>
          <table:table-cell table:number-columns-repeated="7"/>
          <table:table-cell office:value-type="float" office:value="0" calcext:value-type="float">
            <text:p>-</text:p>
          </table:table-cell>
          <table:table-cell office:value-type="float" office:value="73" calcext:value-type="float">
            <text:p>73</text:p>
          </table:table-cell>
          <table:table-cell office:value-type="float" office:value="272.108" calcext:value-type="float">
            <text:p>272</text:p>
          </table:table-cell>
          <table:table-cell office:value-type="float" office:value="13.16" calcext:value-type="float">
            <text:p>13</text:p>
          </table:table-cell>
          <table:table-cell office:value-type="float" office:value="19.306" calcext:value-type="float">
            <text:p>19</text:p>
          </table:table-cell>
          <table:table-cell office:value-type="float" office:value="21.228" calcext:value-type="float">
            <text:p>21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Noncash consideration</text:p>
          </table:table-cell>
          <table:table-cell office:value-type="float" office:value="-7.596" calcext:value-type="float">
            <text:p>(8)</text:p>
          </table:table-cell>
          <table:table-cell table:formula="of:=-20.166-[.B82]" office:value-type="float" office:value="-12.57" calcext:value-type="float">
            <text:p>(13)</text:p>
          </table:table-cell>
          <table:table-cell table:formula="of:=-34.852-[.C82]-[.B82]" office:value-type="float" office:value="-14.686" calcext:value-type="float">
            <text:p>(15)</text:p>
          </table:table-cell>
          <table:table-cell table:formula="of:=+[.X82]-[.D82]-[.C82]-[.B82]" office:value-type="float" office:value="-11.757" calcext:value-type="float">
            <text:p>(12)</text:p>
          </table:table-cell>
          <table:table-cell office:value-type="float" office:value="-11.907" calcext:value-type="float">
            <text:p>(12)</text:p>
          </table:table-cell>
          <table:table-cell table:formula="of:=-26.484-[.F82]" office:value-type="float" office:value="-14.577" calcext:value-type="float">
            <text:p>(15)</text:p>
          </table:table-cell>
          <table:table-cell table:formula="of:=-34.789-[.G82]-[.F82]" office:value-type="float" office:value="-8.305" calcext:value-type="float">
            <text:p>(8)</text:p>
          </table:table-cell>
          <table:table-cell table:formula="of:=[.Y82]-[.H82]-[.G82]-[.F82]" office:value-type="float" office:value="-17.732" calcext:value-type="float">
            <text:p>(18)</text:p>
          </table:table-cell>
          <table:table-cell office:value-type="float" office:value="-17.313" calcext:value-type="float">
            <text:p>(17)</text:p>
          </table:table-cell>
          <table:table-cell table:formula="of:=-24.441-[.J82]" office:value-type="float" office:value="-7.128" calcext:value-type="float">
            <text:p>(7)</text:p>
          </table:table-cell>
          <table:table-cell table:formula="of:=-32.053-[.K82]-[.J82]" office:value-type="float" office:value="-7.612" calcext:value-type="float">
            <text:p>(8)</text:p>
          </table:table-cell>
          <table:table-cell table:formula="of:=+[.Z82]-[.L82]-[.K82]-[.J82]" office:value-type="float" office:value="-5.171" calcext:value-type="float">
            <text:p>(5)</text:p>
          </table:table-cell>
          <table:table-cell table:number-columns-repeated="7"/>
          <table:table-cell table:number-columns-repeated="2" office:value-type="float" office:value="0" calcext:value-type="float">
            <text:p>-</text:p>
          </table:table-cell>
          <table:table-cell office:value-type="float" office:value="-15.537" calcext:value-type="float">
            <text:p>(16)</text:p>
          </table:table-cell>
          <table:table-cell office:value-type="float" office:value="-46.609" calcext:value-type="float">
            <text:p>(47)</text:p>
          </table:table-cell>
          <table:table-cell office:value-type="float" office:value="-52.521" calcext:value-type="float">
            <text:p>(53)</text:p>
          </table:table-cell>
          <table:table-cell office:value-type="float" office:value="-37.224" calcext:value-type="float">
            <text:p>(37)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Other Activities</text:p>
          </table:table-cell>
          <table:table-cell table:formula="of:=-6.67+10.836" office:value-type="float" office:value="4.166" calcext:value-type="float">
            <text:p>4</text:p>
          </table:table-cell>
          <table:table-cell table:formula="of:=-17.817+22.724-[.B83]" office:value-type="float" office:value="0.741" calcext:value-type="float">
            <text:p>1</text:p>
          </table:table-cell>
          <table:table-cell table:formula="of:=+34.81-13.328-[.C83]-[.B83]" office:value-type="float" office:value="16.575" calcext:value-type="float">
            <text:p>17</text:p>
          </table:table-cell>
          <table:table-cell table:formula="of:=+[.X83]-[.D83]-[.C83]-[.B83]" office:value-type="float" office:value="-8.71800000000001" calcext:value-type="float">
            <text:p>(9)</text:p>
          </table:table-cell>
          <table:table-cell table:formula="of:=-6.774+12.366" office:value-type="float" office:value="5.592" calcext:value-type="float">
            <text:p>6</text:p>
          </table:table-cell>
          <table:table-cell table:formula="of:=+22.439-11.088-[.F83]" office:value-type="float" office:value="5.759" calcext:value-type="float">
            <text:p>6</text:p>
          </table:table-cell>
          <table:table-cell table:formula="of:=+32.041+19.115-[.G83]-[.F83]" office:value-type="float" office:value="39.805" calcext:value-type="float">
            <text:p>40</text:p>
          </table:table-cell>
          <table:table-cell table:formula="of:=[.Y83]-[.H83]-[.G83]-[.F83]" office:value-type="float" office:value="14.878" calcext:value-type="float">
            <text:p>15</text:p>
          </table:table-cell>
          <table:table-cell office:value-type="float" office:value="3.531" calcext:value-type="float">
            <text:p>4</text:p>
          </table:table-cell>
          <table:table-cell table:formula="of:=+26.533-[.J83]" office:value-type="float" office:value="23.002" calcext:value-type="float">
            <text:p>23</text:p>
          </table:table-cell>
          <table:table-cell table:formula="of:=+15.833-[.K83]-[.J83]" office:value-type="float" office:value="-10.7" calcext:value-type="float">
            <text:p>(11)</text:p>
          </table:table-cell>
          <table:table-cell table:formula="of:=+[.Z83]-[.L83]-[.K83]-[.J83]" office:value-type="float" office:value="-0.202999999999997" calcext:value-type="float">
            <text:p>(0)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table:formula="of:=+40-44+16" office:value-type="float" office:value="12" calcext:value-type="float">
            <text:p>12</text:p>
          </table:table-cell>
          <table:table-cell table:formula="of:=-34.255+47.019" office:value-type="float" office:value="12.764" calcext:value-type="float">
            <text:p>13</text:p>
          </table:table-cell>
          <table:table-cell office:value-type="float" office:value="66.034" calcext:value-type="float">
            <text:p>66</text:p>
          </table:table-cell>
          <table:table-cell office:value-type="float" office:value="15.63" calcext:value-type="float">
            <text:p>16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A/R</text:p>
          </table:table-cell>
          <table:table-cell office:value-type="float" office:value="2.709" calcext:value-type="float">
            <text:p>3</text:p>
          </table:table-cell>
          <table:table-cell table:formula="of:=-113.663-[.B84]" office:value-type="float" office:value="-116.372" calcext:value-type="float">
            <text:p>(116)</text:p>
          </table:table-cell>
          <table:table-cell table:formula="of:=-159.752-[.C84]-[.B84]" office:value-type="float" office:value="-46.089" calcext:value-type="float">
            <text:p>(46)</text:p>
          </table:table-cell>
          <table:table-cell table:formula="of:=+[.X84]-[.D84]-[.C84]-[.B84]" office:value-type="float" office:value="53.593" calcext:value-type="float">
            <text:p>54</text:p>
          </table:table-cell>
          <table:table-cell office:value-type="float" office:value="-121.884" calcext:value-type="float">
            <text:p>(122)</text:p>
          </table:table-cell>
          <table:table-cell table:formula="of:=-298.311-[.F84]" office:value-type="float" office:value="-176.427" calcext:value-type="float">
            <text:p>(176)</text:p>
          </table:table-cell>
          <table:table-cell table:formula="of:=-311.699-[.G84]-[.F84]" office:value-type="float" office:value="-13.388" calcext:value-type="float">
            <text:p>(13)</text:p>
          </table:table-cell>
          <table:table-cell table:formula="of:=[.Y84]-[.H84]-[.G84]-[.F84]" office:value-type="float" office:value="100.542" calcext:value-type="float">
            <text:p>101</text:p>
          </table:table-cell>
          <table:table-cell office:value-type="float" office:value="-134.959" calcext:value-type="float">
            <text:p>(135)</text:p>
          </table:table-cell>
          <table:table-cell table:formula="of:=-163.501-[.J84]" office:value-type="float" office:value="-28.542" calcext:value-type="float">
            <text:p>(29)</text:p>
          </table:table-cell>
          <table:table-cell table:formula="of:=-422.977-[.K84]-[.J84]" office:value-type="float" office:value="-259.476" calcext:value-type="float">
            <text:p>(259)</text:p>
          </table:table-cell>
          <table:table-cell table:formula="of:=+[.Z84]-[.L84]-[.K84]-[.J84]" office:value-type="float" office:value="-27.452" calcext:value-type="float">
            <text:p>(27)</text:p>
          </table:table-cell>
          <table:table-cell table:number-columns-repeated="7"/>
          <table:table-cell office:value-type="float" office:value="-108" calcext:value-type="float">
            <text:p>(108)</text:p>
          </table:table-cell>
          <table:table-cell office:value-type="float" office:value="-35" calcext:value-type="float">
            <text:p>(35)</text:p>
          </table:table-cell>
          <table:table-cell office:value-type="float" office:value="-72.819" calcext:value-type="float">
            <text:p>(73)</text:p>
          </table:table-cell>
          <table:table-cell office:value-type="float" office:value="-106.159" calcext:value-type="float">
            <text:p>(106)</text:p>
          </table:table-cell>
          <table:table-cell office:value-type="float" office:value="-211.157" calcext:value-type="float">
            <text:p>(211)</text:p>
          </table:table-cell>
          <table:table-cell office:value-type="float" office:value="-450.429" calcext:value-type="float">
            <text:p>(450)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Prepaid Exp</text:p>
          </table:table-cell>
          <table:table-cell table:formula="of:=+1.252-4.551" office:value-type="float" office:value="-3.299" calcext:value-type="float">
            <text:p>(3)</text:p>
          </table:table-cell>
          <table:table-cell table:formula="of:=+1.091-3.485-[.B85]" office:value-type="float" office:value="0.905" calcext:value-type="float">
            <text:p>1</text:p>
          </table:table-cell>
          <table:table-cell table:formula="of:=-0.075+1.941-[.C85]-[.B85]" office:value-type="float" office:value="4.26" calcext:value-type="float">
            <text:p>4</text:p>
          </table:table-cell>
          <table:table-cell table:formula="of:=+[.X85]-[.D85]-[.C85]-[.B85]" office:value-type="float" office:value="-4.821" calcext:value-type="float">
            <text:p>(5)</text:p>
          </table:table-cell>
          <table:table-cell table:formula="of:=+19.399+3.525" office:value-type="float" office:value="22.924" calcext:value-type="float">
            <text:p>23</text:p>
          </table:table-cell>
          <table:table-cell table:formula="of:=-2.774+5.571-[.F85]" office:value-type="float" office:value="-20.127" calcext:value-type="float">
            <text:p>(20)</text:p>
          </table:table-cell>
          <table:table-cell table:formula="of:=-19.547+4.056-[.G85]-[.F85]" office:value-type="float" office:value="-18.288" calcext:value-type="float">
            <text:p>(18)</text:p>
          </table:table-cell>
          <table:table-cell table:formula="of:=[.Y85]-[.H85]-[.G85]-[.F85]" office:value-type="float" office:value="27.374" calcext:value-type="float">
            <text:p>27</text:p>
          </table:table-cell>
          <table:table-cell office:value-type="float" office:value="40.73" calcext:value-type="float">
            <text:p>41</text:p>
          </table:table-cell>
          <table:table-cell table:formula="of:=-7.307-[.J85]" office:value-type="float" office:value="-48.037" calcext:value-type="float">
            <text:p>(48)</text:p>
          </table:table-cell>
          <table:table-cell table:formula="of:=+50.343-[.K85]-[.J85]" office:value-type="float" office:value="57.65" calcext:value-type="float">
            <text:p>58</text:p>
          </table:table-cell>
          <table:table-cell table:formula="of:=+[.Z85]-[.L85]-[.K85]-[.J85]" office:value-type="float" office:value="1.636" calcext:value-type="float">
            <text:p>2</text:p>
          </table:table-cell>
          <table:table-cell table:number-columns-repeated="7"/>
          <table:table-cell office:value-type="float" office:value="-27" calcext:value-type="float">
            <text:p>(27)</text:p>
          </table:table-cell>
          <table:table-cell office:value-type="float" office:value="-14" calcext:value-type="float">
            <text:p>(14)</text:p>
          </table:table-cell>
          <table:table-cell table:formula="of:=-24.811+5.527" office:value-type="float" office:value="-19.284" calcext:value-type="float">
            <text:p>(19)</text:p>
          </table:table-cell>
          <table:table-cell table:formula="of:=-6.197+3.242" office:value-type="float" office:value="-2.955" calcext:value-type="float">
            <text:p>(3)</text:p>
          </table:table-cell>
          <table:table-cell office:value-type="float" office:value="11.883" calcext:value-type="float">
            <text:p>12</text:p>
          </table:table-cell>
          <table:table-cell office:value-type="float" office:value="51.979" calcext:value-type="float">
            <text:p>52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A/P</text:p>
          </table:table-cell>
          <table:table-cell table:formula="of:=-39.921+4.271" office:value-type="float" office:value="-35.65" calcext:value-type="float">
            <text:p>(36)</text:p>
          </table:table-cell>
          <table:table-cell table:formula="of:=-39.057+13.78-[.B86]" office:value-type="float" office:value="10.373" calcext:value-type="float">
            <text:p>10</text:p>
          </table:table-cell>
          <table:table-cell table:formula="of:=-32.387+2.552-[.C86]-[.B86]" office:value-type="float" office:value="-4.558" calcext:value-type="float">
            <text:p>(5)</text:p>
          </table:table-cell>
          <table:table-cell table:formula="of:=+[.X86]-[.D86]-[.C86]-[.B86]" office:value-type="float" office:value="50.898" calcext:value-type="float">
            <text:p>51</text:p>
          </table:table-cell>
          <table:table-cell table:formula="of:=+23.809-19.105" office:value-type="float" office:value="4.704" calcext:value-type="float">
            <text:p>5</text:p>
          </table:table-cell>
          <table:table-cell table:formula="of:=+53.372-30.548-[.F86]" office:value-type="float" office:value="18.12" calcext:value-type="float">
            <text:p>18</text:p>
          </table:table-cell>
          <table:table-cell table:formula="of:=+7.71+42.149-[.G86]-[.F86]" office:value-type="float" office:value="27.035" calcext:value-type="float">
            <text:p>27</text:p>
          </table:table-cell>
          <table:table-cell table:formula="of:=[.Y86]-[.H86]-[.G86]-[.F86]" office:value-type="float" office:value="46.934" calcext:value-type="float">
            <text:p>47</text:p>
          </table:table-cell>
          <table:table-cell office:value-type="float" office:value="22.395" calcext:value-type="float">
            <text:p>22</text:p>
          </table:table-cell>
          <table:table-cell table:formula="of:=+48.202-[.J86]" office:value-type="float" office:value="25.807" calcext:value-type="float">
            <text:p>26</text:p>
          </table:table-cell>
          <table:table-cell table:formula="of:=+90.582-[.K86]-[.J86]" office:value-type="float" office:value="42.38" calcext:value-type="float">
            <text:p>42</text:p>
          </table:table-cell>
          <table:table-cell table:formula="of:=+[.Z86]-[.L86]-[.K86]-[.J86]" office:value-type="float" office:value="-85.923" calcext:value-type="float">
            <text:p>(86)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formula="of:=-29.859+5.527" office:value-type="float" office:value="-24.332" calcext:value-type="float">
            <text:p>(24)</text:p>
          </table:table-cell>
          <table:table-cell table:formula="of:=+52.895-31.832" office:value-type="float" office:value="21.063" calcext:value-type="float">
            <text:p>21</text:p>
          </table:table-cell>
          <table:table-cell office:value-type="float" office:value="96.793" calcext:value-type="float">
            <text:p>97</text:p>
          </table:table-cell>
          <table:table-cell office:value-type="float" office:value="4.659" calcext:value-type="float">
            <text:p>5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Contract Liab</text:p>
          </table:table-cell>
          <table:table-cell table:formula="of:=+43.238+43.631" office:value-type="float" office:value="86.869" calcext:value-type="float">
            <text:p>87</text:p>
          </table:table-cell>
          <table:table-cell table:formula="of:=+115.868+40.144-[.B87]" office:value-type="float" office:value="69.143" calcext:value-type="float">
            <text:p>69</text:p>
          </table:table-cell>
          <table:table-cell table:formula="of:=+64.464+84.272-[.C87]-[.B87]" office:value-type="float" office:value="-7.27600000000001" calcext:value-type="float">
            <text:p>(7)</text:p>
          </table:table-cell>
          <table:table-cell table:formula="of:=+[.X87]-[.D87]-[.C87]-[.B87]" office:value-type="float" office:value="-4.87700000000001" calcext:value-type="float">
            <text:p>(5)</text:p>
          </table:table-cell>
          <table:table-cell table:formula="of:=-14.802+7.953" office:value-type="float" office:value="-6.849" calcext:value-type="float">
            <text:p>(7)</text:p>
          </table:table-cell>
          <table:table-cell table:formula="of:=+21.463+11.806-[.F87]" office:value-type="float" office:value="40.118" calcext:value-type="float">
            <text:p>40</text:p>
          </table:table-cell>
          <table:table-cell table:formula="of:=-27.117+159.457-[.G87]-[.F87]" office:value-type="float" office:value="99.071" calcext:value-type="float">
            <text:p>99</text:p>
          </table:table-cell>
          <table:table-cell table:formula="of:=[.Y87]-[.H87]-[.G87]-[.F87]" office:value-type="float" office:value="-55.544" calcext:value-type="float">
            <text:p>(56)</text:p>
          </table:table-cell>
          <table:table-cell office:value-type="float" office:value="18.76" calcext:value-type="float">
            <text:p>19</text:p>
          </table:table-cell>
          <table:table-cell table:formula="of:=+120.666-[.J87]" office:value-type="float" office:value="101.906" calcext:value-type="float">
            <text:p>102</text:p>
          </table:table-cell>
          <table:table-cell table:formula="of:=+160.154-[.K87]-[.J87]" office:value-type="float" office:value="39.488" calcext:value-type="float">
            <text:p>39</text:p>
          </table:table-cell>
          <table:table-cell table:formula="of:=+[.Z87]-[.L87]-[.K87]-[.J87]" office:value-type="float" office:value="78.534" calcext:value-type="float">
            <text:p>79</text:p>
          </table:table-cell>
          <table:table-cell table:number-columns-repeated="7"/>
          <table:table-cell office:value-type="float" office:value="-262" calcext:value-type="float">
            <text:p>(262)</text:p>
          </table:table-cell>
          <table:table-cell office:value-type="float" office:value="-80" calcext:value-type="float">
            <text:p>(80)</text:p>
          </table:table-cell>
          <table:table-cell table:formula="of:=-61.154-49.471" office:value-type="float" office:value="-110.625" calcext:value-type="float">
            <text:p>(111)</text:p>
          </table:table-cell>
          <table:table-cell table:formula="of:=+79.512+64.347" office:value-type="float" office:value="143.859" calcext:value-type="float">
            <text:p>144</text:p>
          </table:table-cell>
          <table:table-cell office:value-type="float" office:value="76.796" calcext:value-type="float">
            <text:p>77</text:p>
          </table:table-cell>
          <table:table-cell office:value-type="float" office:value="238.688" calcext:value-type="float">
            <text:p>239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Other Liab</text:p>
          </table:table-cell>
          <table:table-cell table:formula="of:=-10.536+0.02" office:value-type="float" office:value="-10.516" calcext:value-type="float">
            <text:p>(11)</text:p>
          </table:table-cell>
          <table:table-cell table:formula="of:=-25.603+0.017-[.B88]" office:value-type="float" office:value="-15.07" calcext:value-type="float">
            <text:p>(15)</text:p>
          </table:table-cell>
          <table:table-cell table:formula="of:=-37.767+0.184-[.C88]-[.B88]" office:value-type="float" office:value="-11.997" calcext:value-type="float">
            <text:p>(12)</text:p>
          </table:table-cell>
          <table:table-cell table:formula="of:=+[.X88]-[.D88]-[.C88]-[.B88]" office:value-type="float" office:value="-11.989" calcext:value-type="float">
            <text:p>(12)</text:p>
          </table:table-cell>
          <table:table-cell table:formula="of:=-15.482-0.033" office:value-type="float" office:value="-15.515" calcext:value-type="float">
            <text:p>(16)</text:p>
          </table:table-cell>
          <table:table-cell table:formula="of:=-23.778+6.506-[.F88]" office:value-type="float" office:value="-1.757" calcext:value-type="float">
            <text:p>(2)</text:p>
          </table:table-cell>
          <table:table-cell table:formula="of:=-35.205+5.943-[.G88]-[.F88]" office:value-type="float" office:value="-11.99" calcext:value-type="float">
            <text:p>(12)</text:p>
          </table:table-cell>
          <table:table-cell table:formula="of:=[.Y88]-[.H88]-[.G88]-[.F88]" office:value-type="float" office:value="-15.15" calcext:value-type="float">
            <text:p>(15)</text:p>
          </table:table-cell>
          <table:table-cell office:value-type="float" office:value="-13.247" calcext:value-type="float">
            <text:p>(13)</text:p>
          </table:table-cell>
          <table:table-cell table:formula="of:=-24.937-[.J88]" office:value-type="float" office:value="-11.69" calcext:value-type="float">
            <text:p>(12)</text:p>
          </table:table-cell>
          <table:table-cell table:formula="of:=-39.501-[.K88]-[.J88]" office:value-type="float" office:value="-14.564" calcext:value-type="float">
            <text:p>(15)</text:p>
          </table:table-cell>
          <table:table-cell table:formula="of:=+[.Z88]-[.L88]-[.K88]-[.J88]" office:value-type="float" office:value="-15.359" calcext:value-type="float">
            <text:p>(15)</text:p>
          </table:table-cell>
          <table:table-cell table:number-columns-repeated="7"/>
          <table:table-cell office:value-type="float" office:value="-42" calcext:value-type="float">
            <text:p>(42)</text:p>
          </table:table-cell>
          <table:table-cell office:value-type="float" office:value="-36" calcext:value-type="float">
            <text:p>(36)</text:p>
          </table:table-cell>
          <table:table-cell table:formula="of:=-34.59-0.073" office:value-type="float" office:value="-34.663" calcext:value-type="float">
            <text:p>(35)</text:p>
          </table:table-cell>
          <table:table-cell table:formula="of:=-49.63+0.058" office:value-type="float" office:value="-49.572" calcext:value-type="float">
            <text:p>(50)</text:p>
          </table:table-cell>
          <table:table-cell office:value-type="float" office:value="-44.412" calcext:value-type="float">
            <text:p>(44)</text:p>
          </table:table-cell>
          <table:table-cell office:value-type="float" office:value="-54.86" calcext:value-type="float">
            <text:p>(55)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CFFO</text:p>
          </table:table-cell>
          <table:table-cell table:formula="of:=SUM([.B78:.B88])" office:value-type="float" office:value="187.376" calcext:value-type="float">
            <text:p>187</text:p>
          </table:table-cell>
          <table:table-cell table:formula="of:=SUM([.C78:.C88])" office:value-type="float" office:value="90.192" calcext:value-type="float">
            <text:p>90</text:p>
          </table:table-cell>
          <table:table-cell table:formula="of:=SUM([.D78:.D88])" office:value-type="float" office:value="133.443" calcext:value-type="float">
            <text:p>133</text:p>
          </table:table-cell>
          <table:table-cell table:formula="of:=SUM([.E78:.E88])" office:value-type="float" office:value="301.172" calcext:value-type="float">
            <text:p>301</text:p>
          </table:table-cell>
          <table:table-cell table:formula="of:=SUM([.F78:.F88])" office:value-type="float" office:value="129.579" calcext:value-type="float">
            <text:p>130</text:p>
          </table:table-cell>
          <table:table-cell table:formula="of:=SUM([.G78:.G88])" office:value-type="float" office:value="144.187" calcext:value-type="float">
            <text:p>144</text:p>
          </table:table-cell>
          <table:table-cell table:formula="of:=SUM([.H78:.H88])" office:value-type="float" office:value="419.772" calcext:value-type="float">
            <text:p>420</text:p>
          </table:table-cell>
          <table:table-cell table:formula="of:=SUM([.I78:.I88])" office:value-type="float" office:value="460.327" calcext:value-type="float">
            <text:p>460</text:p>
          </table:table-cell>
          <table:table-cell table:formula="of:=SUM([.J78:.J88])" office:value-type="float" office:value="310.263" calcext:value-type="float">
            <text:p>310</text:p>
          </table:table-cell>
          <table:table-cell table:formula="of:=SUM([.K78:.K88])" office:value-type="float" office:value="539.251" calcext:value-type="float">
            <text:p>539</text:p>
          </table:table-cell>
          <table:table-cell table:formula="of:=SUM([.L78:.L88])" office:value-type="float" office:value="507.664" calcext:value-type="float">
            <text:p>508</text:p>
          </table:table-cell>
          <table:table-cell table:formula="of:=SUM([.M78:.M88])" office:value-type="float" office:value="777.315" calcext:value-type="float">
            <text:p>777</text:p>
          </table:table-cell>
          <table:table-cell table:number-columns-repeated="7"/>
          <table:table-cell table:formula="of:=SUM([.U78:.U88])" office:value-type="float" office:value="-297" calcext:value-type="float">
            <text:p>(297)</text:p>
          </table:table-cell>
          <table:table-cell table:formula="of:=SUM([.V78:.V88])" office:value-type="float" office:value="333.621" calcext:value-type="float">
            <text:p>334</text:p>
          </table:table-cell>
          <table:table-cell table:formula="of:=SUM([.W78:.W88])" office:value-type="float" office:value="223.074" calcext:value-type="float">
            <text:p>223</text:p>
          </table:table-cell>
          <table:table-cell table:formula="of:=SUM([.X78:.X88])" office:value-type="float" office:value="712.183" calcext:value-type="float">
            <text:p>712</text:p>
          </table:table-cell>
          <table:table-cell table:formula="of:=SUM([.Y78:.Y88])" office:value-type="float" office:value="1153.865" calcext:value-type="float">
            <text:p>1,154</text:p>
          </table:table-cell>
          <table:table-cell table:formula="of:=SUM([.Z78:.Z88])" office:value-type="float" office:value="2134.493" calcext:value-type="float">
            <text:p>2,134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table:number-columns-repeated="115"/>
          <table:table-cell table:style-name="ce48" table:number-columns-repeated="16269"/>
        </table:table-row>
        <table:table-row table:style-name="ro1">
          <table:table-cell office:value-type="string" calcext:value-type="string">
            <text:p>Cap Ex</text:p>
          </table:table-cell>
          <table:table-cell office:value-type="float" office:value="4.755" calcext:value-type="float">
            <text:p>5</text:p>
          </table:table-cell>
          <table:table-cell table:formula="of:=+8.689-[.B91]" office:value-type="float" office:value="3.934" calcext:value-type="float">
            <text:p>4</text:p>
          </table:table-cell>
          <table:table-cell table:formula="of:=+10.254-[.C91]-[.B91]" office:value-type="float" office:value="1.565" calcext:value-type="float">
            <text:p>2</text:p>
          </table:table-cell>
          <table:table-cell table:formula="of:=+15.114-[.D91]-[.C91]-[.B91]" office:value-type="float" office:value="4.86" calcext:value-type="float">
            <text:p>5</text:p>
          </table:table-cell>
          <table:table-cell office:value-type="float" office:value="2.664" calcext:value-type="float">
            <text:p>3</text:p>
          </table:table-cell>
          <table:table-cell table:formula="of:=+5.543-[.F91]" office:value-type="float" office:value="2.879" calcext:value-type="float">
            <text:p>3</text:p>
          </table:table-cell>
          <table:table-cell table:formula="of:=+9.528-[.G91]-[.F91]" office:value-type="float" office:value="3.985" calcext:value-type="float">
            <text:p>4</text:p>
          </table:table-cell>
          <table:table-cell table:formula="of:=+12.634-[.H91]-[.G91]-[.F91]" office:value-type="float" office:value="3.106" calcext:value-type="float">
            <text:p>3</text:p>
          </table:table-cell>
          <table:table-cell office:value-type="float" office:value="6.184" calcext:value-type="float">
            <text:p>6</text:p>
          </table:table-cell>
          <table:table-cell table:formula="of:=+13.818-[.J91]" office:value-type="float" office:value="7.634" calcext:value-type="float">
            <text:p>8</text:p>
          </table:table-cell>
          <table:table-cell table:formula="of:=+20.61-[.K91]-[.J91]" office:value-type="float" office:value="6.792" calcext:value-type="float">
            <text:p>7</text:p>
          </table:table-cell>
          <table:table-cell table:formula="of:=+33.882-[.L91]-[.K91]-[.J91]" office:value-type="float" office:value="13.272" calcext:value-type="float">
            <text:p>13</text:p>
          </table:table-cell>
          <table:table-cell table:number-columns-repeated="7"/>
          <table:table-cell office:value-type="float" office:value="12.236" calcext:value-type="float">
            <text:p>12</text:p>
          </table:table-cell>
          <table:table-cell office:value-type="float" office:value="12.627" calcext:value-type="float">
            <text:p>13</text:p>
          </table:table-cell>
          <table:table-cell office:value-type="float" office:value="40.027" calcext:value-type="float">
            <text:p>40</text:p>
          </table:table-cell>
          <table:table-cell office:value-type="float" office:value="15.114" calcext:value-type="float">
            <text:p>15</text:p>
          </table:table-cell>
          <table:table-cell office:value-type="float" office:value="12.634" calcext:value-type="float">
            <text:p>13</text:p>
          </table:table-cell>
          <table:table-cell office:value-type="float" office:value="33.882" calcext:value-type="float">
            <text:p>34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table:style-name="ce24" office:value-type="string" calcext:value-type="string">
            <text:p>FCF</text:p>
          </table:table-cell>
          <table:table-cell table:style-name="ce7" table:formula="of:=+[.B89]-[.B91]" office:value-type="float" office:value="182.621" calcext:value-type="float">
            <text:p>183</text:p>
          </table:table-cell>
          <table:table-cell table:style-name="ce7" table:formula="of:=+[.C89]-[.C91]" office:value-type="float" office:value="86.258" calcext:value-type="float">
            <text:p>86</text:p>
          </table:table-cell>
          <table:table-cell table:style-name="ce7" table:formula="of:=+[.D89]-[.D91]" office:value-type="float" office:value="131.878" calcext:value-type="float">
            <text:p>132</text:p>
          </table:table-cell>
          <table:table-cell table:style-name="ce7" table:formula="of:=+[.E89]-[.E91]" office:value-type="float" office:value="296.312" calcext:value-type="float">
            <text:p>296</text:p>
          </table:table-cell>
          <table:table-cell table:style-name="ce7" table:formula="of:=+[.F89]-[.F91]" office:value-type="float" office:value="126.915" calcext:value-type="float">
            <text:p>127</text:p>
          </table:table-cell>
          <table:table-cell table:style-name="ce7" table:formula="of:=+[.G89]-[.G91]" office:value-type="float" office:value="141.308" calcext:value-type="float">
            <text:p>141</text:p>
          </table:table-cell>
          <table:table-cell table:style-name="ce7" table:formula="of:=+[.H89]-[.H91]" office:value-type="float" office:value="415.787" calcext:value-type="float">
            <text:p>416</text:p>
          </table:table-cell>
          <table:table-cell table:style-name="ce7" table:formula="of:=+[.I89]-[.I91]" office:value-type="float" office:value="457.221" calcext:value-type="float">
            <text:p>457</text:p>
          </table:table-cell>
          <table:table-cell table:style-name="ce7" table:formula="of:=+[.J89]-[.J91]" office:value-type="float" office:value="304.079" calcext:value-type="float">
            <text:p>304</text:p>
          </table:table-cell>
          <table:table-cell table:style-name="ce7" table:formula="of:=+[.K89]-[.K91]" office:value-type="float" office:value="531.617" calcext:value-type="float">
            <text:p>532</text:p>
          </table:table-cell>
          <table:table-cell table:style-name="ce7" table:formula="of:=+[.L89]-[.L91]" office:value-type="float" office:value="500.872" calcext:value-type="float">
            <text:p>501</text:p>
          </table:table-cell>
          <table:table-cell table:style-name="ce7" table:formula="of:=+[.M89]-[.M91]" office:value-type="float" office:value="764.043" calcext:value-type="float">
            <text:p>764</text:p>
          </table:table-cell>
          <table:table-cell table:style-name="ce7" table:number-columns-repeated="7"/>
          <table:table-cell table:style-name="ce7" table:formula="of:=+[.U89]-[.U91]" office:value-type="float" office:value="-309.236" calcext:value-type="float">
            <text:p>(309)</text:p>
          </table:table-cell>
          <table:table-cell table:style-name="ce7" table:formula="of:=+[.V89]-[.V91]" office:value-type="float" office:value="320.994" calcext:value-type="float">
            <text:p>321</text:p>
          </table:table-cell>
          <table:table-cell table:style-name="ce7" table:formula="of:=+[.W89]-[.W91]" office:value-type="float" office:value="183.047" calcext:value-type="float">
            <text:p>183</text:p>
          </table:table-cell>
          <table:table-cell table:style-name="ce7" table:formula="of:=+[.X89]-[.X91]" office:value-type="float" office:value="697.069" calcext:value-type="float">
            <text:p>697</text:p>
          </table:table-cell>
          <table:table-cell table:style-name="ce7" table:formula="of:=+[.Y89]-[.Y91]" office:value-type="float" office:value="1141.231" calcext:value-type="float">
            <text:p>1,141</text:p>
          </table:table-cell>
          <table:table-cell table:style-name="ce7" table:formula="of:=+[.Z89]-[.Z91]" office:value-type="float" office:value="2100.611" calcext:value-type="float">
            <text:p>2,101</text:p>
          </table:table-cell>
          <table:table-cell table:style-name="ce7" table:number-columns-repeated="16358"/>
        </table:table-row>
        <table:table-row table:style-name="ro1">
          <table:table-cell table:style-name="ce22" office:value-type="string" calcext:value-type="string">
            <text:p>FCF Y/Y</text:p>
          </table:table-cell>
          <table:table-cell table:style-name="ce22" table:number-columns-repeated="4"/>
          <table:table-cell table:style-name="ce22" table:formula="of:=+[.F92]/[.B92]-1" office:value-type="float" office:value="-0.305036113042859" calcext:value-type="float">
            <text:p>(30.50%)</text:p>
          </table:table-cell>
          <table:table-cell table:style-name="ce22" table:formula="of:=+[.G92]/[.C92]-1" office:value-type="float" office:value="0.638201674047625" calcext:value-type="float">
            <text:p>63.82%</text:p>
          </table:table-cell>
          <table:table-cell table:style-name="ce22" table:formula="of:=+[.H92]/[.D92]-1" office:value-type="float" office:value="2.15281548097484" calcext:value-type="float">
            <text:p>215.28%</text:p>
          </table:table-cell>
          <table:table-cell table:style-name="ce22" table:formula="of:=+[.I92]/[.E92]-1" office:value-type="float" office:value="0.543039093928022" calcext:value-type="float">
            <text:p>54.30%</text:p>
          </table:table-cell>
          <table:table-cell table:style-name="ce22" table:formula="of:=+[.J92]/[.F92]-1" office:value-type="float" office:value="1.39592640743805" calcext:value-type="float">
            <text:p>139.59%</text:p>
          </table:table-cell>
          <table:table-cell table:style-name="ce22" table:formula="of:=+[.K92]/[.G92]-1" office:value-type="float" office:value="2.76211537917174" calcext:value-type="float">
            <text:p>276.21%</text:p>
          </table:table-cell>
          <table:table-cell table:style-name="ce22" table:formula="of:=+[.L92]/[.H92]-1" office:value-type="float" office:value="0.204636027581431" calcext:value-type="float">
            <text:p>20.46%</text:p>
          </table:table-cell>
          <table:table-cell table:style-name="ce22" table:formula="of:=+[.M92]/[.I92]-1" office:value-type="float" office:value="0.671058415952023" calcext:value-type="float">
            <text:p>67.11%</text:p>
          </table:table-cell>
          <table:table-cell table:style-name="ce22" table:number-columns-repeated="8"/>
          <table:table-cell table:style-name="ce22" table:formula="of:=[.V92]/[.U92]-1" office:value-type="float" office:value="-2.03802273991385" calcext:value-type="float">
            <text:p>(203.80%)</text:p>
          </table:table-cell>
          <table:table-cell table:style-name="ce22" table:formula="of:=[.W92]/[.V92]-1" office:value-type="float" office:value="-0.429749465722101" calcext:value-type="float">
            <text:p>(42.97%)</text:p>
          </table:table-cell>
          <table:table-cell table:style-name="ce22" table:formula="of:=[.X92]/[.W92]-1" office:value-type="float" office:value="2.80814217113637" calcext:value-type="float">
            <text:p>280.81%</text:p>
          </table:table-cell>
          <table:table-cell table:style-name="ce22" table:formula="of:=[.Y92]/[.X92]-1" office:value-type="float" office:value="0.637185128014587" calcext:value-type="float">
            <text:p>63.72%</text:p>
          </table:table-cell>
          <table:table-cell table:style-name="ce22" table:formula="of:=[.Z92]/[.Y92]-1" office:value-type="float" office:value="0.840653645055208" calcext:value-type="float">
            <text:p>84.07%</text:p>
          </table:table-cell>
          <table:table-cell table:style-name="ce22" table:number-columns-repeated="16358"/>
        </table:table-row>
        <table:table-row table:style-name="ro1">
          <table:table-cell table:style-name="ce25" office:value-type="string" calcext:value-type="string">
            <text:p>FCF / S</text:p>
          </table:table-cell>
          <table:table-cell table:style-name="ce25" table:formula="of:=+[.B92]/[.B34]" office:value-type="float" office:value="0.0823567187192072" calcext:value-type="float">
            <text:p>0.08</text:p>
          </table:table-cell>
          <table:table-cell table:style-name="ce25" table:formula="of:=+[.C92]/[.C34]" office:value-type="float" office:value="0.0378630953556716" calcext:value-type="float">
            <text:p>0.04</text:p>
          </table:table-cell>
          <table:table-cell table:style-name="ce25" table:formula="of:=+[.D92]/[.D34]" office:value-type="float" office:value="0.0567070863433093" calcext:value-type="float">
            <text:p>0.06</text:p>
          </table:table-cell>
          <table:table-cell table:style-name="ce25" table:formula="of:=+[.E92]/[.E34]" office:value-type="float" office:value="0.13547462662547" calcext:value-type="float">
            <text:p>0.14</text:p>
          </table:table-cell>
          <table:table-cell table:style-name="ce25" table:formula="of:=+[.F92]/[.F34]" office:value-type="float" office:value="0.0528788924827101" calcext:value-type="float">
            <text:p>0.05</text:p>
          </table:table-cell>
          <table:table-cell table:style-name="ce25" table:formula="of:=+[.G92]/[.G34]" office:value-type="float" office:value="0.0633216107603899" calcext:value-type="float">
            <text:p>0.06</text:p>
          </table:table-cell>
          <table:table-cell table:style-name="ce25" table:formula="of:=+[.H92]/[.H34]" office:value-type="float" office:value="0.169047348967653" calcext:value-type="float">
            <text:p>0.17</text:p>
          </table:table-cell>
          <table:table-cell table:style-name="ce25" table:formula="of:=+[.I92]/[.I34]" office:value-type="float" office:value="0.198370589743601" calcext:value-type="float">
            <text:p>0.20</text:p>
          </table:table-cell>
          <table:table-cell table:style-name="ce25" table:formula="of:=+[.J92]/[.J34]" office:value-type="float" office:value="0.119115032877393" calcext:value-type="float">
            <text:p>0.12</text:p>
          </table:table-cell>
          <table:table-cell table:style-name="ce25" table:formula="of:=+[.K92]/[.K34]" office:value-type="float" office:value="0.224766573256508" calcext:value-type="float">
            <text:p>0.22</text:p>
          </table:table-cell>
          <table:table-cell table:style-name="ce25" table:formula="of:=+[.L92]/[.L34]" office:value-type="float" office:value="0.194811705847051" calcext:value-type="float">
            <text:p>0.19</text:p>
          </table:table-cell>
          <table:table-cell table:style-name="ce25" table:formula="of:=+[.M92]/[.M34]" office:value-type="float" office:value="0.320097917637241" calcext:value-type="float">
            <text:p>0.32</text:p>
          </table:table-cell>
          <table:table-cell table:style-name="ce25" table:number-columns-repeated="7"/>
          <table:table-cell table:style-name="ce25" table:formula="of:=[.U92]/[.U34]" office:value-type="float" office:value="-0.315762817436411" calcext:value-type="float">
            <text:p>(0.32)</text:p>
          </table:table-cell>
          <table:table-cell table:style-name="ce25" table:formula="of:=[.V92]/[.V34]" office:value-type="float" office:value="0.166870016224643" calcext:value-type="float">
            <text:p>0.17</text:p>
          </table:table-cell>
          <table:table-cell table:style-name="ce25" table:formula="of:=[.W92]/[.W34]" office:value-type="float" office:value="0.0886944572445008" calcext:value-type="float">
            <text:p>0.09</text:p>
          </table:table-cell>
          <table:table-cell table:style-name="ce25" table:formula="of:=[.X92]/[.X34]" office:value-type="float" office:value="0.303346886128236" calcext:value-type="float">
            <text:p>0.30</text:p>
          </table:table-cell>
          <table:table-cell table:style-name="ce25" table:formula="of:=[.Y92]/[.Y34]" office:value-type="float" office:value="0.4858281101951" calcext:value-type="float">
            <text:p>0.49</text:p>
          </table:table-cell>
          <table:table-cell table:style-name="ce25" table:formula="of:=[.Z92]/[.Z34]" office:value-type="float" office:value="0.850796402380524" calcext:value-type="float">
            <text:p>0.85</text:p>
          </table:table-cell>
          <table:table-cell table:style-name="ce25" table:number-columns-repeated="16358"/>
        </table:table-row>
        <table:table-row table:style-name="ro1">
          <table:table-cell table:number-columns-repeated="115"/>
          <table:table-cell table:style-name="ce48" table:number-columns-repeated="16269"/>
        </table:table-row>
        <table:table-row table:style-name="ro1">
          <table:table-cell table:style-name="ce24" office:value-type="string" calcext:value-type="string">
            <text:p>RPO</text:p>
          </table:table-cell>
          <table:table-cell table:style-name="ce7" office:value-type="float" office:value="936" calcext:value-type="float">
            <text:p>936</text:p>
          </table:table-cell>
          <table:table-cell table:style-name="ce7" office:value-type="float" office:value="968" calcext:value-type="float">
            <text:p>968</text:p>
          </table:table-cell>
          <table:table-cell table:style-name="ce7" office:value-type="float" office:value="988" calcext:value-type="float">
            <text:p>988</text:p>
          </table:table-cell>
          <table:table-cell table:style-name="ce7" office:value-type="float" office:value="1243" calcext:value-type="float">
            <text:p>1,243</text:p>
          </table:table-cell>
          <table:table-cell table:style-name="ce7" office:value-type="float" office:value="1300" calcext:value-type="float">
            <text:p>1,300</text:p>
          </table:table-cell>
          <table:table-cell table:style-name="ce7" office:value-type="float" office:value="1370" calcext:value-type="float">
            <text:p>1,370</text:p>
          </table:table-cell>
          <table:table-cell table:style-name="ce7" office:value-type="float" office:value="1570" calcext:value-type="float">
            <text:p>1,570</text:p>
          </table:table-cell>
          <table:table-cell table:style-name="ce7" office:value-type="float" office:value="1730" calcext:value-type="float">
            <text:p>1,730</text:p>
          </table:table-cell>
          <table:table-cell table:style-name="ce7" office:value-type="float" office:value="1900" calcext:value-type="float">
            <text:p>1,900</text:p>
          </table:table-cell>
          <table:table-cell table:style-name="ce7" office:value-type="float" office:value="2420" calcext:value-type="float">
            <text:p>2,420</text:p>
          </table:table-cell>
          <table:table-cell table:style-name="ce7" office:value-type="float" office:value="2600" calcext:value-type="float">
            <text:p>2,600</text:p>
          </table:table-cell>
          <table:table-cell table:style-name="ce7" office:value-type="float" office:value="4210" calcext:value-type="float">
            <text:p>4,210</text:p>
          </table:table-cell>
          <table:table-cell table:style-name="ce7" table:number-columns-repeated="7"/>
          <table:table-cell table:style-name="ce7" office:value-type="float" office:value="2834" calcext:value-type="float">
            <text:p>2,834</text:p>
          </table:table-cell>
          <table:table-cell table:style-name="ce7" office:value-type="float" office:value="3469" calcext:value-type="float">
            <text:p>3,469</text:p>
          </table:table-cell>
          <table:table-cell table:style-name="ce7" table:formula="of:=+1243+988+968+936" office:value-type="float" office:value="4135" calcext:value-type="float">
            <text:p>4,135</text:p>
          </table:table-cell>
          <table:table-cell table:style-name="ce7" table:formula="of:=SUM([.B96:.E96])" office:value-type="float" office:value="4135" calcext:value-type="float">
            <text:p>4,135</text:p>
          </table:table-cell>
          <table:table-cell table:style-name="ce7" table:formula="of:=SUM([.F96:.I96])" office:value-type="float" office:value="5970" calcext:value-type="float">
            <text:p>5,970</text:p>
          </table:table-cell>
          <table:table-cell table:style-name="ce7" table:formula="of:=SUM([.J96:.M96])" office:value-type="float" office:value="11130" calcext:value-type="float">
            <text:p>11,130</text:p>
          </table:table-cell>
          <table:table-cell table:style-name="ce7" table:number-columns-repeated="16358"/>
        </table:table-row>
        <table:table-row table:style-name="ro1">
          <table:table-cell office:value-type="string" calcext:value-type="string">
            <text:p>Billings</text:p>
          </table:table-cell>
          <table:table-cell office:value-type="float" office:value="614" calcext:value-type="float">
            <text:p>614</text:p>
          </table:table-cell>
          <table:table-cell office:value-type="float" office:value="603" calcext:value-type="float">
            <text:p>603</text:p>
          </table:table-cell>
          <table:table-cell office:value-type="float" office:value="550" calcext:value-type="float">
            <text:p>550</text:p>
          </table:table-cell>
          <table:table-cell office:value-type="float" office:value="605" calcext:value-type="float">
            <text:p>605</text:p>
          </table:table-cell>
          <table:table-cell office:value-type="float" office:value="625" calcext:value-type="float">
            <text:p>625</text:p>
          </table:table-cell>
          <table:table-cell office:value-type="float" office:value="718" calcext:value-type="float">
            <text:p>718</text:p>
          </table:table-cell>
          <table:table-cell office:value-type="float" office:value="823" calcext:value-type="float">
            <text:p>823</text:p>
          </table:table-cell>
          <table:table-cell office:value-type="float" office:value="779" calcext:value-type="float">
            <text:p>779</text:p>
          </table:table-cell>
          <table:table-cell office:value-type="float" office:value="905" calcext:value-type="float">
            <text:p>905</text:p>
          </table:table-cell>
          <table:table-cell office:value-type="float" office:value="1102" calcext:value-type="float">
            <text:p>1,102</text:p>
          </table:table-cell>
          <table:table-cell office:value-type="float" office:value="1226" calcext:value-type="float">
            <text:p>1,226</text:p>
          </table:table-cell>
          <table:table-cell office:value-type="float" office:value="1489" calcext:value-type="float">
            <text:p>1,489</text:p>
          </table:table-cell>
          <table:table-cell table:number-columns-repeated="7"/>
          <table:table-cell office:value-type="float" office:value="1176" calcext:value-type="float">
            <text:p>1,176</text:p>
          </table:table-cell>
          <table:table-cell office:value-type="float" office:value="1553" calcext:value-type="float">
            <text:p>1,553</text:p>
          </table:table-cell>
          <table:table-cell table:formula="of:=+605+550+603+614" office:value-type="float" office:value="2372" calcext:value-type="float">
            <text:p>2,372</text:p>
          </table:table-cell>
          <table:table-cell table:formula="of:=SUM([.B97:.E97])" office:value-type="float" office:value="2372" calcext:value-type="float">
            <text:p>2,372</text:p>
          </table:table-cell>
          <table:table-cell table:formula="of:=SUM([.F97:.I97])" office:value-type="float" office:value="2945" calcext:value-type="float">
            <text:p>2,945</text:p>
          </table:table-cell>
          <table:table-cell table:formula="of:=SUM([.J97:.M97])" office:value-type="float" office:value="4722" calcext:value-type="float">
            <text:p>4,722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office:value-type="string" calcext:value-type="string">
            <text:p>Strategic Contracts</text:p>
          </table:table-cell>
          <table:table-cell office:value-type="float" office:value="0" calcext:value-type="float">
            <text:p>-</text:p>
          </table:table-cell>
          <table:table-cell office:value-type="float" office:value="19.356" calcext:value-type="float">
            <text:p>19</text:p>
          </table:table-cell>
          <table:table-cell office:value-type="float" office:value="14.65" calcext:value-type="float">
            <text:p>15</text:p>
          </table:table-cell>
          <table:table-cell office:value-type="float" office:value="19.859" calcext:value-type="float">
            <text:p>20</text:p>
          </table:table-cell>
          <table:table-cell office:value-type="float" office:value="23.898" calcext:value-type="float">
            <text:p>24</text:p>
          </table:table-cell>
          <table:table-cell office:value-type="float" office:value="9.179" calcext:value-type="float">
            <text:p>9</text:p>
          </table:table-cell>
          <table:table-cell office:value-type="float" office:value="9.628" calcext:value-type="float">
            <text:p>10</text:p>
          </table:table-cell>
          <table:table-cell office:value-type="float" office:value="9.584" calcext:value-type="float">
            <text:p>10</text:p>
          </table:table-cell>
          <table:table-cell office:value-type="float" office:value="5.147" calcext:value-type="float">
            <text:p>5</text:p>
          </table:table-cell>
          <table:table-cell office:value-type="float" office:value="5.091" calcext:value-type="float">
            <text:p>5</text:p>
          </table:table-cell>
          <table:table-cell office:value-type="float" office:value="2.928" calcext:value-type="float">
            <text:p>3</text:p>
          </table:table-cell>
          <table:table-cell office:value-type="float" office:value="2.093" calcext:value-type="float">
            <text:p>2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87.303" calcext:value-type="float">
            <text:p>87</text:p>
          </table:table-cell>
          <table:table-cell office:value-type="float" office:value="52.289" calcext:value-type="float">
            <text:p>52</text:p>
          </table:table-cell>
          <table:table-cell office:value-type="float" office:value="15.259" calcext:value-type="float">
            <text:p>15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table:number-columns-repeated="115"/>
          <table:table-cell table:style-name="ce48" table:number-columns-repeated="16269"/>
        </table:table-row>
        <table:table-row table:style-name="ro1">
          <table:table-cell office:value-type="string" calcext:value-type="string">
            <text:p>Employee</text:p>
          </table:table-cell>
          <table:table-cell table:number-columns-repeated="24"/>
          <table:table-cell office:value-type="float" office:value="4429" calcext:value-type="float">
            <text:p>4,429</text:p>
          </table:table-cell>
          <table:table-cell table:number-columns-repeated="89"/>
          <table:table-cell table:style-name="ce48" table:number-columns-repeated="16269"/>
        </table:table-row>
        <table:table-row table:style-name="ro1">
          <table:table-cell table:style-name="ce25" office:value-type="string" calcext:value-type="string">
            <text:p>FCF / Employee</text:p>
          </table:table-cell>
          <table:table-cell table:style-name="ce25" table:number-columns-repeated="24"/>
          <table:table-cell table:style-name="ce25" table:formula="of:=+[.Z92]/[.Z100]" office:value-type="float" office:value="0.474285617520885" calcext:value-type="float">
            <text:p>0.47</text:p>
          </table:table-cell>
          <table:table-cell table:style-name="ce25" table:number-columns-repeated="16358"/>
        </table:table-row>
        <table:table-row table:style-name="ro1">
          <table:table-cell table:style-name="ce25" office:value-type="string" calcext:value-type="string">
            <text:p>Rev / Employee</text:p>
          </table:table-cell>
          <table:table-cell table:style-name="ce25" table:number-columns-repeated="24"/>
          <table:table-cell table:style-name="ce25" table:formula="of:=[.Z18]/[.Z100]" office:value-type="float" office:value="1.01048634003161" calcext:value-type="float">
            <text:p>1.01</text:p>
          </table:table-cell>
          <table:table-cell table:style-name="ce25" table:number-columns-repeated="16358"/>
        </table:table-row>
        <table:table-row table:style-name="ro1" table:number-rows-repeated="1048473">
          <table:table-cell table:number-columns-repeated="115"/>
          <table:table-cell table:style-name="ce48" table:number-columns-repeated="16269"/>
        </table:table-row>
        <table:table-row table:style-name="ro1">
          <table:table-cell table:number-columns-repeated="115"/>
          <table:table-cell table:style-name="ce48" table:number-columns-repeated="162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0">
      <number:text>-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date-style style:name="N133">
      <number:month number:style="long"/>
      <number:text>/</number:text>
      <number:day number:style="long"/>
    </number:date-style>
    <number:date-style style:name="N134">
      <number:day number:style="long"/>
      <number:text>/</number:text>
      <number:year/>
    </number:date-style>
    <number:date-style style:name="N135">
      <number:day number:style="long"/>
      <number:text>/</number:text>
      <number:month number:style="long"/>
    </number:date-style>
    <number:percentage-style style:name="N137P0" style:volatile="true">
      <number:number number:decimal-places="2" number:min-decimal-places="2" number:min-integer-digits="1"/>
      <number:text>%</number:text>
    </number:percentage-style>
    <number:percentage-style style:name="N137P1" style:volatile="true">
      <number:text>(</number:text>
      <number:number number:decimal-places="2" number:min-decimal-places="2" number:min-integer-digits="1"/>
      <number:text>%)</number:text>
    </number:percentage-style>
    <number:number-style style:name="N137">
      <number:text>-</number:text>
      <style:map style:condition="value()&gt;0" style:apply-style-name="N137P0"/>
      <style:map style:condition="value()&lt;0" style:apply-style-name="N137P1"/>
    </number:number-style>
    <number:number-style style:name="N138">
      <number:number number:decimal-places="0" number:min-decimal-places="0" number:min-integer-digits="1" number:grouping="true"/>
      <number:text>x</number:text>
    </number:number-style>
    <number:number-style style:name="N139">
      <number:number number:decimal-places="2" number:min-decimal-places="2" number:min-integer-digits="1"/>
      <number:text>x</number:text>
    </number:number-style>
    <number:number-style style:name="N140">
      <number:number number:decimal-places="0" number:min-decimal-places="0" number:min-integer-digits="1"/>
      <number:text>x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7:41:23.08164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22:56:30.299789000</meta:creation-date>
    <meta:generator>LibreOffice/25.8.4.2$MacOSX_AARCH64 LibreOffice_project/290daaa01b999472f0c7a3890eb6a550fd74c6df</meta:generator>
    <dc:date>2026-03-05T17:41:58.971408000</dc:date>
    <meta:editing-duration>P3DT4H5M47S</meta:editing-duration>
    <meta:editing-cycles>50</meta:editing-cycles>
    <meta:document-statistic meta:table-count="2" meta:cell-count="1981" meta:object-count="2"/>
  </office:meta>
</office:document-meta>
</file>